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2.19cm" fo:min-width="1.94cm" fo:padding-top="0.175cm" fo:padding-bottom="0.175cm" fo:padding-left="0.3cm" fo:padding-right="0.3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2.5cm" svg:y1="3cm" svg:x2="2.5cm" svg:y2="9cm">
          <text:p/>
        </draw:line>
        <draw:line draw:style-name="gr1" draw:text-style-name="P1" draw:layer="layout" svg:x1="3.5cm" svg:y1="3cm" svg:x2="3.5cm" svg:y2="9cm">
          <text:p/>
        </draw:line>
        <draw:line draw:style-name="gr1" draw:text-style-name="P1" draw:layer="layout" svg:x1="5.5cm" svg:y1="3cm" svg:x2="5.5cm" svg:y2="9cm">
          <text:p/>
        </draw:line>
        <draw:line draw:style-name="gr1" draw:text-style-name="P1" draw:layer="layout" svg:x1="6.5cm" svg:y1="3cm" svg:x2="6.5cm" svg:y2="9cm">
          <text:p/>
        </draw:line>
        <draw:line draw:style-name="gr1" draw:text-style-name="P1" draw:layer="layout" svg:x1="3.5cm" svg:y1="6.5cm" svg:x2="5.5cm" svg:y2="6.5cm">
          <text:p/>
        </draw:line>
        <draw:line draw:style-name="gr1" draw:text-style-name="P1" draw:layer="layout" svg:x1="3.5cm" svg:y1="5.5cm" svg:x2="5.5cm" svg:y2="5.5cm">
          <text:p/>
        </draw:line>
        <draw:line draw:style-name="gr1" draw:text-style-name="P1" draw:layer="layout" svg:x1="2.5cm" svg:y1="3cm" svg:x2="3.5cm" svg:y2="3cm">
          <text:p/>
        </draw:line>
        <draw:line draw:style-name="gr1" draw:text-style-name="P1" draw:layer="layout" svg:x1="2.5cm" svg:y1="9cm" svg:x2="3.5cm" svg:y2="9cm">
          <text:p/>
        </draw:line>
        <draw:line draw:style-name="gr1" draw:text-style-name="P1" draw:layer="layout" svg:x1="5.5cm" svg:y1="9cm" svg:x2="6.5cm" svg:y2="9cm">
          <text:p/>
        </draw:line>
        <draw:path draw:style-name="gr2" draw:text-style-name="P1" draw:layer="layout" svg:width="2.999cm" svg:height="5.999cm" svg:x="38cm" svg:y="3cm" svg:viewBox="0 0 3000 6000" svg:d="M0 6000c1657 0 3000-1343 3000-3000s-1343-3000-3000-3000">
          <text:p/>
        </draw:path>
        <draw:path draw:style-name="gr2" draw:text-style-name="P1" draw:layer="layout" svg:width="1.999cm" svg:height="3.999cm" svg:x="38cm" svg:y="4cm" svg:viewBox="0 0 2000 4000" svg:d="M0 4000c1105 0 2000-895 2000-2000s-895-2000-2000-2000">
          <text:p/>
        </draw:path>
        <draw:line draw:style-name="gr1" draw:text-style-name="P1" draw:layer="layout" svg:x1="37cm" svg:y1="3cm" svg:x2="37cm" svg:y2="9cm">
          <text:p/>
        </draw:line>
        <draw:line draw:style-name="gr1" draw:text-style-name="P1" draw:layer="layout" svg:x1="38cm" svg:y1="4cm" svg:x2="38cm" svg:y2="8cm">
          <text:p/>
        </draw:line>
        <draw:path draw:style-name="gr2" draw:text-style-name="P1" draw:layer="layout" svg:width="2.999cm" svg:height="5.999cm" svg:x="8.5cm" svg:y="3cm" svg:viewBox="0 0 3000 6000" svg:d="M3000 6000c-1657 0-3000-1343-3000-3000s1343-3000 3000-3000">
          <text:p/>
        </draw:path>
        <draw:path draw:style-name="gr2" draw:text-style-name="P1" draw:layer="layout" svg:width="1.999cm" svg:height="3.999cm" svg:x="9.5cm" svg:y="4cm" svg:viewBox="0 0 2000 4000" svg:d="M2000 4000c-1105 0-2000-895-2000-2000s895-2000 2000-2000">
          <text:p/>
        </draw:path>
        <draw:line draw:style-name="gr1" draw:text-style-name="P1" draw:layer="layout" svg:x1="18.5cm" svg:y1="3cm" svg:x2="18.5cm" svg:y2="9cm">
          <text:p/>
        </draw:line>
        <draw:line draw:style-name="gr1" draw:text-style-name="P1" draw:layer="layout" svg:x1="19.5cm" svg:y1="3cm" svg:x2="19.5cm" svg:y2="9cm">
          <text:p/>
        </draw:line>
        <draw:line draw:style-name="gr1" draw:text-style-name="P1" draw:layer="layout" svg:x1="19.5cm" svg:y1="9cm" svg:x2="20.5cm" svg:y2="9cm">
          <text:p/>
        </draw:line>
        <draw:line draw:style-name="gr1" draw:text-style-name="P1" draw:layer="layout" svg:x1="23cm" svg:y1="3cm" svg:x2="23cm" svg:y2="9cm">
          <text:p/>
        </draw:line>
        <draw:line draw:style-name="gr1" draw:text-style-name="P1" draw:layer="layout" svg:x1="24cm" svg:y1="3cm" svg:x2="24cm" svg:y2="9cm">
          <text:p/>
        </draw:line>
        <draw:line draw:style-name="gr1" draw:text-style-name="P1" draw:layer="layout" svg:x1="24cm" svg:y1="4cm" svg:x2="26cm" svg:y2="4cm">
          <text:p/>
        </draw:line>
        <draw:line draw:style-name="gr1" draw:text-style-name="P1" draw:layer="layout" svg:x1="24cm" svg:y1="3cm" svg:x2="26cm" svg:y2="3cm">
          <text:p/>
        </draw:line>
        <draw:line draw:style-name="gr1" draw:text-style-name="P1" draw:layer="layout" svg:x1="24cm" svg:y1="5.5cm" svg:x2="26cm" svg:y2="5.5cm">
          <text:p/>
        </draw:line>
        <draw:line draw:style-name="gr1" draw:text-style-name="P1" draw:layer="layout" svg:x1="23cm" svg:y1="3cm" svg:x2="24cm" svg:y2="3cm">
          <text:p/>
        </draw:line>
        <draw:line draw:style-name="gr1" draw:text-style-name="P1" draw:layer="layout" svg:x1="24cm" svg:y1="6.5cm" svg:x2="26cm" svg:y2="6.5cm">
          <text:p/>
        </draw:line>
        <draw:line draw:style-name="gr1" draw:text-style-name="P1" draw:layer="layout" svg:x1="26cm" svg:y1="5.5cm" svg:x2="26cm" svg:y2="6.5cm">
          <text:p/>
        </draw:line>
        <draw:path draw:style-name="gr2" draw:text-style-name="P1" draw:layer="layout" svg:width="0.999cm" svg:height="1.999cm" svg:x="19.5cm" svg:y="4cm" svg:viewBox="0 0 1000 2000" svg:d="M0 2000c552 0 1000-448 1000-1000s-448-1000-1000-1000">
          <text:p/>
        </draw:path>
        <draw:path draw:style-name="gr2" draw:text-style-name="P1" draw:layer="layout" svg:width="1.999cm" svg:height="3.999cm" svg:x="19.5cm" svg:y="3cm" svg:viewBox="0 0 2000 4000" svg:d="M0 4000c1105 0 2000-895 2000-2000s-895-2000-2000-2000">
          <text:p/>
        </draw:path>
        <draw:line draw:style-name="gr1" draw:text-style-name="P1" draw:layer="layout" svg:x1="19.5cm" svg:y1="8cm" svg:x2="20.5cm" svg:y2="8cm">
          <text:p/>
        </draw:line>
        <draw:path draw:style-name="gr2" draw:text-style-name="P1" draw:layer="layout" svg:width="0.999cm" svg:height="1.999cm" svg:x="20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20.5cm" svg:y="5cm" svg:viewBox="0 0 2000 4000" svg:d="M0 4000c1105 0 2000-895 2000-2000s-895-2000-2000-2000">
          <text:p/>
        </draw:path>
        <draw:line draw:style-name="gr1" draw:text-style-name="P1" draw:layer="layout" svg:x1="23cm" svg:y1="9cm" svg:x2="24cm" svg:y2="9cm">
          <text:p/>
        </draw:line>
        <draw:line draw:style-name="gr1" draw:text-style-name="P1" draw:layer="layout" svg:x1="32.5cm" svg:y1="3cm" svg:x2="32.5cm" svg:y2="9cm">
          <text:p/>
        </draw:line>
        <draw:line draw:style-name="gr1" draw:text-style-name="P1" draw:layer="layout" svg:x1="33.5cm" svg:y1="4cm" svg:x2="33.5cm" svg:y2="5.5cm">
          <text:p/>
        </draw:line>
        <draw:line draw:style-name="gr1" draw:text-style-name="P1" draw:layer="layout" svg:x1="33.5cm" svg:y1="4cm" svg:x2="35.5cm" svg:y2="4cm">
          <text:p/>
        </draw:line>
        <draw:line draw:style-name="gr1" draw:text-style-name="P1" draw:layer="layout" svg:x1="33.5cm" svg:y1="3cm" svg:x2="35.5cm" svg:y2="3cm">
          <text:p/>
        </draw:line>
        <draw:line draw:style-name="gr1" draw:text-style-name="P1" draw:layer="layout" svg:x1="33.5cm" svg:y1="5.5cm" svg:x2="35cm" svg:y2="5.5cm">
          <text:p/>
        </draw:line>
        <draw:line draw:style-name="gr1" draw:text-style-name="P1" draw:layer="layout" svg:x1="32.5cm" svg:y1="3cm" svg:x2="33.5cm" svg:y2="3cm">
          <text:p/>
        </draw:line>
        <draw:line draw:style-name="gr1" draw:text-style-name="P1" draw:layer="layout" svg:x1="33.5cm" svg:y1="6.5cm" svg:x2="35cm" svg:y2="6.5cm">
          <text:p/>
        </draw:line>
        <draw:line draw:style-name="gr1" draw:text-style-name="P1" draw:layer="layout" svg:x1="35cm" svg:y1="5.5cm" svg:x2="35cm" svg:y2="6.5cm">
          <text:p/>
        </draw:line>
        <draw:line draw:style-name="gr1" draw:text-style-name="P1" draw:layer="layout" svg:x1="32.5cm" svg:y1="9cm" svg:x2="33.5cm" svg:y2="9cm">
          <text:p/>
        </draw:line>
        <draw:line draw:style-name="gr1" draw:text-style-name="P1" draw:layer="layout" svg:x1="33.5cm" svg:y1="8cm" svg:x2="35.5cm" svg:y2="8cm">
          <text:p/>
        </draw:line>
        <draw:line draw:style-name="gr1" draw:text-style-name="P1" draw:layer="layout" svg:x1="33.5cm" svg:y1="9cm" svg:x2="35.5cm" svg:y2="9cm">
          <text:p/>
        </draw:line>
        <draw:line draw:style-name="gr1" draw:text-style-name="P1" draw:layer="layout" svg:x1="35.5cm" svg:y1="8cm" svg:x2="35.5cm" svg:y2="9cm">
          <text:p/>
        </draw:line>
        <draw:line draw:style-name="gr1" draw:text-style-name="P1" draw:layer="layout" svg:x1="12.5cm" svg:y1="3cm" svg:x2="11.5cm" svg:y2="3cm">
          <text:p/>
        </draw:line>
        <draw:line draw:style-name="gr1" draw:text-style-name="P1" draw:layer="layout" svg:x1="12.5cm" svg:y1="4cm" svg:x2="11.5cm" svg:y2="4cm">
          <text:p/>
        </draw:line>
        <draw:line draw:style-name="gr1" draw:text-style-name="P1" draw:layer="layout" svg:x1="12.5cm" svg:y1="3cm" svg:x2="12.5cm" svg:y2="4cm">
          <text:p/>
        </draw:line>
        <draw:line draw:style-name="gr1" draw:text-style-name="P1" draw:layer="layout" svg:x1="12.5cm" svg:y1="8cm" svg:x2="11.5cm" svg:y2="8cm">
          <text:p/>
        </draw:line>
        <draw:line draw:style-name="gr1" draw:text-style-name="P1" draw:layer="layout" svg:x1="12.5cm" svg:y1="9cm" svg:x2="11.5cm" svg:y2="9cm">
          <text:p/>
        </draw:line>
        <draw:line draw:style-name="gr1" draw:text-style-name="P1" draw:layer="layout" svg:x1="12.5cm" svg:y1="8cm" svg:x2="12.5cm" svg:y2="9cm">
          <text:p/>
        </draw:line>
        <draw:line draw:style-name="gr1" draw:text-style-name="P1" draw:layer="layout" svg:x1="37cm" svg:y1="9cm" svg:x2="38cm" svg:y2="9cm">
          <text:p/>
        </draw:line>
        <draw:line draw:style-name="gr1" draw:text-style-name="P1" draw:layer="layout" svg:x1="5cm" svg:y1="10cm" svg:x2="5cm" svg:y2="15cm">
          <text:p/>
        </draw:line>
        <draw:line draw:style-name="gr1" draw:text-style-name="P1" draw:layer="layout" svg:x1="6cm" svg:y1="10cm" svg:x2="6cm" svg:y2="15cm">
          <text:p/>
        </draw:line>
        <draw:line draw:style-name="gr1" draw:text-style-name="P1" draw:layer="layout" svg:x1="6.5cm" svg:y1="10cm" svg:x2="6.5cm" svg:y2="16cm">
          <text:p/>
        </draw:line>
        <draw:line draw:style-name="gr1" draw:text-style-name="P1" draw:layer="layout" svg:x1="7.5cm" svg:y1="10cm" svg:x2="7.5cm" svg:y2="16cm">
          <text:p/>
        </draw:line>
        <draw:line draw:style-name="gr1" draw:text-style-name="P1" draw:layer="layout" svg:x1="7.5cm" svg:y1="16cm" svg:x2="6.5cm" svg:y2="16cm">
          <text:p/>
        </draw:line>
        <draw:line draw:style-name="gr1" draw:text-style-name="P1" draw:layer="layout" svg:x1="11cm" svg:y1="10cm" svg:x2="11cm" svg:y2="16cm">
          <text:p/>
        </draw:line>
        <draw:line draw:style-name="gr1" draw:text-style-name="P1" draw:layer="layout" svg:x1="12cm" svg:y1="10cm" svg:x2="12cm" svg:y2="16cm">
          <text:p/>
        </draw:line>
        <draw:line draw:style-name="gr1" draw:text-style-name="P1" draw:layer="layout" svg:x1="18.5cm" svg:y1="3cm" svg:x2="19.5cm" svg:y2="3cm">
          <text:p/>
        </draw:line>
        <draw:line draw:style-name="gr1" draw:text-style-name="P1" draw:layer="layout" svg:x1="17cm" svg:y1="10cm" svg:x2="17cm" svg:y2="16cm">
          <text:p/>
        </draw:line>
        <draw:line draw:style-name="gr1" draw:text-style-name="P1" draw:layer="layout" svg:x1="18cm" svg:y1="10cm" svg:x2="18cm" svg:y2="16cm">
          <text:p/>
        </draw:line>
        <draw:line draw:style-name="gr1" draw:text-style-name="P1" draw:layer="layout" svg:x1="12cm" svg:y1="16cm" svg:x2="11cm" svg:y2="16cm">
          <text:p/>
        </draw:line>
        <draw:path draw:style-name="gr2" draw:text-style-name="P1" draw:layer="layout" svg:width="0.999cm" svg:height="1.999cm" svg:x="19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9cm" svg:y="10cm" svg:viewBox="0 0 2000 4000" svg:d="M0 4000c1105 0 2000-895 2000-2000s-895-2000-2000-2000">
          <text:p/>
        </draw:path>
        <draw:line draw:style-name="gr1" draw:text-style-name="P1" draw:layer="layout" svg:x1="17cm" svg:y1="10cm" svg:x2="18cm" svg:y2="10cm">
          <text:p/>
        </draw:line>
        <draw:line draw:style-name="gr1" draw:text-style-name="P1" draw:layer="layout" svg:x1="18cm" svg:y1="10cm" svg:x2="19cm" svg:y2="10cm">
          <text:p/>
        </draw:line>
        <draw:line draw:style-name="gr1" draw:text-style-name="P1" draw:layer="layout" svg:x1="18cm" svg:y1="11cm" svg:x2="19cm" svg:y2="11cm">
          <text:p/>
        </draw:line>
        <draw:line draw:style-name="gr1" draw:text-style-name="P1" draw:layer="layout" svg:x1="18cm" svg:y1="13cm" svg:x2="19cm" svg:y2="13cm">
          <text:p/>
        </draw:line>
        <draw:line draw:style-name="gr1" draw:text-style-name="P1" draw:layer="layout" svg:x1="18cm" svg:y1="14cm" svg:x2="19cm" svg:y2="14cm">
          <text:p/>
        </draw:line>
        <draw:line draw:style-name="gr1" draw:text-style-name="P1" draw:layer="layout" svg:x1="17cm" svg:y1="16cm" svg:x2="18cm" svg:y2="16cm">
          <text:p/>
        </draw:line>
        <draw:circle draw:style-name="gr3" draw:text-style-name="P1" draw:layer="layout" svg:width="6cm" svg:height="6cm" svg:x="21.5cm" svg:y="10cm">
          <text:p/>
        </draw:circle>
        <draw:circle draw:style-name="gr2" draw:text-style-name="P1" draw:layer="layout" svg:width="4.5cm" svg:height="4.5cm" svg:x="2cm" svg:y="26.5cm">
          <text:p/>
        </draw:circle>
        <draw:circle draw:style-name="gr3" draw:text-style-name="P1" draw:layer="layout" svg:width="6cm" svg:height="6cm" svg:x="28.5cm" svg:y="10cm">
          <text:p/>
        </draw:circle>
        <draw:circle draw:style-name="gr2" draw:text-style-name="P1" draw:layer="layout" svg:width="4cm" svg:height="4cm" svg:x="29.5cm" svg:y="11cm">
          <text:p/>
        </draw:circle>
        <draw:line draw:style-name="gr1" draw:text-style-name="P1" draw:layer="layout" svg:x1="33cm" svg:y1="16cm" svg:x2="34cm" svg:y2="16cm">
          <text:p/>
        </draw:line>
        <draw:line draw:style-name="gr1" draw:text-style-name="P1" draw:layer="layout" svg:x1="7.5cm" svg:y1="19cm" svg:x2="7.5cm" svg:y2="24cm">
          <text:p/>
        </draw:line>
        <draw:line draw:style-name="gr1" draw:text-style-name="P1" draw:layer="layout" svg:x1="8.5cm" svg:y1="19cm" svg:x2="8.5cm" svg:y2="24cm">
          <text:p/>
        </draw:line>
        <draw:line draw:style-name="gr1" draw:text-style-name="P1" draw:layer="layout" svg:x1="7.5cm" svg:y1="24cm" svg:x2="8.5cm" svg:y2="24cm">
          <text:p/>
        </draw:line>
        <draw:line draw:style-name="gr1" draw:text-style-name="P1" draw:layer="layout" svg:x1="6cm" svg:y1="18cm" svg:x2="10cm" svg:y2="18cm">
          <text:p/>
        </draw:line>
        <draw:line draw:style-name="gr1" draw:text-style-name="P1" draw:layer="layout" svg:x1="6cm" svg:y1="19cm" svg:x2="7.5cm" svg:y2="19cm">
          <text:p/>
        </draw:line>
        <draw:line draw:style-name="gr1" draw:text-style-name="P1" draw:layer="layout" svg:x1="10cm" svg:y1="19cm" svg:x2="10cm" svg:y2="18cm">
          <text:p/>
        </draw:line>
        <draw:line draw:style-name="gr1" draw:text-style-name="P1" draw:layer="layout" svg:x1="10.5cm" svg:y1="18cm" svg:x2="10.5cm" svg:y2="24cm">
          <text:p/>
        </draw:line>
        <draw:line draw:style-name="gr1" draw:text-style-name="P1" draw:layer="layout" svg:x1="11.5cm" svg:y1="18cm" svg:x2="11.5cm" svg:y2="23cm">
          <text:p/>
        </draw:line>
        <draw:line draw:style-name="gr1" draw:text-style-name="P1" draw:layer="layout" svg:x1="10.5cm" svg:y1="24cm" svg:x2="11.5cm" svg:y2="24cm">
          <text:p/>
        </draw:line>
        <draw:line draw:style-name="gr1" draw:text-style-name="P1" draw:layer="layout" svg:x1="14cm" svg:y1="23cm" svg:x2="11.5cm" svg:y2="23cm">
          <text:p/>
        </draw:line>
        <draw:line draw:style-name="gr1" draw:text-style-name="P1" draw:layer="layout" svg:x1="14cm" svg:y1="24cm" svg:x2="11.5cm" svg:y2="24cm">
          <text:p/>
        </draw:line>
        <draw:line draw:style-name="gr1" draw:text-style-name="P1" draw:layer="layout" svg:x1="14cm" svg:y1="24cm" svg:x2="14cm" svg:y2="23cm">
          <text:p/>
        </draw:line>
        <draw:line draw:style-name="gr1" draw:text-style-name="P1" draw:layer="layout" svg:x1="14.5cm" svg:y1="18cm" svg:x2="14.5cm" svg:y2="24cm">
          <text:p/>
        </draw:line>
        <draw:line draw:style-name="gr1" draw:text-style-name="P1" draw:layer="layout" svg:x1="15.5cm" svg:y1="18cm" svg:x2="15.5cm" svg:y2="24cm">
          <text:p/>
        </draw:line>
        <draw:line draw:style-name="gr1" draw:text-style-name="P1" draw:layer="layout" svg:x1="17.5cm" svg:y1="18cm" svg:x2="17.5cm" svg:y2="24cm">
          <text:p/>
        </draw:line>
        <draw:line draw:style-name="gr1" draw:text-style-name="P1" draw:layer="layout" svg:x1="18.5cm" svg:y1="18cm" svg:x2="18.5cm" svg:y2="24cm">
          <text:p/>
        </draw:line>
        <draw:line draw:style-name="gr1" draw:text-style-name="P1" draw:layer="layout" svg:x1="15.5cm" svg:y1="19.5cm" svg:x2="17cm" svg:y2="21.5cm">
          <text:p/>
        </draw:line>
        <draw:line draw:style-name="gr1" draw:text-style-name="P1" draw:layer="layout" svg:x1="15.5cm" svg:y1="18cm" svg:x2="17.5cm" svg:y2="20.5cm">
          <text:p/>
        </draw:line>
        <draw:line draw:style-name="gr1" draw:text-style-name="P1" draw:layer="layout" svg:x1="14.5cm" svg:y1="18cm" svg:x2="15.5cm" svg:y2="18cm">
          <text:p/>
        </draw:line>
        <draw:line draw:style-name="gr1" draw:text-style-name="P1" draw:layer="layout" svg:x1="14.5cm" svg:y1="24cm" svg:x2="15.5cm" svg:y2="24cm">
          <text:p/>
        </draw:line>
        <draw:line draw:style-name="gr1" draw:text-style-name="P1" draw:layer="layout" svg:x1="17.5cm" svg:y1="24cm" svg:x2="18.5cm" svg:y2="24cm">
          <text:p/>
        </draw:line>
        <draw:line draw:style-name="gr1" draw:text-style-name="P1" draw:layer="layout" svg:x1="19cm" svg:y1="18cm" svg:x2="19cm" svg:y2="24cm">
          <text:p/>
        </draw:line>
        <draw:line draw:style-name="gr1" draw:text-style-name="P1" draw:layer="layout" svg:x1="20cm" svg:y1="18cm" svg:x2="20cm" svg:y2="24cm">
          <text:p/>
        </draw:line>
        <draw:line draw:style-name="gr1" draw:text-style-name="P1" draw:layer="layout" svg:x1="24cm" svg:y1="18cm" svg:x2="24cm" svg:y2="24cm">
          <text:p/>
        </draw:line>
        <draw:line draw:style-name="gr1" draw:text-style-name="P1" draw:layer="layout" svg:x1="25cm" svg:y1="18cm" svg:x2="25cm" svg:y2="24cm">
          <text:p/>
        </draw:line>
        <draw:line draw:style-name="gr1" draw:text-style-name="P1" draw:layer="layout" svg:x1="20cm" svg:y1="19.5cm" svg:x2="21.5cm" svg:y2="21.5cm">
          <text:p/>
        </draw:line>
        <draw:line draw:style-name="gr1" draw:text-style-name="P1" draw:layer="layout" svg:x1="20cm" svg:y1="18cm" svg:x2="22cm" svg:y2="20.5cm">
          <text:p/>
        </draw:line>
        <draw:line draw:style-name="gr1" draw:text-style-name="P1" draw:layer="layout" svg:x1="19cm" svg:y1="18cm" svg:x2="20cm" svg:y2="18cm">
          <text:p/>
        </draw:line>
        <draw:line draw:style-name="gr1" draw:text-style-name="P1" draw:layer="layout" svg:x1="19cm" svg:y1="24cm" svg:x2="20cm" svg:y2="24cm">
          <text:p/>
        </draw:line>
        <draw:line draw:style-name="gr1" draw:text-style-name="P1" draw:layer="layout" svg:x1="24cm" svg:y1="24cm" svg:x2="25cm" svg:y2="24cm">
          <text:p/>
        </draw:line>
        <draw:line draw:style-name="gr1" draw:text-style-name="P1" draw:layer="layout" svg:x1="24cm" svg:y1="19.5cm" svg:x2="22.5cm" svg:y2="21.5cm">
          <text:p/>
        </draw:line>
        <draw:line draw:style-name="gr1" draw:text-style-name="P1" draw:layer="layout" svg:x1="24cm" svg:y1="18cm" svg:x2="22cm" svg:y2="20.5cm">
          <text:p/>
        </draw:line>
        <draw:line draw:style-name="gr1" draw:text-style-name="P1" draw:layer="layout" svg:x1="21.5cm" svg:y1="21.5cm" svg:x2="22.5cm" svg:y2="21.5cm">
          <text:p/>
        </draw:line>
        <draw:line draw:style-name="gr1" draw:text-style-name="P1" draw:layer="layout" svg:x1="17cm" svg:y1="21.5cm" svg:x2="17.5cm" svg:y2="21.5cm">
          <text:p/>
        </draw:line>
        <draw:path draw:style-name="gr2" draw:text-style-name="P1" draw:layer="layout" svg:width="4.499cm" svg:height="2.249cm" svg:x="26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27cm" svg:y="21.75cm" svg:viewBox="0 0 2500 1250" svg:d="M0 0c0 690 560 1250 1250 1250s1250-560 1250-1250">
          <text:p/>
        </draw:path>
        <draw:line draw:style-name="gr1" draw:text-style-name="P1" draw:layer="layout" svg:x1="27cm" svg:y1="18cm" svg:x2="27cm" svg:y2="22cm">
          <text:p/>
        </draw:line>
        <draw:line draw:style-name="gr1" draw:text-style-name="P1" draw:layer="layout" svg:x1="26cm" svg:y1="18cm" svg:x2="26cm" svg:y2="22cm">
          <text:p/>
        </draw:line>
        <draw:line draw:style-name="gr1" draw:text-style-name="P1" draw:layer="layout" svg:x1="29.5cm" svg:y1="18cm" svg:x2="29.5cm" svg:y2="22cm">
          <text:p/>
        </draw:line>
        <draw:line draw:style-name="gr1" draw:text-style-name="P1" draw:layer="layout" svg:x1="30.5cm" svg:y1="18cm" svg:x2="30.5cm" svg:y2="22cm">
          <text:p/>
        </draw:line>
        <draw:line draw:style-name="gr1" draw:text-style-name="P1" draw:layer="layout" svg:x1="26cm" svg:y1="18cm" svg:x2="27cm" svg:y2="18cm">
          <text:p/>
        </draw:line>
        <draw:line draw:style-name="gr1" draw:text-style-name="P1" draw:layer="layout" svg:x1="29.5cm" svg:y1="18cm" svg:x2="30.5cm" svg:y2="18cm">
          <text:p/>
        </draw:line>
        <draw:line draw:style-name="gr1" draw:text-style-name="P1" draw:layer="layout" svg:x1="31cm" svg:y1="18cm" svg:x2="33cm" svg:y2="24cm">
          <text:p/>
        </draw:line>
        <draw:line draw:style-name="gr1" draw:text-style-name="P1" draw:layer="layout" svg:x1="32cm" svg:y1="18cm" svg:x2="33.5cm" svg:y2="22.5cm">
          <text:p/>
        </draw:line>
        <draw:line draw:style-name="gr1" draw:text-style-name="P1" draw:layer="layout" svg:x1="36cm" svg:y1="18cm" svg:x2="34cm" svg:y2="24cm">
          <text:p/>
        </draw:line>
        <draw:line draw:style-name="gr1" draw:text-style-name="P1" draw:layer="layout" svg:x1="35cm" svg:y1="18cm" svg:x2="33.5cm" svg:y2="22.5cm">
          <text:p/>
        </draw:line>
        <draw:line draw:style-name="gr1" draw:text-style-name="P1" draw:layer="layout" svg:x1="33cm" svg:y1="24cm" svg:x2="34cm" svg:y2="24cm">
          <text:p/>
        </draw:line>
        <draw:line draw:style-name="gr1" draw:text-style-name="P1" draw:layer="layout" svg:x1="47cm" svg:y1="21cm" svg:x2="47cm" svg:y2="24cm">
          <text:p/>
        </draw:line>
        <draw:line draw:style-name="gr1" draw:text-style-name="P1" draw:layer="layout" svg:x1="48cm" svg:y1="21cm" svg:x2="48cm" svg:y2="24cm">
          <text:p/>
        </draw:line>
        <draw:line draw:style-name="gr1" draw:text-style-name="P1" draw:layer="layout" svg:x1="36.5cm" svg:y1="19cm" svg:x2="39cm" svg:y2="19cm">
          <text:p/>
        </draw:line>
        <draw:line draw:style-name="gr1" draw:text-style-name="P1" draw:layer="layout" svg:x1="40.5cm" svg:y1="18cm" svg:x2="38cm" svg:y2="23cm">
          <text:p/>
        </draw:line>
        <draw:line draw:style-name="gr1" draw:text-style-name="P1" draw:layer="layout" svg:x1="39cm" svg:y1="19cm" svg:x2="36.5cm" svg:y2="24cm">
          <text:p/>
        </draw:line>
        <draw:line draw:style-name="gr1" draw:text-style-name="P1" draw:layer="layout" svg:x1="36.5cm" svg:y1="18cm" svg:x2="40.5cm" svg:y2="18cm">
          <text:p/>
        </draw:line>
        <draw:line draw:style-name="gr1" draw:text-style-name="P1" draw:layer="layout" svg:x1="36.5cm" svg:y1="24cm" svg:x2="40.5cm" svg:y2="24cm">
          <text:p/>
        </draw:line>
        <draw:line draw:style-name="gr1" draw:text-style-name="P1" draw:layer="layout" svg:x1="38cm" svg:y1="23cm" svg:x2="40.5cm" svg:y2="23cm">
          <text:p/>
        </draw:line>
        <draw:line draw:style-name="gr1" draw:text-style-name="P1" draw:layer="layout" svg:x1="40.5cm" svg:y1="24cm" svg:x2="40.5cm" svg:y2="23cm">
          <text:p/>
        </draw:line>
        <draw:line draw:style-name="gr1" draw:text-style-name="P1" draw:layer="layout" svg:x1="36.5cm" svg:y1="19cm" svg:x2="36.5cm" svg:y2="18cm">
          <text:p/>
        </draw:line>
        <draw:circle draw:style-name="gr2" draw:text-style-name="P1" draw:layer="layout" svg:width="2.5cm" svg:height="2.5cm" svg:x="3cm" svg:y="27.5cm">
          <text:p/>
        </draw:circle>
        <draw:line draw:style-name="gr1" draw:text-style-name="P1" draw:layer="layout" svg:x1="8.5cm" svg:y1="25cm" svg:x2="8.5cm" svg:y2="31cm">
          <text:p/>
        </draw:line>
        <draw:line draw:style-name="gr1" draw:text-style-name="P1" draw:layer="layout" svg:x1="9.5cm" svg:y1="25cm" svg:x2="9.5cm" svg:y2="31cm">
          <text:p/>
        </draw:line>
        <draw:line draw:style-name="gr1" draw:text-style-name="P1" draw:layer="layout" svg:x1="8.5cm" svg:y1="31cm" svg:x2="9.5cm" svg:y2="31cm">
          <text:p/>
        </draw:line>
        <draw:path draw:style-name="gr2" draw:text-style-name="P1" draw:layer="layout" svg:width="0.999cm" svg:height="1.999cm" svg:x="11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11.5cm" svg:y="25cm" svg:viewBox="0 0 2000 4000" svg:d="M0 4000c1105 0 2000-895 2000-2000s-895-2000-2000-2000">
          <text:p/>
        </draw:path>
        <draw:line draw:style-name="gr1" draw:text-style-name="P1" draw:layer="layout" svg:x1="10.5cm" svg:y1="26cm" svg:x2="10.5cm" svg:y2="25cm">
          <text:p/>
        </draw:line>
        <draw:line draw:style-name="gr1" draw:text-style-name="P1" draw:layer="layout" svg:x1="10.5cm" svg:y1="25cm" svg:x2="11.5cm" svg:y2="25cm">
          <text:p/>
        </draw:line>
        <draw:line draw:style-name="gr1" draw:text-style-name="P1" draw:layer="layout" svg:x1="10.5cm" svg:y1="26cm" svg:x2="11.5cm" svg:y2="26cm">
          <text:p/>
        </draw:line>
        <draw:line draw:style-name="gr1" draw:text-style-name="P1" draw:layer="layout" svg:x1="10cm" svg:y1="31cm" svg:x2="11cm" svg:y2="28cm">
          <text:p/>
        </draw:line>
        <draw:line draw:style-name="gr1" draw:text-style-name="P1" draw:layer="layout" svg:x1="11cm" svg:y1="28cm" svg:x2="11.5cm" svg:y2="28cm">
          <text:p/>
        </draw:line>
        <draw:line draw:style-name="gr1" draw:text-style-name="P1" draw:layer="layout" svg:x1="11.5cm" svg:y1="28cm" svg:x2="11cm" svg:y2="28cm">
          <text:p/>
        </draw:line>
        <draw:line draw:style-name="gr1" draw:text-style-name="P1" draw:layer="layout" svg:x1="11cm" svg:y1="31cm" svg:x2="12cm" svg:y2="28cm">
          <text:p/>
        </draw:line>
        <draw:line draw:style-name="gr1" draw:text-style-name="P1" draw:layer="layout" svg:x1="10cm" svg:y1="31cm" svg:x2="11.5cm" svg:y2="31cm">
          <text:p/>
        </draw:line>
        <draw:line draw:style-name="gr1" draw:text-style-name="P1" draw:layer="layout" svg:x1="10cm" svg:y1="31cm" svg:x2="13.5cm" svg:y2="31cm">
          <text:p/>
        </draw:line>
        <draw:line draw:style-name="gr1" draw:text-style-name="P1" draw:layer="layout" svg:x1="11.5cm" svg:y1="30cm" svg:x2="13.5cm" svg:y2="30cm">
          <text:p/>
        </draw:line>
        <draw:line draw:style-name="gr1" draw:text-style-name="P1" draw:layer="layout" svg:x1="13.5cm" svg:y1="31cm" svg:x2="13.5cm" svg:y2="30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8.5cm" svg:y1="29cm" svg:x2="19cm" svg:y2="25cm">
          <text:p/>
        </draw:line>
        <draw:line draw:style-name="gr1" draw:text-style-name="P1" draw:layer="layout" svg:x1="20cm" svg:y1="25cm" svg:x2="19.5cm" svg:y2="25cm">
          <text:p/>
        </draw:line>
        <draw:line draw:style-name="gr1" draw:text-style-name="P1" draw:layer="layout" svg:x1="19.5cm" svg:y1="29cm" svg:x2="20cm" svg:y2="25cm">
          <text:p/>
        </draw:line>
        <draw:line draw:style-name="gr1" draw:text-style-name="P1" draw:layer="layout" svg:x1="18.5cm" svg:y1="29cm" svg:x2="21cm" svg:y2="29cm">
          <text:p/>
        </draw:line>
        <draw:line draw:style-name="gr1" draw:text-style-name="P1" draw:layer="layout" svg:x1="19.5cm" svg:y1="28cm" svg:x2="21cm" svg:y2="28cm">
          <text:p/>
        </draw:line>
        <draw:line draw:style-name="gr1" draw:text-style-name="P1" draw:layer="layout" svg:x1="22cm" svg:y1="28cm" svg:x2="22cm" svg:y2="26.5cm">
          <text:p/>
        </draw:line>
        <draw:line draw:style-name="gr1" draw:text-style-name="P1" draw:layer="layout" svg:x1="21cm" svg:y1="29cm" svg:x2="21cm" svg:y2="31cm">
          <text:p/>
        </draw:line>
        <draw:line draw:style-name="gr1" draw:text-style-name="P1" draw:layer="layout" svg:x1="22cm" svg:y1="29cm" svg:x2="22cm" svg:y2="31cm">
          <text:p/>
        </draw:line>
        <draw:line draw:style-name="gr1" draw:text-style-name="P1" draw:layer="layout" svg:x1="21cm" svg:y1="31cm" svg:x2="22cm" svg:y2="31cm">
          <text:p/>
        </draw:line>
        <draw:path draw:style-name="gr2" draw:text-style-name="P1" draw:layer="layout" svg:width="0.999cm" svg:height="1.999cm" svg:x="24.5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24.5cm" svg:y="27cm" svg:viewBox="0 0 2000 4000" svg:d="M0 4000c1105 0 2000-895 2000-2000s-895-2000-2000-2000">
          <text:p/>
        </draw:path>
        <draw:line draw:style-name="gr1" draw:text-style-name="P1" draw:layer="layout" svg:x1="24cm" svg:y1="28cm" svg:x2="24cm" svg:y2="28cm">
          <text:p/>
        </draw:line>
        <draw:line draw:style-name="gr1" draw:text-style-name="P1" draw:layer="layout" svg:x1="24cm" svg:y1="27cm" svg:x2="24.5cm" svg:y2="27cm">
          <text:p/>
        </draw:line>
        <draw:line draw:style-name="gr1" draw:text-style-name="P1" draw:layer="layout" svg:x1="24cm" svg:y1="28cm" svg:x2="24.5cm" svg:y2="28cm">
          <text:p/>
        </draw:line>
        <draw:line draw:style-name="gr1" draw:text-style-name="P1" draw:layer="layout" svg:x1="23cm" svg:y1="31cm" svg:x2="23cm" svg:y2="30cm">
          <text:p/>
        </draw:line>
        <draw:line draw:style-name="gr1" draw:text-style-name="P1" draw:layer="layout" svg:x1="23cm" svg:y1="30cm" svg:x2="24.5cm" svg:y2="30cm">
          <text:p/>
        </draw:line>
        <draw:line draw:style-name="gr1" draw:text-style-name="P1" draw:layer="layout" svg:x1="23cm" svg:y1="31cm" svg:x2="24.5cm" svg:y2="31cm">
          <text:p/>
        </draw:line>
        <draw:line draw:style-name="gr1" draw:text-style-name="P1" draw:layer="layout" svg:x1="23cm" svg:y1="25cm" svg:x2="23cm" svg:y2="28cm">
          <text:p/>
        </draw:line>
        <draw:line draw:style-name="gr1" draw:text-style-name="P1" draw:layer="layout" svg:x1="24cm" svg:y1="28cm" svg:x2="23cm" svg:y2="28cm">
          <text:p/>
        </draw:line>
        <draw:line draw:style-name="gr1" draw:text-style-name="P1" draw:layer="layout" svg:x1="24cm" svg:y1="26cm" svg:x2="24cm" svg:y2="27cm">
          <text:p/>
        </draw:line>
        <draw:line draw:style-name="gr1" draw:text-style-name="P1" draw:layer="layout" svg:x1="23cm" svg:y1="25cm" svg:x2="26cm" svg:y2="25cm">
          <text:p/>
        </draw:line>
        <draw:line draw:style-name="gr1" draw:text-style-name="P1" draw:layer="layout" svg:x1="24cm" svg:y1="26cm" svg:x2="26cm" svg:y2="26cm">
          <text:p/>
        </draw:line>
        <draw:line draw:style-name="gr1" draw:text-style-name="P1" draw:layer="layout" svg:x1="26cm" svg:y1="25cm" svg:x2="26cm" svg:y2="26cm">
          <text:p/>
        </draw:line>
        <draw:path draw:style-name="gr2" draw:text-style-name="P1" draw:layer="layout" svg:width="0.999cm" svg:height="1.999cm" svg:x="30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30cm" svg:y="27cm" svg:viewBox="0 0 2000 4000" svg:d="M0 4000c1105 0 2000-895 2000-2000s-895-2000-2000-2000">
          <text:p/>
        </draw:path>
        <draw:path draw:style-name="gr2" draw:text-style-name="P1" draw:layer="layout" svg:width="0.999cm" svg:height="1.999cm" svg:x="28.5cm" svg:y="28cm" svg:viewBox="0 0 1000 2000" svg:d="M1000 2000c-552 0-1000-448-1000-1000s448-1000 1000-1000">
          <text:p/>
        </draw:path>
        <draw:path draw:style-name="gr2" draw:text-style-name="P1" draw:layer="layout" svg:width="1.999cm" svg:height="3.999cm" svg:x="27.5cm" svg:y="27cm" svg:viewBox="0 0 2000 4000" svg:d="M2000 4000c-1105 0-2000-895-2000-2000s895-2000 2000-2000">
          <text:p/>
        </draw:path>
        <draw:line draw:style-name="gr1" draw:text-style-name="P1" draw:layer="layout" svg:x1="30cm" svg:y1="27cm" svg:x2="29.5cm" svg:y2="27cm">
          <text:p/>
        </draw:line>
        <draw:line draw:style-name="gr1" draw:text-style-name="P1" draw:layer="layout" svg:x1="30cm" svg:y1="28cm" svg:x2="29.5cm" svg:y2="28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29.5cm" svg:y1="30cm" svg:x2="30cm" svg:y2="30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30cm" svg:y1="31cm" svg:x2="29.5cm" svg:y2="31cm">
          <text:p/>
        </draw:line>
        <draw:line draw:style-name="gr1" draw:text-style-name="P1" draw:layer="layout" svg:x1="27.5cm" svg:y1="28cm" svg:x2="29cm" svg:y2="25cm">
          <text:p/>
        </draw:line>
        <draw:line draw:style-name="gr1" draw:text-style-name="P1" draw:layer="layout" svg:x1="30cm" svg:y1="25cm" svg:x2="29cm" svg:y2="25cm">
          <text:p/>
        </draw:line>
        <draw:line draw:style-name="gr1" draw:text-style-name="P1" draw:layer="layout" svg:x1="29cm" svg:y1="27cm" svg:x2="30cm" svg:y2="25cm">
          <text:p/>
        </draw:line>
        <draw:line draw:style-name="gr1" draw:text-style-name="P1" draw:layer="layout" svg:x1="34.5cm" svg:y1="25cm" svg:x2="33cm" svg:y2="31cm">
          <text:p/>
        </draw:line>
        <draw:line draw:style-name="gr1" draw:text-style-name="P1" draw:layer="layout" svg:x1="35.5cm" svg:y1="25cm" svg:x2="34cm" svg:y2="31cm">
          <text:p/>
        </draw:line>
        <draw:line draw:style-name="gr1" draw:text-style-name="P1" draw:layer="layout" svg:x1="33cm" svg:y1="31cm" svg:x2="34cm" svg:y2="31cm">
          <text:p/>
        </draw:line>
        <draw:line draw:style-name="gr1" draw:text-style-name="P1" draw:layer="layout" svg:x1="34cm" svg:y1="26cm" svg:x2="32cm" svg:y2="26cm">
          <text:p/>
        </draw:line>
        <draw:line draw:style-name="gr1" draw:text-style-name="P1" draw:layer="layout" svg:x1="34.5cm" svg:y1="25cm" svg:x2="32cm" svg:y2="25cm">
          <text:p/>
        </draw:line>
        <draw:path draw:style-name="gr2" draw:text-style-name="P1" draw:layer="layout" svg:width="0.999cm" svg:height="0.999cm" svg:x="38.5cm" svg:y="29cm" svg:viewBox="0 0 1000 1000" svg:d="M0 1000c552 0 1000-448 1000-1000">
          <text:p/>
        </draw:path>
        <draw:path draw:style-name="gr2" draw:text-style-name="P1" draw:layer="layout" svg:width="1.999cm" svg:height="1.999cm" svg:x="38.5cm" svg:y="29cm" svg:viewBox="0 0 2000 2000" svg:d="M0 2000c1105 0 2000-895 2000-2000">
          <text:p/>
        </draw:path>
        <draw:path draw:style-name="gr2" draw:text-style-name="P1" draw:layer="layout" svg:width="0.999cm" svg:height="0.999cm" svg:x="37cm" svg:y="29cm" svg:viewBox="0 0 1000 1000" svg:d="M1000 1000c-552 0-1000-448-1000-1000">
          <text:p/>
        </draw:path>
        <draw:path draw:style-name="gr2" draw:text-style-name="P1" draw:layer="layout" svg:width="1.999cm" svg:height="1.999cm" svg:x="36cm" svg:y="29cm" svg:viewBox="0 0 2000 2000" svg:d="M2000 2000c-1105 0-2000-895-2000-2000">
          <text:p/>
        </draw:path>
        <draw:line draw:style-name="gr1" draw:text-style-name="P1" draw:layer="layout" svg:x1="40.5cm" svg:y1="29cm" svg:x2="39.5cm" svg:y2="29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cm" svg:y1="30cm" svg:x2="38.5cm" svg:y2="30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.5cm" svg:y1="31cm" svg:x2="38cm" svg:y2="31cm">
          <text:p/>
        </draw:line>
        <draw:path draw:style-name="gr2" draw:text-style-name="P1" draw:layer="layout" svg:width="0.999cm" svg:height="1.999cm" svg:x="38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38.5cm" svg:y="25cm" svg:viewBox="0 0 2000 4000" svg:d="M0 4000c1105 0 2000-895 2000-2000s-895-2000-2000-2000">
          <text:p/>
        </draw:path>
        <draw:path draw:style-name="gr2" draw:text-style-name="P1" draw:layer="layout" svg:width="0.999cm" svg:height="1.999cm" svg:x="37cm" svg:y="26cm" svg:viewBox="0 0 1000 2000" svg:d="M1000 2000c-552 0-1000-448-1000-1000s448-1000 1000-1000">
          <text:p/>
        </draw:path>
        <draw:path draw:style-name="gr2" draw:text-style-name="P1" draw:layer="layout" svg:width="1.999cm" svg:height="3.999cm" svg:x="36cm" svg:y="25cm" svg:viewBox="0 0 2000 4000" svg:d="M2000 4000c-1105 0-2000-895-2000-2000s895-2000 2000-2000">
          <text:p/>
        </draw:path>
        <draw:line draw:style-name="gr1" draw:text-style-name="P1" draw:layer="layout" svg:x1="38.5cm" svg:y1="25cm" svg:x2="38cm" svg:y2="25cm">
          <text:p/>
        </draw:line>
        <draw:line draw:style-name="gr1" draw:text-style-name="P1" draw:layer="layout" svg:x1="38.5cm" svg:y1="26cm" svg:x2="38cm" svg:y2="26cm">
          <text:p/>
        </draw:line>
        <draw:line draw:style-name="gr1" draw:text-style-name="P1" draw:layer="layout" svg:x1="38cm" svg:y1="28cm" svg:x2="38.5cm" svg:y2="28cm">
          <text:p/>
        </draw:line>
        <draw:line draw:style-name="gr1" draw:text-style-name="P1" draw:layer="layout" svg:x1="38.5cm" svg:y1="29cm" svg:x2="38cm" svg:y2="29cm">
          <text:p/>
        </draw:line>
        <draw:circle draw:style-name="gr2" draw:text-style-name="P1" draw:layer="layout" svg:width="4cm" svg:height="4cm" svg:x="22.5cm" svg:y="11cm">
          <text:p/>
        </draw:circle>
        <draw:line draw:style-name="gr1" draw:text-style-name="P1" draw:layer="layout" svg:x1="5.5cm" svg:y1="3cm" svg:x2="6.5cm" svg:y2="3cm">
          <text:p/>
        </draw:line>
        <draw:line draw:style-name="gr1" draw:text-style-name="P1" draw:layer="layout" svg:x1="18.5cm" svg:y1="9cm" svg:x2="19.5cm" svg:y2="9cm">
          <text:p/>
        </draw:line>
        <draw:line draw:style-name="gr1" draw:text-style-name="P1" draw:layer="layout" svg:x1="26cm" svg:y1="3cm" svg:x2="26cm" svg:y2="4cm">
          <text:p/>
        </draw:line>
        <draw:line draw:style-name="gr1" draw:text-style-name="P1" draw:layer="layout" svg:x1="35.5cm" svg:y1="3cm" svg:x2="35.5cm" svg:y2="4cm">
          <text:p/>
        </draw:line>
        <draw:line draw:style-name="gr1" draw:text-style-name="P1" draw:layer="layout" svg:x1="37cm" svg:y1="3cm" svg:x2="38cm" svg:y2="3cm">
          <text:p/>
        </draw:line>
        <draw:line draw:style-name="gr1" draw:text-style-name="P1" draw:layer="layout" svg:x1="33.5cm" svg:y1="6.5cm" svg:x2="33.5cm" svg:y2="8cm">
          <text:p/>
        </draw:line>
        <draw:line draw:style-name="gr1" draw:text-style-name="P1" draw:layer="layout" svg:x1="12.5cm" svg:y1="10cm" svg:x2="12.5cm" svg:y2="16cm">
          <text:p/>
        </draw:line>
        <draw:line draw:style-name="gr1" draw:text-style-name="P1" draw:layer="layout" svg:x1="13.5cm" svg:y1="10cm" svg:x2="13.5cm" svg:y2="16cm">
          <text:p/>
        </draw:line>
        <draw:path draw:style-name="gr2" draw:text-style-name="P1" draw:layer="layout" svg:width="0.999cm" svg:height="1.999cm" svg:x="14.5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4.5cm" svg:y="10cm" svg:viewBox="0 0 2000 4000" svg:d="M0 4000c1105 0 2000-895 2000-2000s-895-2000-2000-2000">
          <text:p/>
        </draw:path>
        <draw:line draw:style-name="gr1" draw:text-style-name="P1" draw:layer="layout" svg:x1="12.5cm" svg:y1="10cm" svg:x2="13.5cm" svg:y2="10cm">
          <text:p/>
        </draw:line>
        <draw:line draw:style-name="gr1" draw:text-style-name="P1" draw:layer="layout" svg:x1="13.5cm" svg:y1="10cm" svg:x2="14.5cm" svg:y2="10cm">
          <text:p/>
        </draw:line>
        <draw:line draw:style-name="gr1" draw:text-style-name="P1" draw:layer="layout" svg:x1="13.5cm" svg:y1="11cm" svg:x2="14.5cm" svg:y2="11cm">
          <text:p/>
        </draw:line>
        <draw:line draw:style-name="gr1" draw:text-style-name="P1" draw:layer="layout" svg:x1="13.5cm" svg:y1="13cm" svg:x2="14.5cm" svg:y2="13cm">
          <text:p/>
        </draw:line>
        <draw:line draw:style-name="gr1" draw:text-style-name="P1" draw:layer="layout" svg:x1="13.5cm" svg:y1="14cm" svg:x2="14.5cm" svg:y2="14cm">
          <text:p/>
        </draw:line>
        <draw:line draw:style-name="gr1" draw:text-style-name="P1" draw:layer="layout" svg:x1="12.5cm" svg:y1="16cm" svg:x2="13.5cm" svg:y2="16cm">
          <text:p/>
        </draw:line>
        <draw:line draw:style-name="gr1" draw:text-style-name="P1" draw:layer="layout" svg:x1="11cm" svg:y1="10cm" svg:x2="12cm" svg:y2="10cm">
          <text:p/>
        </draw:line>
        <draw:line draw:style-name="gr1" draw:text-style-name="P1" draw:layer="layout" svg:x1="6.5cm" svg:y1="10cm" svg:x2="7.5cm" svg:y2="10cm">
          <text:p/>
        </draw:line>
        <draw:line draw:style-name="gr1" draw:text-style-name="P1" draw:layer="layout" svg:x1="5cm" svg:y1="10cm" svg:x2="6cm" svg:y2="10cm">
          <text:p/>
        </draw:line>
        <draw:line draw:style-name="gr1" draw:text-style-name="P1" draw:layer="layout" svg:x1="8.5cm" svg:y1="19cm" svg:x2="10cm" svg:y2="19cm">
          <text:p/>
        </draw:line>
        <draw:line draw:style-name="gr1" draw:text-style-name="P1" draw:layer="layout" svg:x1="10.5cm" svg:y1="18cm" svg:x2="11.5cm" svg:y2="18cm">
          <text:p/>
        </draw:line>
        <draw:line draw:style-name="gr1" draw:text-style-name="P1" draw:layer="layout" svg:x1="17.5cm" svg:y1="18cm" svg:x2="18.5cm" svg:y2="18cm">
          <text:p/>
        </draw:line>
        <draw:line draw:style-name="gr1" draw:text-style-name="P1" draw:layer="layout" svg:x1="24cm" svg:y1="18cm" svg:x2="25cm" svg:y2="18cm">
          <text:p/>
        </draw:line>
        <draw:line draw:style-name="gr1" draw:text-style-name="P1" draw:layer="layout" svg:x1="31cm" svg:y1="18cm" svg:x2="32cm" svg:y2="18cm">
          <text:p/>
        </draw:line>
        <draw:line draw:style-name="gr1" draw:text-style-name="P1" draw:layer="layout" svg:x1="35cm" svg:y1="18cm" svg:x2="36cm" svg:y2="18cm">
          <text:p/>
        </draw:line>
        <draw:line draw:style-name="gr1" draw:text-style-name="P1" draw:layer="layout" svg:x1="35cm" svg:y1="10cm" svg:x2="37cm" svg:y2="16cm">
          <text:p/>
        </draw:line>
        <draw:line draw:style-name="gr1" draw:text-style-name="P1" draw:layer="layout" svg:x1="36cm" svg:y1="10cm" svg:x2="37.5cm" svg:y2="14.5cm">
          <text:p/>
        </draw:line>
        <draw:line draw:style-name="gr1" draw:text-style-name="P1" draw:layer="layout" svg:x1="40cm" svg:y1="10cm" svg:x2="39cm" svg:y2="13cm">
          <text:p/>
        </draw:line>
        <draw:line draw:style-name="gr1" draw:text-style-name="P1" draw:layer="layout" svg:x1="39cm" svg:y1="10cm" svg:x2="38.5cm" svg:y2="11.5cm">
          <text:p/>
        </draw:line>
        <draw:line draw:style-name="gr1" draw:text-style-name="P1" draw:layer="layout" svg:x1="37cm" svg:y1="16cm" svg:x2="38cm" svg:y2="16cm">
          <text:p/>
        </draw:line>
        <draw:line draw:style-name="gr1" draw:text-style-name="P1" draw:layer="layout" svg:x1="35cm" svg:y1="10cm" svg:x2="36cm" svg:y2="10cm">
          <text:p/>
        </draw:line>
        <draw:line draw:style-name="gr1" draw:text-style-name="P1" draw:layer="layout" svg:x1="39cm" svg:y1="10cm" svg:x2="40cm" svg:y2="10cm">
          <text:p/>
        </draw:line>
        <draw:line draw:style-name="gr1" draw:text-style-name="P1" draw:layer="layout" svg:x1="37cm" svg:y1="10cm" svg:x2="38cm" svg:y2="13cm">
          <text:p/>
        </draw:line>
        <draw:line draw:style-name="gr1" draw:text-style-name="P1" draw:layer="layout" svg:x1="38cm" svg:y1="10cm" svg:x2="38.5cm" svg:y2="11.5cm">
          <text:p/>
        </draw:line>
        <draw:line draw:style-name="gr1" draw:text-style-name="P1" draw:layer="layout" svg:x1="42cm" svg:y1="10cm" svg:x2="40cm" svg:y2="16cm">
          <text:p/>
        </draw:line>
        <draw:line draw:style-name="gr1" draw:text-style-name="P1" draw:layer="layout" svg:x1="41cm" svg:y1="10cm" svg:x2="39.5cm" svg:y2="14.5cm">
          <text:p/>
        </draw:line>
        <draw:line draw:style-name="gr1" draw:text-style-name="P1" draw:layer="layout" svg:x1="39cm" svg:y1="16cm" svg:x2="40cm" svg:y2="16cm">
          <text:p/>
        </draw:line>
        <draw:line draw:style-name="gr1" draw:text-style-name="P1" draw:layer="layout" svg:x1="37cm" svg:y1="10cm" svg:x2="38cm" svg:y2="10cm">
          <text:p/>
        </draw:line>
        <draw:line draw:style-name="gr1" draw:text-style-name="P1" draw:layer="layout" svg:x1="41cm" svg:y1="10cm" svg:x2="42cm" svg:y2="10cm">
          <text:p/>
        </draw:line>
        <draw:line draw:style-name="gr1" draw:text-style-name="P1" draw:layer="layout" svg:x1="13cm" svg:y1="9cm" svg:x2="15cm" svg:y2="3cm">
          <text:p/>
        </draw:line>
        <draw:line draw:style-name="gr1" draw:text-style-name="P1" draw:layer="layout" svg:x1="14cm" svg:y1="9cm" svg:x2="15.5cm" svg:y2="4.5cm">
          <text:p/>
        </draw:line>
        <draw:line draw:style-name="gr1" draw:text-style-name="P1" draw:layer="layout" svg:x1="18cm" svg:y1="9cm" svg:x2="16cm" svg:y2="3cm">
          <text:p/>
        </draw:line>
        <draw:line draw:style-name="gr1" draw:text-style-name="P1" draw:layer="layout" svg:x1="17cm" svg:y1="9cm" svg:x2="15.5cm" svg:y2="4.5cm">
          <text:p/>
        </draw:line>
        <draw:line draw:style-name="gr1" draw:text-style-name="P1" draw:layer="layout" svg:x1="15cm" svg:y1="3cm" svg:x2="16cm" svg:y2="3cm">
          <text:p/>
        </draw:line>
        <draw:line draw:style-name="gr1" draw:text-style-name="P1" draw:layer="layout" svg:x1="13cm" svg:y1="9cm" svg:x2="14cm" svg:y2="9cm">
          <text:p/>
        </draw:line>
        <draw:line draw:style-name="gr1" draw:text-style-name="P1" draw:layer="layout" svg:x1="17cm" svg:y1="9cm" svg:x2="18cm" svg:y2="9cm">
          <text:p/>
        </draw:line>
        <draw:line draw:style-name="gr1" draw:text-style-name="P1" draw:layer="layout" svg:x1="15cm" svg:y1="6.5cm" svg:x2="16cm" svg:y2="6.5cm">
          <text:p/>
        </draw:line>
        <draw:line draw:style-name="gr1" draw:text-style-name="P1" draw:layer="layout" svg:x1="14.5cm" svg:y1="7.5cm" svg:x2="16.5cm" svg:y2="7.5cm">
          <text:p/>
        </draw:line>
        <draw:line draw:style-name="gr1" draw:text-style-name="P1" draw:layer="layout" svg:x1="45cm" svg:y1="18cm" svg:x2="43.5cm" svg:y2="21cm">
          <text:p/>
        </draw:line>
        <draw:line draw:style-name="gr1" draw:text-style-name="P1" draw:layer="layout" svg:x1="44cm" svg:y1="18cm" svg:x2="43cm" svg:y2="20cm">
          <text:p/>
        </draw:line>
        <draw:line draw:style-name="gr1" draw:text-style-name="P1" draw:layer="layout" svg:x1="42cm" svg:y1="24cm" svg:x2="41cm" svg:y2="24cm">
          <text:p/>
        </draw:line>
        <draw:line draw:style-name="gr1" draw:text-style-name="P1" draw:layer="layout" svg:x1="45cm" svg:y1="18cm" svg:x2="44cm" svg:y2="18cm">
          <text:p/>
        </draw:line>
        <draw:line draw:style-name="gr1" draw:text-style-name="P1" draw:layer="layout" svg:x1="41cm" svg:y1="18cm" svg:x2="42.5cm" svg:y2="21cm">
          <text:p/>
        </draw:line>
        <draw:line draw:style-name="gr1" draw:text-style-name="P1" draw:layer="layout" svg:x1="42cm" svg:y1="18cm" svg:x2="43cm" svg:y2="20cm">
          <text:p/>
        </draw:line>
        <draw:line draw:style-name="gr1" draw:text-style-name="P1" draw:layer="layout" svg:x1="44cm" svg:y1="24cm" svg:x2="45cm" svg:y2="24cm">
          <text:p/>
        </draw:line>
        <draw:line draw:style-name="gr1" draw:text-style-name="P1" draw:layer="layout" svg:x1="41cm" svg:y1="18cm" svg:x2="42cm" svg:y2="18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45.5cm" svg:y1="18cm" svg:x2="47cm" svg:y2="21cm">
          <text:p/>
        </draw:line>
        <draw:line draw:style-name="gr1" draw:text-style-name="P1" draw:layer="layout" svg:x1="46.5cm" svg:y1="18cm" svg:x2="47.5cm" svg:y2="20cm">
          <text:p/>
        </draw:line>
        <draw:line draw:style-name="gr1" draw:text-style-name="P1" draw:layer="layout" svg:x1="47cm" svg:y1="24cm" svg:x2="48cm" svg:y2="24cm">
          <text:p/>
        </draw:line>
        <draw:line draw:style-name="gr1" draw:text-style-name="P1" draw:layer="layout" svg:x1="45.5cm" svg:y1="18cm" svg:x2="46.5cm" svg:y2="18cm">
          <text:p/>
        </draw:line>
        <draw:line draw:style-name="gr1" draw:text-style-name="P1" draw:layer="layout" svg:x1="43cm" svg:y1="22cm" svg:x2="44cm" svg:y2="24cm">
          <text:p/>
        </draw:line>
        <draw:line draw:style-name="gr1" draw:text-style-name="P1" draw:layer="layout" svg:x1="43.5cm" svg:y1="21cm" svg:x2="45cm" svg:y2="24cm">
          <text:p/>
        </draw:line>
        <draw:line draw:style-name="gr1" draw:text-style-name="P1" draw:layer="layout" svg:x1="42.5cm" svg:y1="21cm" svg:x2="41cm" svg:y2="24cm">
          <text:p/>
        </draw:line>
        <draw:line draw:style-name="gr1" draw:text-style-name="P1" draw:layer="layout" svg:x1="43cm" svg:y1="22cm" svg:x2="42cm" svg:y2="24cm">
          <text:p/>
        </draw:line>
        <draw:line draw:style-name="gr1" draw:text-style-name="P1" draw:layer="layout" svg:x1="38cm" svg:y1="13cm" svg:x2="37.5cm" svg:y2="14.5cm">
          <text:p/>
        </draw:line>
        <draw:line draw:style-name="gr1" draw:text-style-name="P1" draw:layer="layout" svg:x1="39cm" svg:y1="13cm" svg:x2="39.5cm" svg:y2="14.5cm">
          <text:p/>
        </draw:line>
        <draw:line draw:style-name="gr1" draw:text-style-name="P1" draw:layer="layout" svg:x1="38.5cm" svg:y1="14.5cm" svg:x2="38cm" svg:y2="16cm">
          <text:p/>
        </draw:line>
        <draw:line draw:style-name="gr1" draw:text-style-name="P1" draw:layer="layout" svg:x1="38.5cm" svg:y1="14.5cm" svg:x2="39cm" svg:y2="16cm">
          <text:p/>
        </draw:line>
        <draw:line draw:style-name="gr1" draw:text-style-name="P1" draw:layer="layout" svg:x1="32cm" svg:y1="14cm" svg:x2="33cm" svg:y2="16cm">
          <text:p/>
        </draw:line>
        <draw:line draw:style-name="gr1" draw:text-style-name="P1" draw:layer="layout" svg:x1="33cm" svg:y1="14cm" svg:x2="34cm" svg:y2="16cm">
          <text:p/>
        </draw:line>
        <draw:line draw:style-name="gr1" draw:text-style-name="P1" draw:layer="layout" svg:x1="32cm" svg:y1="14cm" svg:x2="33cm" svg:y2="14cm">
          <text:p/>
        </draw:line>
        <draw:line draw:style-name="gr1" draw:text-style-name="P1" draw:layer="layout" svg:x1="20cm" svg:y1="16cm" svg:x2="21cm" svg:y2="16cm">
          <text:p/>
        </draw:line>
        <draw:line draw:style-name="gr1" draw:text-style-name="P1" draw:layer="layout" svg:x1="19cm" svg:y1="14cm" svg:x2="20cm" svg:y2="16cm">
          <text:p/>
        </draw:line>
        <draw:line draw:style-name="gr1" draw:text-style-name="P1" draw:layer="layout" svg:x1="20cm" svg:y1="14cm" svg:x2="21cm" svg:y2="16cm">
          <text:p/>
        </draw:line>
        <draw:line draw:style-name="gr1" draw:text-style-name="P1" draw:layer="layout" svg:x1="9.5cm" svg:y1="16cm" svg:x2="10.5cm" svg:y2="16cm">
          <text:p/>
        </draw:line>
        <draw:line draw:style-name="gr1" draw:text-style-name="P1" draw:layer="layout" svg:x1="8.5cm" svg:y1="14cm" svg:x2="9.5cm" svg:y2="16cm">
          <text:p/>
        </draw:line>
        <draw:line draw:style-name="gr1" draw:text-style-name="P1" draw:layer="layout" svg:x1="9cm" svg:y1="13cm" svg:x2="10.5cm" svg:y2="16cm">
          <text:p/>
        </draw:line>
        <draw:line draw:style-name="gr1" draw:text-style-name="P1" draw:layer="layout" svg:x1="10.5cm" svg:y1="10cm" svg:x2="10.5cm" svg:y2="11cm">
          <text:p/>
        </draw:line>
        <draw:line draw:style-name="gr1" draw:text-style-name="P1" draw:layer="layout" svg:x1="9.5cm" svg:y1="11cm" svg:x2="8.5cm" svg:y2="14cm">
          <text:p/>
        </draw:line>
        <draw:line draw:style-name="gr1" draw:text-style-name="P1" draw:layer="layout" svg:x1="9cm" svg:y1="10cm" svg:x2="8cm" svg:y2="13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8.5cm" svg:y1="25cm" svg:x2="9.5cm" svg:y2="25cm">
          <text:p/>
        </draw:line>
        <draw:line draw:style-name="gr1" draw:text-style-name="P1" draw:layer="layout" svg:x1="8.5cm" svg:y1="26.5cm" svg:x2="7.5cm" svg:y2="26.5cm">
          <text:p/>
        </draw:line>
        <draw:line draw:style-name="gr1" draw:text-style-name="P1" draw:layer="layout" svg:x1="8.5cm" svg:y1="25cm" svg:x2="7.5cm" svg:y2="26.5cm">
          <text:p/>
        </draw:line>
        <draw:line draw:style-name="gr1" draw:text-style-name="P1" draw:layer="layout" svg:x1="20cm" svg:y1="25cm" svg:x2="19cm" svg:y2="25cm">
          <text:p/>
        </draw:line>
        <draw:line draw:style-name="gr1" draw:text-style-name="P1" draw:layer="layout" svg:x1="22cm" svg:y1="26.5cm" svg:x2="21cm" svg:y2="26.5cm">
          <text:p/>
        </draw:line>
        <draw:path draw:style-name="gr2" draw:text-style-name="P1" draw:layer="layout" svg:width="0.999cm" svg:height="1.999cm" svg:x="16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16cm" svg:y="27cm" svg:viewBox="0 0 2000 4000" svg:d="M0 4000c1105 0 2000-895 2000-2000s-895-2000-2000-2000">
          <text:p/>
        </draw:path>
        <draw:line draw:style-name="gr1" draw:text-style-name="P1" draw:layer="layout" svg:x1="14.5cm" svg:y1="28cm" svg:x2="14.5cm" svg:y2="27cm">
          <text:p/>
        </draw:line>
        <draw:line draw:style-name="gr1" draw:text-style-name="P1" draw:layer="layout" svg:x1="14.5cm" svg:y1="27cm" svg:x2="15.5cm" svg:y2="27cm">
          <text:p/>
        </draw:line>
        <draw:line draw:style-name="gr1" draw:text-style-name="P1" draw:layer="layout" svg:x1="14.5cm" svg:y1="28cm" svg:x2="15.5cm" svg:y2="28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6cm" svg:y2="30cm">
          <text:p/>
        </draw:line>
        <draw:line draw:style-name="gr1" draw:text-style-name="P1" draw:layer="layout" svg:x1="14.5cm" svg:y1="31cm" svg:x2="16cm" svg:y2="31cm">
          <text:p/>
        </draw:line>
        <draw:line draw:style-name="gr1" draw:text-style-name="P1" draw:layer="layout" svg:x1="14.5cm" svg:y1="31cm" svg:x2="15cm" svg:y2="31cm">
          <text:p/>
        </draw:line>
        <draw:line draw:style-name="gr1" draw:text-style-name="P1" draw:layer="layout" svg:x1="15cm" svg:y1="31cm" svg:x2="14.5cm" svg:y2="31cm">
          <text:p/>
        </draw:line>
        <draw:path draw:style-name="gr2" draw:text-style-name="P1" draw:layer="layout" svg:width="1.499cm" svg:height="2.999cm" svg:x="15.5cm" svg:y="25cm" svg:viewBox="0 0 1500 3000" svg:d="M0 3000c828 0 1500-672 1500-1500s-672-1500-1500-1500">
          <text:p/>
        </draw:path>
        <draw:path draw:style-name="gr2" draw:text-style-name="P1" draw:layer="layout" svg:width="0.499cm" svg:height="0.999cm" svg:x="15.5cm" svg:y="26cm" svg:viewBox="0 0 500 1000" svg:d="M0 1000c276 0 500-224 500-500s-224-500-500-500">
          <text:p/>
        </draw:path>
        <draw:line draw:style-name="gr1" draw:text-style-name="P1" draw:layer="layout" svg:x1="14cm" svg:y1="26cm" svg:x2="15cm" svg:y2="26cm">
          <text:p/>
        </draw:line>
        <draw:line draw:style-name="gr1" draw:text-style-name="P1" draw:layer="layout" svg:x1="14cm" svg:y1="26cm" svg:x2="14cm" svg:y2="25cm">
          <text:p/>
        </draw:line>
        <draw:line draw:style-name="gr1" draw:text-style-name="P1" draw:layer="layout" svg:x1="14cm" svg:y1="25cm" svg:x2="15.5cm" svg:y2="25cm">
          <text:p/>
        </draw:line>
        <draw:line draw:style-name="gr1" draw:text-style-name="P1" draw:layer="layout" svg:x1="14cm" svg:y1="26cm" svg:x2="15.5cm" svg:y2="26cm">
          <text:p/>
        </draw:line>
        <draw:line draw:style-name="gr1" draw:text-style-name="P1" draw:layer="layout" svg:x1="32cm" svg:y1="25cm" svg:x2="32cm" svg:y2="26cm">
          <text:p/>
        </draw:line>
        <draw:line draw:style-name="gr1" draw:text-style-name="P1" draw:layer="layout" svg:x1="34.5cm" svg:y1="25cm" svg:x2="35.5cm" svg:y2="25cm">
          <text:p/>
        </draw:line>
        <draw:path draw:style-name="gr2" draw:text-style-name="P1" draw:layer="layout" svg:width="0.999cm" svg:height="1.999cm" svg:x="42cm" svg:y="26cm" svg:viewBox="0 0 1000 2000" svg:d="M1000 0c-552 0-1000 448-1000 1000s448 1000 1000 1000">
          <text:p/>
        </draw:path>
        <draw:path draw:style-name="gr2" draw:text-style-name="P1" draw:layer="layout" svg:width="1.999cm" svg:height="3.999cm" svg:x="41cm" svg:y="25cm" svg:viewBox="0 0 2000 4000" svg:d="M2000 0c-1105 0-2000 895-2000 2000s895 2000 2000 2000">
          <text:p/>
        </draw:path>
        <draw:path draw:style-name="gr2" draw:text-style-name="P1" draw:layer="layout" svg:width="0.999cm" svg:height="1.999cm" svg:x="43.5cm" svg:y="26cm" svg:viewBox="0 0 1000 2000" svg:d="M0 0c552 0 1000 448 1000 1000s-448 1000-1000 1000">
          <text:p/>
        </draw:path>
        <draw:path draw:style-name="gr2" draw:text-style-name="P1" draw:layer="layout" svg:width="1.999cm" svg:height="3.999cm" svg:x="43.5cm" svg:y="25cm" svg:viewBox="0 0 2000 4000" svg:d="M0 0c1105 0 2000 895 2000 2000s-895 2000-2000 2000">
          <text:p/>
        </draw:path>
        <draw:line draw:style-name="gr1" draw:text-style-name="P1" draw:layer="layout" svg:x1="43cm" svg:y1="29cm" svg:x2="43.5cm" svg:y2="29cm">
          <text:p/>
        </draw:line>
        <draw:line draw:style-name="gr1" draw:text-style-name="P1" draw:layer="layout" svg:x1="43cm" svg:y1="28cm" svg:x2="43.5cm" svg:y2="28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.5cm" svg:y1="26cm" svg:x2="43cm" svg:y2="26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cm" svg:y1="25cm" svg:x2="43.5cm" svg:y2="25cm">
          <text:p/>
        </draw:line>
        <draw:line draw:style-name="gr1" draw:text-style-name="P1" draw:layer="layout" svg:x1="45.5cm" svg:y1="28cm" svg:x2="44cm" svg:y2="31cm">
          <text:p/>
        </draw:line>
        <draw:line draw:style-name="gr1" draw:text-style-name="P1" draw:layer="layout" svg:x1="43cm" svg:y1="31cm" svg:x2="44cm" svg:y2="31cm">
          <text:p/>
        </draw:line>
        <draw:line draw:style-name="gr1" draw:text-style-name="P1" draw:layer="layout" svg:x1="44cm" svg:y1="29cm" svg:x2="43cm" svg:y2="31cm">
          <text:p/>
        </draw:line>
        <draw:path draw:style-name="gr2" draw:text-style-name="P1" draw:layer="layout" svg:width="2.999cm" svg:height="5.999cm" svg:x="27cm" svg:y="3cm" svg:viewBox="0 0 3000 6000" svg:d="M3000 6000c-1657 0-3000-1343-3000-3000s1343-3000 3000-3000">
          <text:p/>
        </draw:path>
        <draw:path draw:style-name="gr2" draw:text-style-name="P1" draw:layer="layout" svg:width="1.999cm" svg:height="3.999cm" svg:x="28cm" svg:y="4cm" svg:viewBox="0 0 2000 4000" svg:d="M2000 4000c-1105 0-2000-895-2000-2000s895-2000 2000-2000">
          <text:p/>
        </draw:path>
        <draw:line draw:style-name="gr1" draw:text-style-name="P1" draw:layer="layout" svg:x1="31cm" svg:y1="3cm" svg:x2="30cm" svg:y2="3cm">
          <text:p/>
        </draw:line>
        <draw:line draw:style-name="gr1" draw:text-style-name="P1" draw:layer="layout" svg:x1="31cm" svg:y1="4cm" svg:x2="30cm" svg:y2="4cm">
          <text:p/>
        </draw:line>
        <draw:line draw:style-name="gr1" draw:text-style-name="P1" draw:layer="layout" svg:x1="31cm" svg:y1="3cm" svg:x2="31cm" svg:y2="4cm">
          <text:p/>
        </draw:line>
        <draw:line draw:style-name="gr1" draw:text-style-name="P1" draw:layer="layout" svg:x1="31cm" svg:y1="8cm" svg:x2="30cm" svg:y2="8cm">
          <text:p/>
        </draw:line>
        <draw:line draw:style-name="gr1" draw:text-style-name="P1" draw:layer="layout" svg:x1="31cm" svg:y1="9cm" svg:x2="30cm" svg:y2="9cm">
          <text:p/>
        </draw:line>
        <draw:line draw:style-name="gr1" draw:text-style-name="P1" draw:layer="layout" svg:x1="31cm" svg:y1="8cm" svg:x2="31cm" svg:y2="9cm">
          <text:p/>
        </draw:line>
        <draw:line draw:style-name="gr1" draw:text-style-name="P1" draw:layer="layout" svg:x1="31cm" svg:y1="6.5cm" svg:x2="31cm" svg:y2="8cm">
          <text:p/>
        </draw:line>
        <draw:line draw:style-name="gr1" draw:text-style-name="P1" draw:layer="layout" svg:x1="30cm" svg:y1="6.5cm" svg:x2="30cm" svg:y2="8cm">
          <text:p/>
        </draw:line>
        <draw:line draw:style-name="gr1" draw:text-style-name="P1" draw:layer="layout" svg:x1="31cm" svg:y1="6.5cm" svg:x2="30cm" svg:y2="6.5cm">
          <text:p/>
        </draw:line>
        <draw:line draw:style-name="gr1" draw:text-style-name="P1" draw:layer="layout" svg:x1="37cm" svg:y1="29cm" svg:x2="36cm" svg:y2="29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43.5cm" svg:y="5cm" svg:viewBox="0 0 2000 4000" svg:d="M0 4000c1105 0 2000-895 2000-2000s-895-2000-2000-2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0.5cm" svg:y1="10cm" svg:x2="9cm" svg:y2="10cm">
          <text:p/>
        </draw:line>
        <draw:line draw:style-name="gr1" draw:text-style-name="P1" draw:layer="layout" svg:x1="10.5cm" svg:y1="11cm" svg:x2="9.5cm" svg:y2="11cm">
          <text:p/>
        </draw:line>
        <draw:line draw:style-name="gr1" draw:text-style-name="P1" draw:layer="layout" svg:x1="8cm" svg:y1="13cm" svg:x2="7.5cm" svg:y2="13cm">
          <text:p/>
        </draw:line>
        <draw:line draw:style-name="gr1" draw:text-style-name="P1" draw:layer="layout" svg:x1="8.5cm" svg:y1="14cm" svg:x2="7.5cm" svg:y2="14cm">
          <text:p/>
        </draw:line>
        <draw:line draw:style-name="gr1" draw:text-style-name="P1" draw:layer="layout" svg:x1="3cm" svg:y1="14cm" svg:x2="4cm" svg:y2="14cm">
          <text:p/>
        </draw:line>
        <draw:line draw:style-name="gr1" draw:text-style-name="P1" draw:layer="layout" svg:x1="4cm" svg:y1="14cm" svg:x2="4cm" svg:y2="15cm">
          <text:p/>
        </draw:line>
        <draw:line draw:style-name="gr1" draw:text-style-name="P1" draw:layer="layout" svg:x1="3cm" svg:y1="14cm" svg:x2="3cm" svg:y2="15cm">
          <text:p/>
        </draw:line>
        <draw:path draw:style-name="gr2" draw:text-style-name="P1" draw:layer="layout" svg:width="2.999cm" svg:height="1.499cm" svg:x="3cm" svg:y="15cm" svg:viewBox="0 0 3000 1500" svg:d="M0 0c0 828 672 1500 1500 1500s1500-672 1500-1500">
          <text:p/>
        </draw:path>
        <draw:path draw:style-name="gr2" draw:text-style-name="P1" draw:layer="layout" svg:width="0.999cm" svg:height="0.499cm" svg:x="4cm" svg:y="15cm" svg:viewBox="0 0 1000 500" svg:d="M0 0c0 276 224 500 500 500s500-224 500-500">
          <text:p/>
        </draw:path>
        <draw:line draw:style-name="gr1" draw:text-style-name="P1" draw:layer="layout" svg:x1="46cm" svg:y1="3cm" svg:x2="46cm" svg:y2="9cm">
          <text:p/>
        </draw:line>
        <draw:line draw:style-name="gr1" draw:text-style-name="P1" draw:layer="layout" svg:x1="47cm" svg:y1="4cm" svg:x2="47cm" svg:y2="5.5cm">
          <text:p/>
        </draw:line>
        <draw:line draw:style-name="gr1" draw:text-style-name="P1" draw:layer="layout" svg:x1="47cm" svg:y1="4cm" svg:x2="49cm" svg:y2="4cm">
          <text:p/>
        </draw:line>
        <draw:line draw:style-name="gr1" draw:text-style-name="P1" draw:layer="layout" svg:x1="47cm" svg:y1="3cm" svg:x2="49cm" svg:y2="3cm">
          <text:p/>
        </draw:line>
        <draw:line draw:style-name="gr1" draw:text-style-name="P1" draw:layer="layout" svg:x1="47cm" svg:y1="5.5cm" svg:x2="48.5cm" svg:y2="5.5cm">
          <text:p/>
        </draw:line>
        <draw:line draw:style-name="gr1" draw:text-style-name="P1" draw:layer="layout" svg:x1="46cm" svg:y1="3cm" svg:x2="47cm" svg:y2="3cm">
          <text:p/>
        </draw:line>
        <draw:line draw:style-name="gr1" draw:text-style-name="P1" draw:layer="layout" svg:x1="47cm" svg:y1="6.5cm" svg:x2="48.5cm" svg:y2="6.5cm">
          <text:p/>
        </draw:line>
        <draw:line draw:style-name="gr1" draw:text-style-name="P1" draw:layer="layout" svg:x1="48.5cm" svg:y1="5.5cm" svg:x2="48.5cm" svg:y2="6.5cm">
          <text:p/>
        </draw:line>
        <draw:line draw:style-name="gr1" draw:text-style-name="P1" draw:layer="layout" svg:x1="46cm" svg:y1="9cm" svg:x2="47cm" svg:y2="9cm">
          <text:p/>
        </draw:line>
        <draw:line draw:style-name="gr1" draw:text-style-name="P1" draw:layer="layout" svg:x1="47cm" svg:y1="8cm" svg:x2="49cm" svg:y2="8cm">
          <text:p/>
        </draw:line>
        <draw:line draw:style-name="gr1" draw:text-style-name="P1" draw:layer="layout" svg:x1="47cm" svg:y1="9cm" svg:x2="49cm" svg:y2="9cm">
          <text:p/>
        </draw:line>
        <draw:line draw:style-name="gr1" draw:text-style-name="P1" draw:layer="layout" svg:x1="49cm" svg:y1="8cm" svg:x2="49cm" svg:y2="9cm">
          <text:p/>
        </draw:line>
        <draw:line draw:style-name="gr1" draw:text-style-name="P1" draw:layer="layout" svg:x1="49cm" svg:y1="3cm" svg:x2="49cm" svg:y2="4cm">
          <text:p/>
        </draw:line>
        <draw:line draw:style-name="gr1" draw:text-style-name="P1" draw:layer="layout" svg:x1="47cm" svg:y1="6.5cm" svg:x2="47cm" svg:y2="8cm">
          <text:p/>
        </draw:line>
        <draw:line draw:style-name="gr1" draw:text-style-name="P1" draw:layer="layout" svg:x1="46cm" svg:y1="1.5cm" svg:x2="49cm" svg:y2="1.5cm">
          <text:p/>
        </draw:line>
        <draw:line draw:style-name="gr1" draw:text-style-name="P1" draw:layer="layout" svg:x1="46cm" svg:y1="2.5cm" svg:x2="49cm" svg:y2="2.5cm">
          <text:p/>
        </draw:line>
        <draw:line draw:style-name="gr1" draw:text-style-name="P1" draw:layer="layout" svg:x1="49cm" svg:y1="1.5cm" svg:x2="49cm" svg:y2="2.5cm">
          <text:p/>
        </draw:line>
        <draw:line draw:style-name="gr1" draw:text-style-name="P1" draw:layer="layout" svg:x1="46cm" svg:y1="1.5cm" svg:x2="46cm" svg:y2="2.5cm">
          <text:p/>
        </draw:line>
        <draw:circle draw:style-name="gr3" draw:text-style-name="P1" draw:layer="layout" svg:width="6cm" svg:height="6cm" svg:x="49cm" svg:y="3cm">
          <text:p/>
        </draw:circle>
        <draw:circle draw:style-name="gr2" draw:text-style-name="P1" draw:layer="layout" svg:width="4cm" svg:height="4cm" svg:x="50cm" svg:y="4cm">
          <text:p/>
        </draw:circle>
        <draw:line draw:style-name="gr1" draw:text-style-name="P1" draw:layer="layout" svg:x1="50.5cm" svg:y1="1.5cm" svg:x2="53.5cm" svg:y2="1.5cm">
          <text:p/>
        </draw:line>
        <draw:line draw:style-name="gr1" draw:text-style-name="P1" draw:layer="layout" svg:x1="50.5cm" svg:y1="2.5cm" svg:x2="53.5cm" svg:y2="2.5cm">
          <text:p/>
        </draw:line>
        <draw:line draw:style-name="gr1" draw:text-style-name="P1" draw:layer="layout" svg:x1="53.5cm" svg:y1="1.5cm" svg:x2="53.5cm" svg:y2="2.5cm">
          <text:p/>
        </draw:line>
        <draw:line draw:style-name="gr1" draw:text-style-name="P1" draw:layer="layout" svg:x1="50.5cm" svg:y1="1.5cm" svg:x2="50.5cm" svg:y2="2.5cm">
          <text:p/>
        </draw:line>
        <draw:line draw:style-name="gr1" draw:text-style-name="P1" draw:layer="layout" svg:x1="49.5cm" svg:y1="24cm" svg:x2="51.5cm" svg:y2="18cm">
          <text:p/>
        </draw:line>
        <draw:line draw:style-name="gr1" draw:text-style-name="P1" draw:layer="layout" svg:x1="50.5cm" svg:y1="24cm" svg:x2="52cm" svg:y2="19.5cm">
          <text:p/>
        </draw:line>
        <draw:line draw:style-name="gr1" draw:text-style-name="P1" draw:layer="layout" svg:x1="54.5cm" svg:y1="24cm" svg:x2="52.5cm" svg:y2="18cm">
          <text:p/>
        </draw:line>
        <draw:line draw:style-name="gr1" draw:text-style-name="P1" draw:layer="layout" svg:x1="53.5cm" svg:y1="24cm" svg:x2="52cm" svg:y2="19.5cm">
          <text:p/>
        </draw:line>
        <draw:line draw:style-name="gr1" draw:text-style-name="P1" draw:layer="layout" svg:x1="51.5cm" svg:y1="18cm" svg:x2="52.5cm" svg:y2="18cm">
          <text:p/>
        </draw:line>
        <draw:line draw:style-name="gr1" draw:text-style-name="P1" draw:layer="layout" svg:x1="49.5cm" svg:y1="24cm" svg:x2="50.5cm" svg:y2="24cm">
          <text:p/>
        </draw:line>
        <draw:line draw:style-name="gr1" draw:text-style-name="P1" draw:layer="layout" svg:x1="53.5cm" svg:y1="24cm" svg:x2="54.5cm" svg:y2="24cm">
          <text:p/>
        </draw:line>
        <draw:line draw:style-name="gr1" draw:text-style-name="P1" draw:layer="layout" svg:x1="51cm" svg:y1="21.5cm" svg:x2="53cm" svg:y2="21.5cm">
          <text:p/>
        </draw:line>
        <draw:line draw:style-name="gr1" draw:text-style-name="P1" draw:layer="layout" svg:x1="51cm" svg:y1="22.5cm" svg:x2="53cm" svg:y2="22.5cm">
          <text:p/>
        </draw:line>
        <draw:line draw:style-name="gr1" draw:text-style-name="P1" draw:layer="layout" svg:x1="50.5cm" svg:y1="16.5cm" svg:x2="53.5cm" svg:y2="16.5cm">
          <text:p/>
        </draw:line>
        <draw:line draw:style-name="gr1" draw:text-style-name="P1" draw:layer="layout" svg:x1="50.5cm" svg:y1="17.5cm" svg:x2="53.5cm" svg:y2="17.5cm">
          <text:p/>
        </draw:line>
        <draw:line draw:style-name="gr1" draw:text-style-name="P1" draw:layer="layout" svg:x1="53.5cm" svg:y1="16.5cm" svg:x2="53.5cm" svg:y2="17.5cm">
          <text:p/>
        </draw:line>
        <draw:line draw:style-name="gr1" draw:text-style-name="P1" draw:layer="layout" svg:x1="50.5cm" svg:y1="16.5cm" svg:x2="50.5cm" svg:y2="17.5cm">
          <text:p/>
        </draw:line>
        <draw:path draw:style-name="gr2" draw:text-style-name="P1" draw:layer="layout" svg:width="4.499cm" svg:height="2.249cm" svg:x="54.5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55.5cm" svg:y="21.75cm" svg:viewBox="0 0 2500 1250" svg:d="M0 0c0 690 560 1250 1250 1250s1250-560 1250-1250">
          <text:p/>
        </draw:path>
        <draw:line draw:style-name="gr1" draw:text-style-name="P1" draw:layer="layout" svg:x1="55.5cm" svg:y1="18cm" svg:x2="55.5cm" svg:y2="22cm">
          <text:p/>
        </draw:line>
        <draw:line draw:style-name="gr1" draw:text-style-name="P1" draw:layer="layout" svg:x1="54.5cm" svg:y1="18cm" svg:x2="54.5cm" svg:y2="22cm">
          <text:p/>
        </draw:line>
        <draw:line draw:style-name="gr1" draw:text-style-name="P1" draw:layer="layout" svg:x1="58cm" svg:y1="18cm" svg:x2="58cm" svg:y2="22cm">
          <text:p/>
        </draw:line>
        <draw:line draw:style-name="gr1" draw:text-style-name="P1" draw:layer="layout" svg:x1="59cm" svg:y1="18cm" svg:x2="59cm" svg:y2="22cm">
          <text:p/>
        </draw:line>
        <draw:line draw:style-name="gr1" draw:text-style-name="P1" draw:layer="layout" svg:x1="54.5cm" svg:y1="18cm" svg:x2="55.5cm" svg:y2="18cm">
          <text:p/>
        </draw:line>
        <draw:line draw:style-name="gr1" draw:text-style-name="P1" draw:layer="layout" svg:x1="58cm" svg:y1="18cm" svg:x2="59cm" svg:y2="18cm">
          <text:p/>
        </draw:line>
        <draw:line draw:style-name="gr1" draw:text-style-name="P1" draw:layer="layout" svg:x1="55cm" svg:y1="16.5cm" svg:x2="58.4cm" svg:y2="16.5cm">
          <text:p/>
        </draw:line>
        <draw:line draw:style-name="gr1" draw:text-style-name="P1" draw:layer="layout" svg:x1="55cm" svg:y1="17.5cm" svg:x2="58.4cm" svg:y2="17.5cm">
          <text:p/>
        </draw:line>
        <draw:line draw:style-name="gr1" draw:text-style-name="P1" draw:layer="layout" svg:x1="58.4cm" svg:y1="16.5cm" svg:x2="58.4cm" svg:y2="17.5cm">
          <text:p/>
        </draw:line>
        <draw:line draw:style-name="gr1" draw:text-style-name="P1" draw:layer="layout" svg:x1="55cm" svg:y1="16.5cm" svg:x2="55cm" svg:y2="17.5cm">
          <text:p/>
        </draw:line>
        <draw:line draw:style-name="gr1" draw:text-style-name="P1" draw:layer="layout" svg:x1="42cm" svg:y1="12.5cm" svg:x2="45cm" svg:y2="11.5cm">
          <text:p/>
        </draw:line>
        <draw:line draw:style-name="gr1" draw:text-style-name="P1" draw:layer="layout" svg:x1="43.5cm" svg:y1="13cm" svg:x2="45cm" svg:y2="12.5cm">
          <text:p/>
        </draw:line>
        <draw:line draw:style-name="gr1" draw:text-style-name="P1" draw:layer="layout" svg:x1="45cm" svg:y1="11.5cm" svg:x2="45cm" svg:y2="12.5cm">
          <text:p/>
        </draw:line>
        <draw:line draw:style-name="gr1" draw:text-style-name="P1" draw:layer="layout" svg:x1="42cm" svg:y1="12.5cm" svg:x2="42cm" svg:y2="13.5cm">
          <text:p/>
        </draw:line>
        <draw:line draw:style-name="gr1" draw:text-style-name="P1" draw:layer="layout" svg:x1="42cm" svg:y1="13.5cm" svg:x2="45cm" svg:y2="14.5cm">
          <text:p/>
        </draw:line>
        <draw:line draw:style-name="gr1" draw:text-style-name="P1" draw:layer="layout" svg:x1="43.5cm" svg:y1="13cm" svg:x2="45cm" svg:y2="13.5cm">
          <text:p/>
        </draw:line>
        <draw:line draw:style-name="gr1" draw:text-style-name="P1" draw:layer="layout" svg:x1="45cm" svg:y1="14.5cm" svg:x2="45cm" svg:y2="13.5cm">
          <text:p/>
        </draw:line>
        <draw:line draw:style-name="gr1" draw:text-style-name="P1" draw:layer="layout" svg:x1="45.5cm" svg:y1="12.5cm" svg:x2="48.5cm" svg:y2="11.5cm">
          <text:p/>
        </draw:line>
        <draw:line draw:style-name="gr1" draw:text-style-name="P1" draw:layer="layout" svg:x1="47cm" svg:y1="13cm" svg:x2="48.5cm" svg:y2="12.5cm">
          <text:p/>
        </draw:line>
        <draw:line draw:style-name="gr1" draw:text-style-name="P1" draw:layer="layout" svg:x1="48.5cm" svg:y1="11.5cm" svg:x2="48.5cm" svg:y2="12.5cm">
          <text:p/>
        </draw:line>
        <draw:line draw:style-name="gr1" draw:text-style-name="P1" draw:layer="layout" svg:x1="45.5cm" svg:y1="12.5cm" svg:x2="45.5cm" svg:y2="13.5cm">
          <text:p/>
        </draw:line>
        <draw:line draw:style-name="gr1" draw:text-style-name="P1" draw:layer="layout" svg:x1="45.5cm" svg:y1="13.5cm" svg:x2="48.5cm" svg:y2="14.5cm">
          <text:p/>
        </draw:line>
        <draw:line draw:style-name="gr1" draw:text-style-name="P1" draw:layer="layout" svg:x1="47cm" svg:y1="13cm" svg:x2="48.5cm" svg:y2="13.5cm">
          <text:p/>
        </draw:line>
        <draw:line draw:style-name="gr1" draw:text-style-name="P1" draw:layer="layout" svg:x1="48.5cm" svg:y1="14.5cm" svg:x2="48.5cm" svg:y2="13.5cm">
          <text:p/>
        </draw:line>
        <draw:path draw:style-name="gr2" draw:text-style-name="P1" draw:layer="layout" svg:width="0.999cm" svg:height="1.999cm" svg:x="50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50cm" svg:y="10cm" svg:viewBox="0 0 2000 4000" svg:d="M0 4000c1105 0 2000-895 2000-2000s-895-2000-2000-2000">
          <text:p/>
        </draw:path>
        <draw:line draw:style-name="gr1" draw:text-style-name="P1" draw:layer="layout" svg:x1="48.5cm" svg:y1="10cm" svg:x2="48.5cm" svg:y2="11cm">
          <text:p/>
        </draw:line>
        <draw:line draw:style-name="gr1" draw:text-style-name="P1" draw:layer="layout" svg:x1="50cm" svg:y1="11cm" svg:x2="48.5cm" svg:y2="11cm">
          <text:p/>
        </draw:line>
        <draw:line draw:style-name="gr1" draw:text-style-name="P1" draw:layer="layout" svg:x1="50cm" svg:y1="10cm" svg:x2="48.5cm" svg:y2="10cm">
          <text:p/>
        </draw:line>
        <draw:line draw:style-name="gr1" draw:text-style-name="P1" draw:layer="layout" svg:x1="50cm" svg:y1="14cm" svg:x2="50cm" svg:y2="14.5cm">
          <text:p/>
        </draw:line>
        <draw:line draw:style-name="gr1" draw:text-style-name="P1" draw:layer="layout" svg:x1="50cm" svg:y1="13cm" svg:x2="50cm" svg:y2="13cm">
          <text:p/>
        </draw:line>
        <draw:line draw:style-name="gr1" draw:text-style-name="P1" draw:layer="layout" svg:x1="49cm" svg:y1="13cm" svg:x2="49cm" svg:y2="14.5cm">
          <text:p/>
        </draw:line>
        <draw:line draw:style-name="gr1" draw:text-style-name="P1" draw:layer="layout" svg:x1="50cm" svg:y1="13cm" svg:x2="49cm" svg:y2="13cm">
          <text:p/>
        </draw:line>
        <draw:line draw:style-name="gr1" draw:text-style-name="P1" draw:layer="layout" svg:x1="50cm" svg:y1="14.5cm" svg:x2="49cm" svg:y2="14.5cm">
          <text:p/>
        </draw:line>
        <draw:circle draw:style-name="gr2" draw:text-style-name="P1" draw:layer="layout" svg:width="1.5cm" svg:height="1.5cm" svg:x="48.8cm" svg:y="15cm">
          <text:p/>
        </draw:circle>
        <draw:line draw:style-name="gr1" draw:text-style-name="P1" draw:layer="layout" svg:x1="55.3cm" svg:y1="12.5cm" svg:x2="55.3cm" svg:y2="13.5cm">
          <text:p/>
        </draw:line>
        <draw:line draw:style-name="gr1" draw:text-style-name="P1" draw:layer="layout" svg:x1="55.3cm" svg:y1="9.5cm" svg:x2="55.3cm" svg:y2="14cm">
          <text:p/>
        </draw:line>
        <draw:line draw:style-name="gr1" draw:text-style-name="P1" draw:layer="layout" svg:x1="54.3cm" svg:y1="9.5cm" svg:x2="54.3cm" svg:y2="14cm">
          <text:p/>
        </draw:line>
        <draw:line draw:style-name="gr1" draw:text-style-name="P1" draw:layer="layout" svg:x1="55.3cm" svg:y1="9.5cm" svg:x2="54.3cm" svg:y2="9.5cm">
          <text:p/>
        </draw:line>
        <draw:line draw:style-name="gr1" draw:text-style-name="P1" draw:layer="layout" svg:x1="55.3cm" svg:y1="14cm" svg:x2="54.3cm" svg:y2="14cm">
          <text:p/>
        </draw:line>
        <draw:circle draw:style-name="gr2" draw:text-style-name="P1" draw:layer="layout" svg:width="1.5cm" svg:height="1.5cm" svg:x="54cm" svg:y="14.5cm">
          <text:p/>
        </draw:circle>
        <draw:line draw:style-name="gr1" draw:text-style-name="P1" draw:layer="layout" svg:x1="56cm" svg:y1="15cm" svg:x2="58cm" svg:y2="9cm">
          <text:p/>
        </draw:line>
        <draw:line draw:style-name="gr1" draw:text-style-name="P1" draw:layer="layout" svg:x1="57cm" svg:y1="15cm" svg:x2="58.5cm" svg:y2="10.5cm">
          <text:p/>
        </draw:line>
        <draw:line draw:style-name="gr1" draw:text-style-name="P1" draw:layer="layout" svg:x1="60cm" svg:y1="12cm" svg:x2="59cm" svg:y2="9cm">
          <text:p/>
        </draw:line>
        <draw:line draw:style-name="gr1" draw:text-style-name="P1" draw:layer="layout" svg:x1="60cm" svg:y1="15cm" svg:x2="58.5cm" svg:y2="10.5cm">
          <text:p/>
        </draw:line>
        <draw:line draw:style-name="gr1" draw:text-style-name="P1" draw:layer="layout" svg:x1="58cm" svg:y1="9cm" svg:x2="59cm" svg:y2="9cm">
          <text:p/>
        </draw:line>
        <draw:line draw:style-name="gr1" draw:text-style-name="P1" draw:layer="layout" svg:x1="56cm" svg:y1="15cm" svg:x2="57cm" svg:y2="15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57.5cm" svg:y1="12.5cm" svg:x2="59.4cm" svg:y2="12.5cm">
          <text:p/>
        </draw:line>
        <draw:line draw:style-name="gr1" draw:text-style-name="P1" draw:layer="layout" svg:x1="57.5cm" svg:y1="13.5cm" svg:x2="59.5cm" svg:y2="13.5cm">
          <text:p/>
        </draw:line>
        <draw:path draw:style-name="gr2" draw:text-style-name="P1" draw:layer="layout" svg:width="2.999cm" svg:height="5.999cm" svg:x="61cm" svg:y="9cm" svg:viewBox="0 0 3000 6000" svg:d="M0 6000c1657 0 3000-1343 3000-3000s-1343-3000-3000-3000">
          <text:p/>
        </draw:path>
        <draw:path draw:style-name="gr2" draw:text-style-name="P1" draw:layer="layout" svg:width="1.999cm" svg:height="3.999cm" svg:x="61cm" svg:y="10cm" svg:viewBox="0 0 2000 4000" svg:d="M0 4000c1105 0 2000-895 2000-2000s-895-2000-2000-2000">
          <text:p/>
        </draw:path>
        <draw:line draw:style-name="gr1" draw:text-style-name="P1" draw:layer="layout" svg:x1="60cm" svg:y1="9cm" svg:x2="60cm" svg:y2="12cm">
          <text:p/>
        </draw:line>
        <draw:line draw:style-name="gr1" draw:text-style-name="P1" draw:layer="layout" svg:x1="61cm" svg:y1="10cm" svg:x2="61cm" svg:y2="14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60cm" svg:y1="9cm" svg:x2="61cm" svg:y2="9cm">
          <text:p/>
        </draw:line>
        <draw:line draw:style-name="gr1" draw:text-style-name="P1" draw:layer="layout" svg:x1="64cm" svg:y1="24cm" svg:x2="66cm" svg:y2="18cm">
          <text:p/>
        </draw:line>
        <draw:line draw:style-name="gr1" draw:text-style-name="P1" draw:layer="layout" svg:x1="65cm" svg:y1="24cm" svg:x2="66.5cm" svg:y2="19.5cm">
          <text:p/>
        </draw:line>
        <draw:line draw:style-name="gr1" draw:text-style-name="P1" draw:layer="layout" svg:x1="69cm" svg:y1="24cm" svg:x2="67cm" svg:y2="18cm">
          <text:p/>
        </draw:line>
        <draw:line draw:style-name="gr1" draw:text-style-name="P1" draw:layer="layout" svg:x1="68cm" svg:y1="24cm" svg:x2="66.5cm" svg:y2="19.5cm">
          <text:p/>
        </draw:line>
        <draw:line draw:style-name="gr1" draw:text-style-name="P1" draw:layer="layout" svg:x1="64cm" svg:y1="24cm" svg:x2="65cm" svg:y2="24cm">
          <text:p/>
        </draw:line>
        <draw:line draw:style-name="gr1" draw:text-style-name="P1" draw:layer="layout" svg:x1="65.5cm" svg:y1="21.5cm" svg:x2="67.5cm" svg:y2="21.5cm">
          <text:p/>
        </draw:line>
        <draw:line draw:style-name="gr1" draw:text-style-name="P1" draw:layer="layout" svg:x1="65.5cm" svg:y1="22.5cm" svg:x2="67.5cm" svg:y2="22.5cm">
          <text:p/>
        </draw:line>
        <draw:circle draw:style-name="gr2" draw:text-style-name="P1" draw:layer="layout" svg:width="1.5cm" svg:height="1.5cm" svg:x="65.3cm" svg:y="12.5cm">
          <text:p/>
        </draw:circle>
        <draw:line draw:style-name="gr1" draw:text-style-name="P1" draw:layer="layout" svg:x1="65.5cm" svg:y1="16.5cm" svg:x2="64.5cm" svg:y2="16.5cm">
          <text:p/>
        </draw:line>
        <draw:line draw:style-name="gr1" draw:text-style-name="P1" draw:layer="layout" svg:x1="66.5cm" svg:y1="14.5cm" svg:x2="65.5cm" svg:y2="16.5cm">
          <text:p/>
        </draw:line>
        <draw:line draw:style-name="gr1" draw:text-style-name="P1" draw:layer="layout" svg:x1="65.5cm" svg:y1="14.5cm" svg:x2="64.5cm" svg:y2="16.5cm">
          <text:p/>
        </draw:line>
        <draw:line draw:style-name="gr1" draw:text-style-name="P1" draw:layer="layout" svg:x1="66.5cm" svg:y1="14.5cm" svg:x2="65.5cm" svg:y2="14.5cm">
          <text:p/>
        </draw:line>
        <draw:path draw:style-name="gr3" draw:text-style-name="P1" draw:layer="layout" svg:width="7.999cm" svg:height="7.999cm" svg:x="62.5cm" svg:y="17cm" svg:viewBox="0 0 8000 8000" svg:d="M4000 8000c2209 0 4000-1791 4000-4000s-1791-4000-4000-4000-4000 1791-4000 4000">
          <text:p/>
        </draw:path>
        <draw:path draw:style-name="gr2" draw:text-style-name="P1" draw:layer="layout" svg:width="5.999cm" svg:height="5.999cm" svg:x="63.5cm" svg:y="18cm" svg:viewBox="0 0 6000 6000" svg:d="M3000 6000c1657 0 3000-1343 3000-3000s-1343-3000-3000-3000-3000 1343-3000 3000">
          <text:p/>
        </draw:path>
        <draw:line draw:style-name="gr1" draw:text-style-name="P1" draw:layer="layout" svg:x1="66.5cm" svg:y1="24cm" svg:x2="66.5cm" svg:y2="25cm">
          <text:p/>
        </draw:line>
        <draw:line draw:style-name="gr1" draw:text-style-name="P1" draw:layer="layout" svg:x1="63.5cm" svg:y1="21cm" svg:x2="62.5cm" svg:y2="21cm">
          <text:p/>
        </draw:line>
        <draw:line draw:style-name="gr1" draw:text-style-name="P1" draw:layer="layout" svg:x1="49.5cm" svg:y1="25cm" svg:x2="51.5cm" svg:y2="31cm">
          <text:p/>
        </draw:line>
        <draw:line draw:style-name="gr1" draw:text-style-name="P1" draw:layer="layout" svg:x1="50.5cm" svg:y1="25cm" svg:x2="52cm" svg:y2="29.5cm">
          <text:p/>
        </draw:line>
        <draw:line draw:style-name="gr1" draw:text-style-name="P1" draw:layer="layout" svg:x1="53.5cm" svg:y1="25cm" svg:x2="52cm" svg:y2="29.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49.5cm" svg:y1="25cm" svg:x2="50.5cm" svg:y2="2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2.5cm" svg:y1="31cm" svg:x2="54cm" svg:y2="26.5cm">
          <text:p/>
        </draw:line>
        <draw:line draw:style-name="gr1" draw:text-style-name="P1" draw:layer="layout" svg:x1="56.5cm" svg:y1="31cm" svg:x2="54.5cm" svg:y2="25cm">
          <text:p/>
        </draw:line>
        <draw:line draw:style-name="gr1" draw:text-style-name="P1" draw:layer="layout" svg:x1="55.5cm" svg:y1="31cm" svg:x2="54cm" svg:y2="26.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55.5cm" svg:y1="31cm" svg:x2="56.5cm" svg:y2="31cm">
          <text:p/>
        </draw:line>
        <draw:line draw:style-name="gr1" draw:text-style-name="P1" draw:layer="layout" svg:x1="53cm" svg:y1="28.5cm" svg:x2="55cm" svg:y2="28.5cm">
          <text:p/>
        </draw:line>
        <draw:line draw:style-name="gr1" draw:text-style-name="P1" draw:layer="layout" svg:x1="53cm" svg:y1="29.5cm" svg:x2="55cm" svg:y2="29.5cm">
          <text:p/>
        </draw:line>
        <draw:line draw:style-name="gr1" draw:text-style-name="P1" draw:layer="layout" svg:x1="48cm" svg:y1="26cm" svg:x2="48cm" svg:y2="31cm">
          <text:p/>
        </draw:line>
        <draw:line draw:style-name="gr1" draw:text-style-name="P1" draw:layer="layout" svg:x1="49cm" svg:y1="26cm" svg:x2="49cm" svg:y2="31cm">
          <text:p/>
        </draw:line>
        <draw:line draw:style-name="gr1" draw:text-style-name="P1" draw:layer="layout" svg:x1="48cm" svg:y1="31cm" svg:x2="49cm" svg:y2="31cm">
          <text:p/>
        </draw:line>
        <draw:line draw:style-name="gr1" draw:text-style-name="P1" draw:layer="layout" svg:x1="46.5cm" svg:y1="25cm" svg:x2="49.5cm" svg:y2="25cm">
          <text:p/>
        </draw:line>
        <draw:line draw:style-name="gr1" draw:text-style-name="P1" draw:layer="layout" svg:x1="46.5cm" svg:y1="26cm" svg:x2="48cm" svg:y2="26cm">
          <text:p/>
        </draw:line>
        <draw:line draw:style-name="gr1" draw:text-style-name="P1" draw:layer="layout" svg:x1="46.5cm" svg:y1="26cm" svg:x2="46.5cm" svg:y2="25cm">
          <text:p/>
        </draw:line>
        <draw:line draw:style-name="gr1" draw:text-style-name="P1" draw:layer="layout" svg:x1="49cm" svg:y1="26cm" svg:x2="50cm" svg:y2="26cm">
          <text:p/>
        </draw:line>
        <draw:line draw:style-name="gr1" draw:text-style-name="P1" draw:layer="layout" svg:x1="57.5cm" svg:y1="26cm" svg:x2="57.5cm" svg:y2="31cm">
          <text:p/>
        </draw:line>
        <draw:line draw:style-name="gr1" draw:text-style-name="P1" draw:layer="layout" svg:x1="58.5cm" svg:y1="26cm" svg:x2="58.5cm" svg:y2="31cm">
          <text:p/>
        </draw:line>
        <draw:line draw:style-name="gr1" draw:text-style-name="P1" draw:layer="layout" svg:x1="57.5cm" svg:y1="31cm" svg:x2="58.5cm" svg:y2="31cm">
          <text:p/>
        </draw:line>
        <draw:line draw:style-name="gr1" draw:text-style-name="P1" draw:layer="layout" svg:x1="56cm" svg:y1="25cm" svg:x2="59.5cm" svg:y2="25cm">
          <text:p/>
        </draw:line>
        <draw:line draw:style-name="gr1" draw:text-style-name="P1" draw:layer="layout" svg:x1="56cm" svg:y1="26cm" svg:x2="57.5cm" svg:y2="26cm">
          <text:p/>
        </draw:line>
        <draw:line draw:style-name="gr1" draw:text-style-name="P1" draw:layer="layout" svg:x1="56cm" svg:y1="26cm" svg:x2="56cm" svg:y2="25cm">
          <text:p/>
        </draw:line>
        <draw:line draw:style-name="gr1" draw:text-style-name="P1" draw:layer="layout" svg:x1="59.5cm" svg:y1="26cm" svg:x2="59.5cm" svg:y2="31cm">
          <text:p/>
        </draw:line>
        <draw:line draw:style-name="gr1" draw:text-style-name="P1" draw:layer="layout" svg:x1="60.5cm" svg:y1="25cm" svg:x2="60.5cm" svg:y2="30cm">
          <text:p/>
        </draw:line>
        <draw:line draw:style-name="gr1" draw:text-style-name="P1" draw:layer="layout" svg:x1="59.5cm" svg:y1="31cm" svg:x2="60.5cm" svg:y2="31cm">
          <text:p/>
        </draw:line>
        <draw:line draw:style-name="gr1" draw:text-style-name="P1" draw:layer="layout" svg:x1="63cm" svg:y1="30cm" svg:x2="60.5cm" svg:y2="30cm">
          <text:p/>
        </draw:line>
        <draw:line draw:style-name="gr1" draw:text-style-name="P1" draw:layer="layout" svg:x1="63cm" svg:y1="31cm" svg:x2="60.5cm" svg:y2="31cm">
          <text:p/>
        </draw:line>
        <draw:line draw:style-name="gr1" draw:text-style-name="P1" draw:layer="layout" svg:x1="63cm" svg:y1="31cm" svg:x2="63cm" svg:y2="30cm">
          <text:p/>
        </draw:line>
        <draw:line draw:style-name="gr1" draw:text-style-name="P1" draw:layer="layout" svg:x1="58.5cm" svg:y1="26cm" svg:x2="59.5cm" svg:y2="26cm">
          <text:p/>
        </draw:line>
        <draw:line draw:style-name="gr1" draw:text-style-name="P1" draw:layer="layout" svg:x1="59.5cm" svg:y1="25cm" svg:x2="60.5cm" svg:y2="25cm">
          <text:p/>
        </draw:line>
        <draw:line draw:style-name="gr1" draw:text-style-name="P1" draw:layer="layout" svg:x1="6cm" svg:y1="19cm" svg:x2="6cm" svg:y2="18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path draw:style-name="gr2" draw:text-style-name="P1" draw:layer="layout" svg:width="1.999cm" svg:height="3.999cm" svg:x="3cm" svg:y="20cm" svg:viewBox="0 0 2000 4000" svg:d="M0 4000c1105 0 2000-895 2000-2000s-895-2000-2000-2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3.5cm" svg:y1="17.5cm" svg:x2="3.5cm" svg:y2="24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2.5cm" svg:y1="17.5cm" svg:x2="2.5cm" svg:y2="24.5cm">
          <text:p/>
        </draw:line>
        <draw:line draw:style-name="gr1" draw:text-style-name="P1" draw:layer="layout" svg:x1="2.5cm" svg:y1="17.5cm" svg:x2="3.5cm" svg:y2="17.5cm">
          <text:p/>
        </draw:line>
        <draw:line draw:style-name="gr1" draw:text-style-name="P1" draw:layer="layout" svg:x1="2.5cm" svg:y1="24.5cm" svg:x2="3.5cm" svg:y2="24.5cm">
          <text:p/>
        </draw:line>
        <draw:path draw:style-name="gr2" draw:text-style-name="P1" draw:layer="layout" svg:width="4.499cm" svg:height="2.249cm" svg:x="69cm" svg:y="28.75cm" svg:viewBox="0 0 4500 2250" svg:d="M0 0c0 1243 1007 2250 2250 2250s2250-1007 2250-2250">
          <text:p/>
        </draw:path>
        <draw:path draw:style-name="gr2" draw:text-style-name="P1" draw:layer="layout" svg:width="2.499cm" svg:height="1.249cm" svg:x="70cm" svg:y="28.75cm" svg:viewBox="0 0 2500 1250" svg:d="M0 0c0 690 560 1250 1250 1250s1250-560 1250-1250">
          <text:p/>
        </draw:path>
        <draw:line draw:style-name="gr1" draw:text-style-name="P1" draw:layer="layout" svg:x1="70cm" svg:y1="25cm" svg:x2="70cm" svg:y2="29cm">
          <text:p/>
        </draw:line>
        <draw:line draw:style-name="gr1" draw:text-style-name="P1" draw:layer="layout" svg:x1="69cm" svg:y1="25cm" svg:x2="69cm" svg:y2="29cm">
          <text:p/>
        </draw:line>
        <draw:line draw:style-name="gr1" draw:text-style-name="P1" draw:layer="layout" svg:x1="72.5cm" svg:y1="25cm" svg:x2="72.5cm" svg:y2="29cm">
          <text:p/>
        </draw:line>
        <draw:line draw:style-name="gr1" draw:text-style-name="P1" draw:layer="layout" svg:x1="73.5cm" svg:y1="26cm" svg:x2="73.5cm" svg:y2="29cm">
          <text:p/>
        </draw:line>
        <draw:line draw:style-name="gr1" draw:text-style-name="P1" draw:layer="layout" svg:x1="69cm" svg:y1="25cm" svg:x2="70cm" svg:y2="25cm">
          <text:p/>
        </draw:line>
        <draw:line draw:style-name="gr1" draw:text-style-name="P1" draw:layer="layout" svg:x1="72.5cm" svg:y1="25cm" svg:x2="73.5cm" svg:y2="25cm">
          <text:p/>
        </draw:line>
        <draw:line draw:style-name="gr1" draw:text-style-name="P1" draw:layer="layout" svg:x1="74.5cm" svg:y1="26cm" svg:x2="74.5cm" svg:y2="31cm">
          <text:p/>
        </draw:line>
        <draw:line draw:style-name="gr1" draw:text-style-name="P1" draw:layer="layout" svg:x1="75.5cm" svg:y1="26cm" svg:x2="75.5cm" svg:y2="31cm">
          <text:p/>
        </draw:line>
        <draw:line draw:style-name="gr1" draw:text-style-name="P1" draw:layer="layout" svg:x1="74.5cm" svg:y1="31cm" svg:x2="75.5cm" svg:y2="31cm">
          <text:p/>
        </draw:line>
        <draw:line draw:style-name="gr1" draw:text-style-name="P1" draw:layer="layout" svg:x1="73cm" svg:y1="25cm" svg:x2="77cm" svg:y2="25cm">
          <text:p/>
        </draw:line>
        <draw:line draw:style-name="gr1" draw:text-style-name="P1" draw:layer="layout" svg:x1="73.5cm" svg:y1="26cm" svg:x2="74.5cm" svg:y2="26cm">
          <text:p/>
        </draw:line>
        <draw:line draw:style-name="gr1" draw:text-style-name="P1" draw:layer="layout" svg:x1="77cm" svg:y1="26cm" svg:x2="77cm" svg:y2="25cm">
          <text:p/>
        </draw:line>
        <draw:line draw:style-name="gr1" draw:text-style-name="P1" draw:layer="layout" svg:x1="75.5cm" svg:y1="26cm" svg:x2="77cm" svg:y2="26cm">
          <text:p/>
        </draw:line>
        <draw:path draw:style-name="gr2" draw:text-style-name="P1" draw:layer="layout" svg:width="4.499cm" svg:height="2.249cm" svg:x="71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72cm" svg:y="21.75cm" svg:viewBox="0 0 2500 1250" svg:d="M0 0c0 690 560 1250 1250 1250s1250-560 1250-1250">
          <text:p/>
        </draw:path>
        <draw:line draw:style-name="gr1" draw:text-style-name="P1" draw:layer="layout" svg:x1="72cm" svg:y1="18cm" svg:x2="72cm" svg:y2="22cm">
          <text:p/>
        </draw:line>
        <draw:line draw:style-name="gr1" draw:text-style-name="P1" draw:layer="layout" svg:x1="71cm" svg:y1="18cm" svg:x2="71cm" svg:y2="22cm">
          <text:p/>
        </draw:line>
        <draw:line draw:style-name="gr1" draw:text-style-name="P1" draw:layer="layout" svg:x1="74.5cm" svg:y1="18cm" svg:x2="74.5cm" svg:y2="22cm">
          <text:p/>
        </draw:line>
        <draw:line draw:style-name="gr1" draw:text-style-name="P1" draw:layer="layout" svg:x1="75.5cm" svg:y1="19cm" svg:x2="75.5cm" svg:y2="22cm">
          <text:p/>
        </draw:line>
        <draw:line draw:style-name="gr1" draw:text-style-name="P1" draw:layer="layout" svg:x1="71cm" svg:y1="18cm" svg:x2="72cm" svg:y2="18cm">
          <text:p/>
        </draw:line>
        <draw:line draw:style-name="gr1" draw:text-style-name="P1" draw:layer="layout" svg:x1="74.5cm" svg:y1="18cm" svg:x2="75.5cm" svg:y2="18cm">
          <text:p/>
        </draw:line>
        <draw:path draw:style-name="gr2" draw:text-style-name="P1" draw:layer="layout" svg:width="0.999cm" svg:height="1.999cm" svg:x="76.5cm" svg:y="19cm" svg:viewBox="0 0 1000 2000" svg:d="M0 2000c552 0 1000-448 1000-1000s-448-1000-1000-1000">
          <text:p/>
        </draw:path>
        <draw:path draw:style-name="gr2" draw:text-style-name="P1" draw:layer="layout" svg:width="1.999cm" svg:height="3.999cm" svg:x="76.5cm" svg:y="18cm" svg:viewBox="0 0 2000 4000" svg:d="M0 4000c1105 0 2000-895 2000-2000s-895-2000-2000-2000">
          <text:p/>
        </draw:path>
        <draw:line draw:style-name="gr1" draw:text-style-name="P1" draw:layer="layout" svg:x1="74.5cm" svg:y1="18cm" svg:x2="75.5cm" svg:y2="18cm">
          <text:p/>
        </draw:line>
        <draw:line draw:style-name="gr1" draw:text-style-name="P1" draw:layer="layout" svg:x1="75.5cm" svg:y1="18cm" svg:x2="76.5cm" svg:y2="18cm">
          <text:p/>
        </draw:line>
        <draw:line draw:style-name="gr1" draw:text-style-name="P1" draw:layer="layout" svg:x1="75.5cm" svg:y1="19cm" svg:x2="76.5cm" svg:y2="19cm">
          <text:p/>
        </draw:line>
        <draw:line draw:style-name="gr1" draw:text-style-name="P1" draw:layer="layout" svg:x1="75.5cm" svg:y1="21cm" svg:x2="76.5cm" svg:y2="21cm">
          <text:p/>
        </draw:line>
        <draw:line draw:style-name="gr1" draw:text-style-name="P1" draw:layer="layout" svg:x1="75.5cm" svg:y1="22cm" svg:x2="76.5cm" svg:y2="22cm">
          <text:p/>
        </draw:line>
        <draw:line draw:style-name="gr1" draw:text-style-name="P1" draw:layer="layout" svg:x1="77.5cm" svg:y1="24cm" svg:x2="78.5cm" svg:y2="24cm">
          <text:p/>
        </draw:line>
        <draw:line draw:style-name="gr1" draw:text-style-name="P1" draw:layer="layout" svg:x1="76.5cm" svg:y1="22cm" svg:x2="77.5cm" svg:y2="24cm">
          <text:p/>
        </draw:line>
        <draw:line draw:style-name="gr1" draw:text-style-name="P1" draw:layer="layout" svg:x1="77.5cm" svg:y1="22cm" svg:x2="78.5cm" svg:y2="24cm">
          <text:p/>
        </draw:line>
        <draw:line draw:style-name="gr1" draw:text-style-name="P1" draw:layer="layout" svg:x1="22.5cm" svg:y1="28cm" svg:x2="22.5cm" svg:y2="29cm">
          <text:p/>
        </draw:line>
        <draw:line draw:style-name="gr1" draw:text-style-name="P1" draw:layer="layout" svg:x1="22cm" svg:y1="28cm" svg:x2="22.5cm" svg:y2="28cm">
          <text:p/>
        </draw:line>
        <draw:line draw:style-name="gr1" draw:text-style-name="P1" draw:layer="layout" svg:x1="22cm" svg:y1="29cm" svg:x2="22.5cm" svg:y2="29cm">
          <text:p/>
        </draw:line>
        <draw:line draw:style-name="gr1" draw:text-style-name="P1" draw:layer="layout" svg:x1="21cm" svg:y1="28cm" svg:x2="21cm" svg:y2="26.5cm">
          <text:p/>
        </draw:line>
        <draw:line draw:style-name="gr1" draw:text-style-name="P1" draw:layer="layout" svg:x1="68.5cm" svg:y1="12cm" svg:x2="71.5cm" svg:y2="12cm">
          <text:p/>
        </draw:line>
        <draw:line draw:style-name="gr1" draw:text-style-name="P1" draw:layer="layout" svg:x1="68.5cm" svg:y1="13cm" svg:x2="71.5cm" svg:y2="13cm">
          <text:p/>
        </draw:line>
        <draw:line draw:style-name="gr1" draw:text-style-name="P1" draw:layer="layout" svg:x1="71.5cm" svg:y1="12cm" svg:x2="71.5cm" svg:y2="13cm">
          <text:p/>
        </draw:line>
        <draw:line draw:style-name="gr1" draw:text-style-name="P1" draw:layer="layout" svg:x1="68.5cm" svg:y1="12cm" svg:x2="68.5cm" svg:y2="13cm">
          <text:p/>
        </draw:line>
      </draw:page>
      <draw:page draw:name="page2" draw:style-name="dp1" draw:master-page-name="Standard">
        <office:forms form:automatic-focus="false" form:apply-design-mode="false"/>
        <draw:line draw:style-name="gr1" draw:text-style-name="P1" draw:layer="layout" svg:x1="2.5cm" svg:y1="3cm" svg:x2="2.5cm" svg:y2="9cm">
          <text:p/>
        </draw:line>
        <draw:line draw:style-name="gr1" draw:text-style-name="P1" draw:layer="layout" svg:x1="3cm" svg:y1="3cm" svg:x2="3cm" svg:y2="9cm">
          <text:p/>
        </draw:line>
        <draw:line draw:style-name="gr1" draw:text-style-name="P1" draw:layer="layout" svg:x1="6cm" svg:y1="3cm" svg:x2="6cm" svg:y2="9cm">
          <text:p/>
        </draw:line>
        <draw:line draw:style-name="gr1" draw:text-style-name="P1" draw:layer="layout" svg:x1="6.5cm" svg:y1="3cm" svg:x2="6.5cm" svg:y2="9cm">
          <text:p/>
        </draw:line>
        <draw:line draw:style-name="gr1" draw:text-style-name="P1" draw:layer="layout" svg:x1="3cm" svg:y1="6cm" svg:x2="6cm" svg:y2="6cm">
          <text:p/>
        </draw:line>
        <draw:line draw:style-name="gr1" draw:text-style-name="P1" draw:layer="layout" svg:x1="3cm" svg:y1="5.5cm" svg:x2="6cm" svg:y2="5.5cm">
          <text:p/>
        </draw:line>
        <draw:line draw:style-name="gr1" draw:text-style-name="P1" draw:layer="layout" svg:x1="2.5cm" svg:y1="3cm" svg:x2="3cm" svg:y2="3cm">
          <text:p/>
        </draw:line>
        <draw:line draw:style-name="gr1" draw:text-style-name="P1" draw:layer="layout" svg:x1="2.5cm" svg:y1="9cm" svg:x2="3cm" svg:y2="9cm">
          <text:p/>
        </draw:line>
        <draw:line draw:style-name="gr1" draw:text-style-name="P1" draw:layer="layout" svg:x1="6cm" svg:y1="9cm" svg:x2="6.5cm" svg:y2="9cm">
          <text:p/>
        </draw:line>
        <draw:path draw:style-name="gr2" draw:text-style-name="P1" draw:layer="layout" svg:width="2.999cm" svg:height="5.999cm" svg:x="38cm" svg:y="3cm" svg:viewBox="0 0 3000 6000" svg:d="M0 6000c1657 0 3000-1343 3000-3000s-1343-3000-3000-3000">
          <text:p/>
        </draw:path>
        <draw:line draw:style-name="gr1" draw:text-style-name="P1" draw:layer="layout" svg:x1="37cm" svg:y1="3cm" svg:x2="37cm" svg:y2="9cm">
          <text:p/>
        </draw:line>
        <draw:line draw:style-name="gr1" draw:text-style-name="P1" draw:layer="layout" svg:x1="37.5cm" svg:y1="3.5cm" svg:x2="37.5cm" svg:y2="8.5cm">
          <text:p/>
        </draw:line>
        <draw:path draw:style-name="gr2" draw:text-style-name="P1" draw:layer="layout" svg:width="2.999cm" svg:height="5.999cm" svg:x="7cm" svg:y="3cm" svg:viewBox="0 0 3000 6000" svg:d="M3000 6000c-1657 0-3000-1343-3000-3000s1343-3000 3000-3000">
          <text:p/>
        </draw:path>
        <draw:line draw:style-name="gr1" draw:text-style-name="P1" draw:layer="layout" svg:x1="18cm" svg:y1="3cm" svg:x2="18cm" svg:y2="9cm">
          <text:p/>
        </draw:line>
        <draw:line draw:style-name="gr1" draw:text-style-name="P1" draw:layer="layout" svg:x1="18.5cm" svg:y1="3cm" svg:x2="18.5cm" svg:y2="9cm">
          <text:p/>
        </draw:line>
        <draw:line draw:style-name="gr1" draw:text-style-name="P1" draw:layer="layout" svg:x1="19cm" svg:y1="9cm" svg:x2="20cm" svg:y2="9cm">
          <text:p/>
        </draw:line>
        <draw:line draw:style-name="gr1" draw:text-style-name="P1" draw:layer="layout" svg:x1="23cm" svg:y1="3cm" svg:x2="23cm" svg:y2="9cm">
          <text:p/>
        </draw:line>
        <draw:line draw:style-name="gr1" draw:text-style-name="P1" draw:layer="layout" svg:x1="23.5cm" svg:y1="3cm" svg:x2="23.5cm" svg:y2="9cm">
          <text:p/>
        </draw:line>
        <draw:line draw:style-name="gr1" draw:text-style-name="P1" draw:layer="layout" svg:x1="23.5cm" svg:y1="3.5cm" svg:x2="26cm" svg:y2="3.5cm">
          <text:p/>
        </draw:line>
        <draw:line draw:style-name="gr1" draw:text-style-name="P1" draw:layer="layout" svg:x1="24cm" svg:y1="3cm" svg:x2="26cm" svg:y2="3cm">
          <text:p/>
        </draw:line>
        <draw:line draw:style-name="gr1" draw:text-style-name="P1" draw:layer="layout" svg:x1="23.5cm" svg:y1="6cm" svg:x2="26cm" svg:y2="6cm">
          <text:p/>
        </draw:line>
        <draw:line draw:style-name="gr1" draw:text-style-name="P1" draw:layer="layout" svg:x1="23cm" svg:y1="3cm" svg:x2="24cm" svg:y2="3cm">
          <text:p/>
        </draw:line>
        <draw:line draw:style-name="gr1" draw:text-style-name="P1" draw:layer="layout" svg:x1="23.5cm" svg:y1="6.5cm" svg:x2="26cm" svg:y2="6.5cm">
          <text:p/>
        </draw:line>
        <draw:line draw:style-name="gr1" draw:text-style-name="P1" draw:layer="layout" svg:x1="26cm" svg:y1="6cm" svg:x2="26cm" svg:y2="6.5cm">
          <text:p/>
        </draw:line>
        <draw:path draw:style-name="gr2" draw:text-style-name="P1" draw:layer="layout" svg:width="1.999cm" svg:height="3.999cm" svg:x="19cm" svg:y="3cm" svg:viewBox="0 0 2000 4000" svg:d="M0 4000c1105 0 2000-895 2000-2000s-895-2000-2000-2000">
          <text:p/>
        </draw:path>
        <draw:line draw:style-name="gr1" draw:text-style-name="P1" draw:layer="layout" svg:x1="18.5cm" svg:y1="7cm" svg:x2="19cm" svg:y2="7cm">
          <text:p/>
        </draw:line>
        <draw:path draw:style-name="gr2" draw:text-style-name="P1" draw:layer="layout" svg:width="1.999cm" svg:height="3.999cm" svg:x="20cm" svg:y="5cm" svg:viewBox="0 0 2000 4000" svg:d="M0 4000c1105 0 2000-895 2000-2000s-895-2000-2000-2000">
          <text:p/>
        </draw:path>
        <draw:line draw:style-name="gr1" draw:text-style-name="P1" draw:layer="layout" svg:x1="23cm" svg:y1="9cm" svg:x2="23.5cm" svg:y2="9cm">
          <text:p/>
        </draw:line>
        <draw:line draw:style-name="gr1" draw:text-style-name="P1" draw:layer="layout" svg:x1="32.5cm" svg:y1="3cm" svg:x2="32.5cm" svg:y2="9cm">
          <text:p/>
        </draw:line>
        <draw:line draw:style-name="gr1" draw:text-style-name="P1" draw:layer="layout" svg:x1="33cm" svg:y1="3.5cm" svg:x2="33cm" svg:y2="8.5cm">
          <text:p/>
        </draw:line>
        <draw:line draw:style-name="gr1" draw:text-style-name="P1" draw:layer="layout" svg:x1="33cm" svg:y1="3.5cm" svg:x2="35.5cm" svg:y2="3.5cm">
          <text:p/>
        </draw:line>
        <draw:line draw:style-name="gr1" draw:text-style-name="P1" draw:layer="layout" svg:x1="33.5cm" svg:y1="3cm" svg:x2="35.5cm" svg:y2="3cm">
          <text:p/>
        </draw:line>
        <draw:line draw:style-name="gr1" draw:text-style-name="P1" draw:layer="layout" svg:x1="33cm" svg:y1="6cm" svg:x2="35cm" svg:y2="6cm">
          <text:p/>
        </draw:line>
        <draw:line draw:style-name="gr1" draw:text-style-name="P1" draw:layer="layout" svg:x1="32.5cm" svg:y1="3cm" svg:x2="33.5cm" svg:y2="3cm">
          <text:p/>
        </draw:line>
        <draw:line draw:style-name="gr1" draw:text-style-name="P1" draw:layer="layout" svg:x1="33cm" svg:y1="6.5cm" svg:x2="35cm" svg:y2="6.5cm">
          <text:p/>
        </draw:line>
        <draw:line draw:style-name="gr1" draw:text-style-name="P1" draw:layer="layout" svg:x1="35cm" svg:y1="6cm" svg:x2="35cm" svg:y2="6.5cm">
          <text:p/>
        </draw:line>
        <draw:line draw:style-name="gr1" draw:text-style-name="P1" draw:layer="layout" svg:x1="32.5cm" svg:y1="9cm" svg:x2="33.5cm" svg:y2="9cm">
          <text:p/>
        </draw:line>
        <draw:line draw:style-name="gr1" draw:text-style-name="P1" draw:layer="layout" svg:x1="33cm" svg:y1="8.5cm" svg:x2="35.5cm" svg:y2="8.5cm">
          <text:p/>
        </draw:line>
        <draw:line draw:style-name="gr1" draw:text-style-name="P1" draw:layer="layout" svg:x1="33.5cm" svg:y1="9cm" svg:x2="35.5cm" svg:y2="9cm">
          <text:p/>
        </draw:line>
        <draw:line draw:style-name="gr1" draw:text-style-name="P1" draw:layer="layout" svg:x1="35.5cm" svg:y1="8.5cm" svg:x2="35.5cm" svg:y2="9cm">
          <text:p/>
        </draw:line>
        <draw:line draw:style-name="gr1" draw:text-style-name="P1" draw:layer="layout" svg:x1="11cm" svg:y1="3cm" svg:x2="10cm" svg:y2="3cm">
          <text:p/>
        </draw:line>
        <draw:line draw:style-name="gr1" draw:text-style-name="P1" draw:layer="layout" svg:x1="11cm" svg:y1="3.5cm" svg:x2="10cm" svg:y2="3.5cm">
          <text:p/>
        </draw:line>
        <draw:line draw:style-name="gr1" draw:text-style-name="P1" draw:layer="layout" svg:x1="11cm" svg:y1="3cm" svg:x2="11cm" svg:y2="3.5cm">
          <text:p/>
        </draw:line>
        <draw:line draw:style-name="gr1" draw:text-style-name="P1" draw:layer="layout" svg:x1="11cm" svg:y1="8.5cm" svg:x2="10cm" svg:y2="8.5cm">
          <text:p/>
        </draw:line>
        <draw:line draw:style-name="gr1" draw:text-style-name="P1" draw:layer="layout" svg:x1="11cm" svg:y1="9cm" svg:x2="10cm" svg:y2="9cm">
          <text:p/>
        </draw:line>
        <draw:line draw:style-name="gr1" draw:text-style-name="P1" draw:layer="layout" svg:x1="11cm" svg:y1="8.5cm" svg:x2="11cm" svg:y2="9cm">
          <text:p/>
        </draw:line>
        <draw:line draw:style-name="gr1" draw:text-style-name="P1" draw:layer="layout" svg:x1="37cm" svg:y1="9cm" svg:x2="38cm" svg:y2="9cm">
          <text:p/>
        </draw:line>
        <draw:line draw:style-name="gr1" draw:text-style-name="P1" draw:layer="layout" svg:x1="5.5cm" svg:y1="10cm" svg:x2="5.5cm" svg:y2="15cm">
          <text:p/>
        </draw:line>
        <draw:line draw:style-name="gr1" draw:text-style-name="P1" draw:layer="layout" svg:x1="6cm" svg:y1="10cm" svg:x2="6cm" svg:y2="15cm">
          <text:p/>
        </draw:line>
        <draw:line draw:style-name="gr1" draw:text-style-name="P1" draw:layer="layout" svg:x1="6.5cm" svg:y1="10cm" svg:x2="6.5cm" svg:y2="16cm">
          <text:p/>
        </draw:line>
        <draw:line draw:style-name="gr1" draw:text-style-name="P1" draw:layer="layout" svg:x1="7cm" svg:y1="10cm" svg:x2="7cm" svg:y2="16cm">
          <text:p/>
        </draw:line>
        <draw:line draw:style-name="gr1" draw:text-style-name="P1" draw:layer="layout" svg:x1="7cm" svg:y1="16cm" svg:x2="6.5cm" svg:y2="16cm">
          <text:p/>
        </draw:line>
        <draw:line draw:style-name="gr1" draw:text-style-name="P1" draw:layer="layout" svg:x1="11cm" svg:y1="10cm" svg:x2="11cm" svg:y2="16cm">
          <text:p/>
        </draw:line>
        <draw:line draw:style-name="gr1" draw:text-style-name="P1" draw:layer="layout" svg:x1="11.5cm" svg:y1="10cm" svg:x2="11.5cm" svg:y2="16cm">
          <text:p/>
        </draw:line>
        <draw:line draw:style-name="gr1" draw:text-style-name="P1" draw:layer="layout" svg:x1="18cm" svg:y1="3cm" svg:x2="19cm" svg:y2="3cm">
          <text:p/>
        </draw:line>
        <draw:line draw:style-name="gr1" draw:text-style-name="P1" draw:layer="layout" svg:x1="11.5cm" svg:y1="16cm" svg:x2="11cm" svg:y2="16cm">
          <text:p/>
        </draw:line>
        <draw:circle draw:style-name="gr3" draw:text-style-name="P1" draw:layer="layout" svg:width="6cm" svg:height="6cm" svg:x="21.5cm" svg:y="10cm">
          <text:p/>
        </draw:circle>
        <draw:circle draw:style-name="gr2" draw:text-style-name="P1" draw:layer="layout" svg:width="4.5cm" svg:height="4.5cm" svg:x="2cm" svg:y="26.5cm">
          <text:p/>
        </draw:circle>
        <draw:circle draw:style-name="gr3" draw:text-style-name="P1" draw:layer="layout" svg:width="6cm" svg:height="6cm" svg:x="28.5cm" svg:y="10cm">
          <text:p/>
        </draw:circle>
        <draw:circle draw:style-name="gr2" draw:text-style-name="P1" draw:layer="layout" svg:width="4cm" svg:height="4cm" svg:x="22.5cm" svg:y="11cm">
          <text:p/>
        </draw:circle>
        <draw:line draw:style-name="gr1" draw:text-style-name="P1" draw:layer="layout" svg:x1="33cm" svg:y1="16cm" svg:x2="34cm" svg:y2="16cm">
          <text:p/>
        </draw:line>
        <draw:line draw:style-name="gr1" draw:text-style-name="P1" draw:layer="layout" svg:x1="7.7cm" svg:y1="18.5cm" svg:x2="7.7cm" svg:y2="24cm">
          <text:p/>
        </draw:line>
        <draw:line draw:style-name="gr1" draw:text-style-name="P1" draw:layer="layout" svg:x1="8.25cm" svg:y1="18.5cm" svg:x2="8.25cm" svg:y2="24cm">
          <text:p/>
        </draw:line>
        <draw:line draw:style-name="gr1" draw:text-style-name="P1" draw:layer="layout" svg:x1="7.65cm" svg:y1="24cm" svg:x2="8.25cm" svg:y2="24cm">
          <text:p/>
        </draw:line>
        <draw:line draw:style-name="gr1" draw:text-style-name="P1" draw:layer="layout" svg:x1="6cm" svg:y1="18cm" svg:x2="10cm" svg:y2="18cm">
          <text:p/>
        </draw:line>
        <draw:line draw:style-name="gr1" draw:text-style-name="P1" draw:layer="layout" svg:x1="6cm" svg:y1="18.55cm" svg:x2="7.65cm" svg:y2="18.55cm">
          <text:p/>
        </draw:line>
        <draw:line draw:style-name="gr1" draw:text-style-name="P1" draw:layer="layout" svg:x1="10cm" svg:y1="18.55cm" svg:x2="10cm" svg:y2="18cm">
          <text:p/>
        </draw:line>
        <draw:line draw:style-name="gr1" draw:text-style-name="P1" draw:layer="layout" svg:x1="10.5cm" svg:y1="18cm" svg:x2="10.5cm" svg:y2="24cm">
          <text:p/>
        </draw:line>
        <draw:line draw:style-name="gr1" draw:text-style-name="P1" draw:layer="layout" svg:x1="11.05cm" svg:y1="18.05cm" svg:x2="11.05cm" svg:y2="23.5cm">
          <text:p/>
        </draw:line>
        <draw:line draw:style-name="gr1" draw:text-style-name="P1" draw:layer="layout" svg:x1="10.5cm" svg:y1="24cm" svg:x2="11.5cm" svg:y2="24cm">
          <text:p/>
        </draw:line>
        <draw:line draw:style-name="gr1" draw:text-style-name="P1" draw:layer="layout" svg:x1="13.95cm" svg:y1="23.55cm" svg:x2="11cm" svg:y2="23.55cm">
          <text:p/>
        </draw:line>
        <draw:line draw:style-name="gr1" draw:text-style-name="P1" draw:layer="layout" svg:x1="14cm" svg:y1="24cm" svg:x2="11.5cm" svg:y2="24cm">
          <text:p/>
        </draw:line>
        <draw:line draw:style-name="gr1" draw:text-style-name="P1" draw:layer="layout" svg:x1="14cm" svg:y1="24cm" svg:x2="14cm" svg:y2="23.5cm">
          <text:p/>
        </draw:line>
        <draw:line draw:style-name="gr1" draw:text-style-name="P1" draw:layer="layout" svg:x1="14.5cm" svg:y1="18cm" svg:x2="14.5cm" svg:y2="24cm">
          <text:p/>
        </draw:line>
        <draw:line draw:style-name="gr1" draw:text-style-name="P1" draw:layer="layout" svg:x1="15.05cm" svg:y1="18.05cm" svg:x2="15.05cm" svg:y2="24.05cm">
          <text:p/>
        </draw:line>
        <draw:line draw:style-name="gr1" draw:text-style-name="P1" draw:layer="layout" svg:x1="18cm" svg:y1="18cm" svg:x2="18cm" svg:y2="24cm">
          <text:p/>
        </draw:line>
        <draw:line draw:style-name="gr1" draw:text-style-name="P1" draw:layer="layout" svg:x1="18.5cm" svg:y1="18cm" svg:x2="18.5cm" svg:y2="24cm">
          <text:p/>
        </draw:line>
        <draw:line draw:style-name="gr1" draw:text-style-name="P1" draw:layer="layout" svg:x1="15.3cm" svg:y1="18.384cm" svg:x2="17.2cm" svg:y2="20.916cm">
          <text:p/>
        </draw:line>
        <draw:line draw:style-name="gr1" draw:text-style-name="P1" draw:layer="layout" svg:x1="15.55cm" svg:y1="18cm" svg:x2="17.5cm" svg:y2="20.5cm">
          <text:p/>
        </draw:line>
        <draw:line draw:style-name="gr1" draw:text-style-name="P1" draw:layer="layout" svg:x1="14.5cm" svg:y1="18cm" svg:x2="15.5cm" svg:y2="18cm">
          <text:p/>
        </draw:line>
        <draw:line draw:style-name="gr1" draw:text-style-name="P1" draw:layer="layout" svg:x1="14.5cm" svg:y1="24cm" svg:x2="15.1cm" svg:y2="24cm">
          <text:p/>
        </draw:line>
        <draw:line draw:style-name="gr1" draw:text-style-name="P1" draw:layer="layout" svg:x1="17.95cm" svg:y1="24cm" svg:x2="18.5cm" svg:y2="24cm">
          <text:p/>
        </draw:line>
        <draw:line draw:style-name="gr1" draw:text-style-name="P1" draw:layer="layout" svg:x1="19cm" svg:y1="18cm" svg:x2="19cm" svg:y2="24cm">
          <text:p/>
        </draw:line>
        <draw:line draw:style-name="gr1" draw:text-style-name="P1" draw:layer="layout" svg:x1="19.55cm" svg:y1="17.95cm" svg:x2="19.55cm" svg:y2="23.95cm">
          <text:p/>
        </draw:line>
        <draw:line draw:style-name="gr1" draw:text-style-name="P1" draw:layer="layout" svg:x1="24.55cm" svg:y1="17.95cm" svg:x2="24.55cm" svg:y2="23.95cm">
          <text:p/>
        </draw:line>
        <draw:line draw:style-name="gr1" draw:text-style-name="P1" draw:layer="layout" svg:x1="25cm" svg:y1="18cm" svg:x2="25cm" svg:y2="24cm">
          <text:p/>
        </draw:line>
        <draw:line draw:style-name="gr1" draw:text-style-name="P1" draw:layer="layout" svg:x1="19.7cm" svg:y1="18.3cm" svg:x2="21.725cm" svg:y2="21cm">
          <text:p/>
        </draw:line>
        <draw:line draw:style-name="gr1" draw:text-style-name="P1" draw:layer="layout" svg:x1="20cm" svg:y1="18cm" svg:x2="22cm" svg:y2="20.5cm">
          <text:p/>
        </draw:line>
        <draw:line draw:style-name="gr1" draw:text-style-name="P1" draw:layer="layout" svg:x1="19cm" svg:y1="18cm" svg:x2="20cm" svg:y2="18cm">
          <text:p/>
        </draw:line>
        <draw:line draw:style-name="gr1" draw:text-style-name="P1" draw:layer="layout" svg:x1="19cm" svg:y1="24cm" svg:x2="19.55cm" svg:y2="24cm">
          <text:p/>
        </draw:line>
        <draw:line draw:style-name="gr1" draw:text-style-name="P1" draw:layer="layout" svg:x1="24.5cm" svg:y1="24cm" svg:x2="25cm" svg:y2="24cm">
          <text:p/>
        </draw:line>
        <draw:line draw:style-name="gr1" draw:text-style-name="P1" draw:layer="layout" svg:x1="24.337cm" svg:y1="18.3cm" svg:x2="22.3cm" svg:y2="21.016cm">
          <text:p/>
        </draw:line>
        <draw:line draw:style-name="gr1" draw:text-style-name="P1" draw:layer="layout" svg:x1="24cm" svg:y1="18cm" svg:x2="22cm" svg:y2="20.5cm">
          <text:p/>
        </draw:line>
        <draw:line draw:style-name="gr1" draw:text-style-name="P1" draw:layer="layout" svg:x1="21.7cm" svg:y1="21cm" svg:x2="22.35cm" svg:y2="21cm">
          <text:p/>
        </draw:line>
        <draw:line draw:style-name="gr1" draw:text-style-name="P1" draw:layer="layout" svg:x1="17.2cm" svg:y1="20.95cm" svg:x2="18cm" svg:y2="20.95cm">
          <text:p/>
        </draw:line>
        <draw:path draw:style-name="gr2" draw:text-style-name="P1" draw:layer="layout" svg:width="4.499cm" svg:height="2.249cm" svg:x="26cm" svg:y="21.75cm" svg:viewBox="0 0 4500 2250" svg:d="M0 0c0 1243 1007 2250 2250 2250s2250-1007 2250-2250">
          <text:p/>
        </draw:path>
        <draw:line draw:style-name="gr1" draw:text-style-name="P1" draw:layer="layout" svg:x1="26.55cm" svg:y1="18cm" svg:x2="26.55cm" svg:y2="22cm">
          <text:p/>
        </draw:line>
        <draw:line draw:style-name="gr1" draw:text-style-name="P1" draw:layer="layout" svg:x1="26cm" svg:y1="18cm" svg:x2="26cm" svg:y2="22cm">
          <text:p/>
        </draw:line>
        <draw:line draw:style-name="gr1" draw:text-style-name="P1" draw:layer="layout" svg:x1="29.95cm" svg:y1="17.95cm" svg:x2="29.95cm" svg:y2="21.95cm">
          <text:p/>
        </draw:line>
        <draw:line draw:style-name="gr1" draw:text-style-name="P1" draw:layer="layout" svg:x1="30.5cm" svg:y1="18cm" svg:x2="30.5cm" svg:y2="22cm">
          <text:p/>
        </draw:line>
        <draw:line draw:style-name="gr1" draw:text-style-name="P1" draw:layer="layout" svg:x1="26cm" svg:y1="18cm" svg:x2="26.6cm" svg:y2="18cm">
          <text:p/>
        </draw:line>
        <draw:line draw:style-name="gr1" draw:text-style-name="P1" draw:layer="layout" svg:x1="29.95cm" svg:y1="18cm" svg:x2="30.5cm" svg:y2="18cm">
          <text:p/>
        </draw:line>
        <draw:line draw:style-name="gr1" draw:text-style-name="P1" draw:layer="layout" svg:x1="47.238cm" svg:y1="21cm" svg:x2="47.238cm" svg:y2="24cm">
          <text:p/>
        </draw:line>
        <draw:line draw:style-name="gr1" draw:text-style-name="P1" draw:layer="layout" svg:x1="47.694cm" svg:y1="21cm" svg:x2="47.694cm" svg:y2="24cm">
          <text:p/>
        </draw:line>
        <draw:line draw:style-name="gr1" draw:text-style-name="P1" draw:layer="layout" svg:x1="36.55cm" svg:y1="18.5cm" svg:x2="39.7cm" svg:y2="18.5cm">
          <text:p/>
        </draw:line>
        <draw:line draw:style-name="gr1" draw:text-style-name="P1" draw:layer="layout" svg:x1="40.5cm" svg:y1="18cm" svg:x2="37.5cm" svg:y2="23.5cm">
          <text:p/>
        </draw:line>
        <draw:line draw:style-name="gr1" draw:text-style-name="P1" draw:layer="layout" svg:x1="39.624cm" svg:y1="18.5cm" svg:x2="36.55cm" svg:y2="24cm">
          <text:p/>
        </draw:line>
        <draw:line draw:style-name="gr1" draw:text-style-name="P1" draw:layer="layout" svg:x1="36.5cm" svg:y1="18cm" svg:x2="40.5cm" svg:y2="18cm">
          <text:p/>
        </draw:line>
        <draw:line draw:style-name="gr1" draw:text-style-name="P1" draw:layer="layout" svg:x1="36.5cm" svg:y1="24cm" svg:x2="40.5cm" svg:y2="24cm">
          <text:p/>
        </draw:line>
        <draw:line draw:style-name="gr1" draw:text-style-name="P1" draw:layer="layout" svg:x1="37.45cm" svg:y1="23.55cm" svg:x2="40.5cm" svg:y2="23.55cm">
          <text:p/>
        </draw:line>
        <draw:line draw:style-name="gr1" draw:text-style-name="P1" draw:layer="layout" svg:x1="40.5cm" svg:y1="24cm" svg:x2="40.5cm" svg:y2="23.5cm">
          <text:p/>
        </draw:line>
        <draw:line draw:style-name="gr1" draw:text-style-name="P1" draw:layer="layout" svg:x1="36.5cm" svg:y1="18.5cm" svg:x2="36.5cm" svg:y2="18cm">
          <text:p/>
        </draw:line>
        <draw:circle draw:style-name="gr2" draw:text-style-name="P1" draw:layer="layout" svg:width="2.5cm" svg:height="2.5cm" svg:x="3cm" svg:y="27.5cm">
          <text:p/>
        </draw:circle>
        <draw:line draw:style-name="gr1" draw:text-style-name="P1" draw:layer="layout" svg:x1="9cm" svg:y1="25cm" svg:x2="9cm" svg:y2="31cm">
          <text:p/>
        </draw:line>
        <draw:line draw:style-name="gr1" draw:text-style-name="P1" draw:layer="layout" svg:x1="9.5cm" svg:y1="25cm" svg:x2="9.5cm" svg:y2="31cm">
          <text:p/>
        </draw:line>
        <draw:line draw:style-name="gr1" draw:text-style-name="P1" draw:layer="layout" svg:x1="8.95cm" svg:y1="31cm" svg:x2="9.5cm" svg:y2="31cm">
          <text:p/>
        </draw:line>
        <draw:path draw:style-name="gr2" draw:text-style-name="P1" draw:layer="layout" svg:width="1.499cm" svg:height="2.999cm" svg:x="11.45cm" svg:y="25.55cm" svg:viewBox="0 0 1500 3000" svg:d="M0 3000c828 0 1500-672 1500-1500s-672-1500-1500-1500">
          <text:p/>
        </draw:path>
        <draw:path draw:style-name="gr2" draw:text-style-name="P1" draw:layer="layout" svg:width="1.999cm" svg:height="3.999cm" svg:x="11.5cm" svg:y="25cm" svg:viewBox="0 0 2000 4000" svg:d="M0 4000c1105 0 2000-895 2000-2000s-895-2000-2000-2000">
          <text:p/>
        </draw:path>
        <draw:line draw:style-name="gr1" draw:text-style-name="P1" draw:layer="layout" svg:x1="10.5cm" svg:y1="25.55cm" svg:x2="10.5cm" svg:y2="25cm">
          <text:p/>
        </draw:line>
        <draw:line draw:style-name="gr1" draw:text-style-name="P1" draw:layer="layout" svg:x1="10.5cm" svg:y1="25cm" svg:x2="11.5cm" svg:y2="25cm">
          <text:p/>
        </draw:line>
        <draw:line draw:style-name="gr1" draw:text-style-name="P1" draw:layer="layout" svg:x1="10.45cm" svg:y1="25.55cm" svg:x2="11.45cm" svg:y2="25.55cm">
          <text:p/>
        </draw:line>
        <draw:line draw:style-name="gr1" draw:text-style-name="P1" draw:layer="layout" svg:x1="10cm" svg:y1="31cm" svg:x2="10.85cm" svg:y2="28.5cm">
          <text:p/>
        </draw:line>
        <draw:line draw:style-name="gr1" draw:text-style-name="P1" draw:layer="layout" svg:x1="10.8cm" svg:y1="28.55cm" svg:x2="11.3cm" svg:y2="28.55cm">
          <text:p/>
        </draw:line>
        <draw:line draw:style-name="gr1" draw:text-style-name="P1" draw:layer="layout" svg:x1="11.5cm" svg:y1="28.55cm" svg:x2="11cm" svg:y2="28.55cm">
          <text:p/>
        </draw:line>
        <draw:line draw:style-name="gr1" draw:text-style-name="P1" draw:layer="layout" svg:x1="10.55cm" svg:y1="31cm" svg:x2="11.2cm" svg:y2="29cm">
          <text:p/>
        </draw:line>
        <draw:line draw:style-name="gr1" draw:text-style-name="P1" draw:layer="layout" svg:x1="10cm" svg:y1="31cm" svg:x2="11.5cm" svg:y2="31cm">
          <text:p/>
        </draw:line>
        <draw:line draw:style-name="gr1" draw:text-style-name="P1" draw:layer="layout" svg:x1="10cm" svg:y1="31cm" svg:x2="13.5cm" svg:y2="31cm">
          <text:p/>
        </draw:line>
        <draw:line draw:style-name="gr1" draw:text-style-name="P1" draw:layer="layout" svg:x1="10.55cm" svg:y1="30.5cm" svg:x2="13.5cm" svg:y2="30.5cm">
          <text:p/>
        </draw:line>
        <draw:line draw:style-name="gr1" draw:text-style-name="P1" draw:layer="layout" svg:x1="13.5cm" svg:y1="31cm" svg:x2="13.5cm" svg:y2="30.45cm">
          <text:p/>
        </draw:line>
        <draw:line draw:style-name="gr1" draw:text-style-name="P1" draw:layer="layout" svg:x1="14.5cm" svg:y1="31cm" svg:x2="14.5cm" svg:y2="30.45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8.5cm" svg:y1="29cm" svg:x2="19cm" svg:y2="25cm">
          <text:p/>
        </draw:line>
        <draw:line draw:style-name="gr1" draw:text-style-name="P1" draw:layer="layout" svg:x1="20cm" svg:y1="25cm" svg:x2="19.5cm" svg:y2="25cm">
          <text:p/>
        </draw:line>
        <draw:line draw:style-name="gr1" draw:text-style-name="P1" draw:layer="layout" svg:x1="19.5cm" svg:y1="29cm" svg:x2="20cm" svg:y2="25cm">
          <text:p/>
        </draw:line>
        <draw:line draw:style-name="gr1" draw:text-style-name="P1" draw:layer="layout" svg:x1="18.5cm" svg:y1="29cm" svg:x2="21cm" svg:y2="29cm">
          <text:p/>
        </draw:line>
        <draw:line draw:style-name="gr1" draw:text-style-name="P1" draw:layer="layout" svg:x1="19.5cm" svg:y1="28cm" svg:x2="21cm" svg:y2="28cm">
          <text:p/>
        </draw:line>
        <draw:line draw:style-name="gr1" draw:text-style-name="P1" draw:layer="layout" svg:x1="22cm" svg:y1="28cm" svg:x2="22cm" svg:y2="26.5cm">
          <text:p/>
        </draw:line>
        <draw:line draw:style-name="gr1" draw:text-style-name="P1" draw:layer="layout" svg:x1="21cm" svg:y1="29cm" svg:x2="21cm" svg:y2="31cm">
          <text:p/>
        </draw:line>
        <draw:line draw:style-name="gr1" draw:text-style-name="P1" draw:layer="layout" svg:x1="22cm" svg:y1="29cm" svg:x2="22cm" svg:y2="31cm">
          <text:p/>
        </draw:line>
        <draw:line draw:style-name="gr1" draw:text-style-name="P1" draw:layer="layout" svg:x1="21cm" svg:y1="31cm" svg:x2="22cm" svg:y2="31cm">
          <text:p/>
        </draw:line>
        <draw:path draw:style-name="gr2" draw:text-style-name="P1" draw:layer="layout" svg:width="1.499cm" svg:height="2.999cm" svg:x="24.5cm" svg:y="27.55cm" svg:viewBox="0 0 1500 3000" svg:d="M0 3000c828 0 1500-672 1500-1500s-672-1500-1500-1500">
          <text:p/>
        </draw:path>
        <draw:path draw:style-name="gr2" draw:text-style-name="P1" draw:layer="layout" svg:width="1.999cm" svg:height="3.999cm" svg:x="24.5cm" svg:y="27cm" svg:viewBox="0 0 2000 4000" svg:d="M0 4000c1105 0 2000-895 2000-2000s-895-2000-2000-2000">
          <text:p/>
        </draw:path>
        <draw:line draw:style-name="gr1" draw:text-style-name="P1" draw:layer="layout" svg:x1="24cm" svg:y1="28cm" svg:x2="24cm" svg:y2="28cm">
          <text:p/>
        </draw:line>
        <draw:line draw:style-name="gr1" draw:text-style-name="P1" draw:layer="layout" svg:x1="24cm" svg:y1="27cm" svg:x2="24.5cm" svg:y2="27cm">
          <text:p/>
        </draw:line>
        <draw:line draw:style-name="gr1" draw:text-style-name="P1" draw:layer="layout" svg:x1="23.55cm" svg:y1="27cm" svg:x2="24.05cm" svg:y2="27cm">
          <text:p/>
        </draw:line>
        <draw:line draw:style-name="gr1" draw:text-style-name="P1" draw:layer="layout" svg:x1="23cm" svg:y1="31cm" svg:x2="23cm" svg:y2="30.55cm">
          <text:p/>
        </draw:line>
        <draw:line draw:style-name="gr1" draw:text-style-name="P1" draw:layer="layout" svg:x1="23cm" svg:y1="30.55cm" svg:x2="24.5cm" svg:y2="30.55cm">
          <text:p/>
        </draw:line>
        <draw:line draw:style-name="gr1" draw:text-style-name="P1" draw:layer="layout" svg:x1="23cm" svg:y1="31cm" svg:x2="24.5cm" svg:y2="31cm">
          <text:p/>
        </draw:line>
        <draw:line draw:style-name="gr1" draw:text-style-name="P1" draw:layer="layout" svg:x1="23cm" svg:y1="25cm" svg:x2="23cm" svg:y2="27.6cm">
          <text:p/>
        </draw:line>
        <draw:line draw:style-name="gr1" draw:text-style-name="P1" draw:layer="layout" svg:x1="24.5cm" svg:y1="27.55cm" svg:x2="23cm" svg:y2="27.55cm">
          <text:p/>
        </draw:line>
        <draw:line draw:style-name="gr1" draw:text-style-name="P1" draw:layer="layout" svg:x1="23.55cm" svg:y1="25.5cm" svg:x2="23.55cm" svg:y2="27cm">
          <text:p/>
        </draw:line>
        <draw:line draw:style-name="gr1" draw:text-style-name="P1" draw:layer="layout" svg:x1="23cm" svg:y1="25cm" svg:x2="26cm" svg:y2="25cm">
          <text:p/>
        </draw:line>
        <draw:line draw:style-name="gr1" draw:text-style-name="P1" draw:layer="layout" svg:x1="23.55cm" svg:y1="25.55cm" svg:x2="26cm" svg:y2="25.55cm">
          <text:p/>
        </draw:line>
        <draw:line draw:style-name="gr1" draw:text-style-name="P1" draw:layer="layout" svg:x1="26cm" svg:y1="25cm" svg:x2="26cm" svg:y2="25.55cm">
          <text:p/>
        </draw:line>
        <draw:path draw:style-name="gr2" draw:text-style-name="P1" draw:layer="layout" svg:width="0.999cm" svg:height="1.999cm" svg:x="30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30cm" svg:y="27cm" svg:viewBox="0 0 2000 4000" svg:d="M0 4000c1105 0 2000-895 2000-2000s-895-2000-2000-2000">
          <text:p/>
        </draw:path>
        <draw:path draw:style-name="gr2" draw:text-style-name="P1" draw:layer="layout" svg:width="0.999cm" svg:height="1.999cm" svg:x="28.5cm" svg:y="28cm" svg:viewBox="0 0 1000 2000" svg:d="M1000 2000c-552 0-1000-448-1000-1000s448-1000 1000-1000">
          <text:p/>
        </draw:path>
        <draw:path draw:style-name="gr2" draw:text-style-name="P1" draw:layer="layout" svg:width="1.999cm" svg:height="3.999cm" svg:x="27.5cm" svg:y="27cm" svg:viewBox="0 0 2000 4000" svg:d="M2000 4000c-1105 0-2000-895-2000-2000s895-2000 2000-2000">
          <text:p/>
        </draw:path>
        <draw:line draw:style-name="gr1" draw:text-style-name="P1" draw:layer="layout" svg:x1="30cm" svg:y1="27cm" svg:x2="29.5cm" svg:y2="27cm">
          <text:p/>
        </draw:line>
        <draw:line draw:style-name="gr1" draw:text-style-name="P1" draw:layer="layout" svg:x1="30cm" svg:y1="28cm" svg:x2="29.5cm" svg:y2="28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29.5cm" svg:y1="30cm" svg:x2="30cm" svg:y2="30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30cm" svg:y1="31cm" svg:x2="29.5cm" svg:y2="31cm">
          <text:p/>
        </draw:line>
        <draw:line draw:style-name="gr1" draw:text-style-name="P1" draw:layer="layout" svg:x1="27.5cm" svg:y1="28cm" svg:x2="29cm" svg:y2="25cm">
          <text:p/>
        </draw:line>
        <draw:line draw:style-name="gr1" draw:text-style-name="P1" draw:layer="layout" svg:x1="30cm" svg:y1="25cm" svg:x2="29cm" svg:y2="25cm">
          <text:p/>
        </draw:line>
        <draw:line draw:style-name="gr1" draw:text-style-name="P1" draw:layer="layout" svg:x1="29cm" svg:y1="27cm" svg:x2="30cm" svg:y2="25cm">
          <text:p/>
        </draw:line>
        <draw:line draw:style-name="gr1" draw:text-style-name="P1" draw:layer="layout" svg:x1="34.9cm" svg:y1="25cm" svg:x2="33.4cm" svg:y2="31cm">
          <text:p/>
        </draw:line>
        <draw:line draw:style-name="gr1" draw:text-style-name="P1" draw:layer="layout" svg:x1="35.5cm" svg:y1="25cm" svg:x2="34cm" svg:y2="31cm">
          <text:p/>
        </draw:line>
        <draw:line draw:style-name="gr1" draw:text-style-name="P1" draw:layer="layout" svg:x1="33.45cm" svg:y1="31cm" svg:x2="34cm" svg:y2="31cm">
          <text:p/>
        </draw:line>
        <draw:line draw:style-name="gr1" draw:text-style-name="P1" draw:layer="layout" svg:x1="34.85cm" svg:y1="25.55cm" svg:x2="32cm" svg:y2="25.55cm">
          <text:p/>
        </draw:line>
        <draw:line draw:style-name="gr1" draw:text-style-name="P1" draw:layer="layout" svg:x1="34.5cm" svg:y1="25cm" svg:x2="32cm" svg:y2="25cm">
          <text:p/>
        </draw:line>
        <draw:path draw:style-name="gr2" draw:text-style-name="P1" draw:layer="layout" svg:width="0.999cm" svg:height="0.999cm" svg:x="38.5cm" svg:y="29cm" svg:viewBox="0 0 1000 1000" svg:d="M0 1000c552 0 1000-448 1000-1000">
          <text:p/>
        </draw:path>
        <draw:path draw:style-name="gr2" draw:text-style-name="P1" draw:layer="layout" svg:width="1.999cm" svg:height="1.999cm" svg:x="38.5cm" svg:y="29cm" svg:viewBox="0 0 2000 2000" svg:d="M0 2000c1105 0 2000-895 2000-2000">
          <text:p/>
        </draw:path>
        <draw:path draw:style-name="gr2" draw:text-style-name="P1" draw:layer="layout" svg:width="0.999cm" svg:height="0.999cm" svg:x="37cm" svg:y="29cm" svg:viewBox="0 0 1000 1000" svg:d="M1000 1000c-552 0-1000-448-1000-1000">
          <text:p/>
        </draw:path>
        <draw:path draw:style-name="gr2" draw:text-style-name="P1" draw:layer="layout" svg:width="1.999cm" svg:height="1.999cm" svg:x="36cm" svg:y="29cm" svg:viewBox="0 0 2000 2000" svg:d="M2000 2000c-1105 0-2000-895-2000-2000">
          <text:p/>
        </draw:path>
        <draw:line draw:style-name="gr1" draw:text-style-name="P1" draw:layer="layout" svg:x1="40.5cm" svg:y1="29cm" svg:x2="39.5cm" svg:y2="29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cm" svg:y1="30cm" svg:x2="38.5cm" svg:y2="30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.5cm" svg:y1="31cm" svg:x2="38cm" svg:y2="31cm">
          <text:p/>
        </draw:line>
        <draw:path draw:style-name="gr2" draw:text-style-name="P1" draw:layer="layout" svg:width="0.999cm" svg:height="1.999cm" svg:x="38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38.5cm" svg:y="25cm" svg:viewBox="0 0 2000 4000" svg:d="M0 4000c1105 0 2000-895 2000-2000s-895-2000-2000-2000">
          <text:p/>
        </draw:path>
        <draw:path draw:style-name="gr2" draw:text-style-name="P1" draw:layer="layout" svg:width="0.999cm" svg:height="1.999cm" svg:x="37cm" svg:y="26cm" svg:viewBox="0 0 1000 2000" svg:d="M1000 2000c-552 0-1000-448-1000-1000s448-1000 1000-1000">
          <text:p/>
        </draw:path>
        <draw:path draw:style-name="gr2" draw:text-style-name="P1" draw:layer="layout" svg:width="1.999cm" svg:height="3.999cm" svg:x="36cm" svg:y="25cm" svg:viewBox="0 0 2000 4000" svg:d="M2000 4000c-1105 0-2000-895-2000-2000s895-2000 2000-2000">
          <text:p/>
        </draw:path>
        <draw:line draw:style-name="gr1" draw:text-style-name="P1" draw:layer="layout" svg:x1="38.5cm" svg:y1="25cm" svg:x2="38cm" svg:y2="25cm">
          <text:p/>
        </draw:line>
        <draw:line draw:style-name="gr1" draw:text-style-name="P1" draw:layer="layout" svg:x1="38.5cm" svg:y1="26cm" svg:x2="38cm" svg:y2="26cm">
          <text:p/>
        </draw:line>
        <draw:line draw:style-name="gr1" draw:text-style-name="P1" draw:layer="layout" svg:x1="38cm" svg:y1="28cm" svg:x2="38.5cm" svg:y2="28cm">
          <text:p/>
        </draw:line>
        <draw:line draw:style-name="gr1" draw:text-style-name="P1" draw:layer="layout" svg:x1="38.5cm" svg:y1="29cm" svg:x2="38cm" svg:y2="29cm">
          <text:p/>
        </draw:line>
        <draw:path draw:style-name="gr2" draw:text-style-name="P1" draw:layer="layout" svg:width="1.499cm" svg:height="2.999cm" svg:x="19cm" svg:y="3.5cm" svg:viewBox="0 0 1500 3000" svg:d="M0 3000c828 0 1500-672 1500-1500s-672-1500-1500-1500">
          <text:p/>
        </draw:path>
        <draw:line draw:style-name="gr1" draw:text-style-name="P1" draw:layer="layout" svg:x1="6cm" svg:y1="3cm" svg:x2="6.5cm" svg:y2="3cm">
          <text:p/>
        </draw:line>
        <draw:line draw:style-name="gr1" draw:text-style-name="P1" draw:layer="layout" svg:x1="18cm" svg:y1="9cm" svg:x2="19cm" svg:y2="9cm">
          <text:p/>
        </draw:line>
        <draw:line draw:style-name="gr1" draw:text-style-name="P1" draw:layer="layout" svg:x1="26cm" svg:y1="3cm" svg:x2="26cm" svg:y2="3.5cm">
          <text:p/>
        </draw:line>
        <draw:line draw:style-name="gr1" draw:text-style-name="P1" draw:layer="layout" svg:x1="35.5cm" svg:y1="3cm" svg:x2="35.5cm" svg:y2="3.5cm">
          <text:p/>
        </draw:line>
        <draw:line draw:style-name="gr1" draw:text-style-name="P1" draw:layer="layout" svg:x1="37cm" svg:y1="3cm" svg:x2="38cm" svg:y2="3cm">
          <text:p/>
        </draw:line>
        <draw:line draw:style-name="gr1" draw:text-style-name="P1" draw:layer="layout" svg:x1="12.5cm" svg:y1="10cm" svg:x2="12.5cm" svg:y2="16cm">
          <text:p/>
        </draw:line>
        <draw:line draw:style-name="gr1" draw:text-style-name="P1" draw:layer="layout" svg:x1="13cm" svg:y1="10cm" svg:x2="13cm" svg:y2="16cm">
          <text:p/>
        </draw:line>
        <draw:path draw:style-name="gr2" draw:text-style-name="P1" draw:layer="layout" svg:width="1.999cm" svg:height="3.999cm" svg:x="14.5cm" svg:y="10cm" svg:viewBox="0 0 2000 4000" svg:d="M0 4000c1105 0 2000-895 2000-2000s-895-2000-2000-2000">
          <text:p/>
        </draw:path>
        <draw:line draw:style-name="gr1" draw:text-style-name="P1" draw:layer="layout" svg:x1="12.5cm" svg:y1="10cm" svg:x2="13.5cm" svg:y2="10cm">
          <text:p/>
        </draw:line>
        <draw:line draw:style-name="gr1" draw:text-style-name="P1" draw:layer="layout" svg:x1="13.5cm" svg:y1="10cm" svg:x2="14.5cm" svg:y2="10cm">
          <text:p/>
        </draw:line>
        <draw:line draw:style-name="gr1" draw:text-style-name="P1" draw:layer="layout" svg:x1="13.1cm" svg:y1="10.52cm" svg:x2="14.52cm" svg:y2="10.52cm">
          <text:p/>
        </draw:line>
        <draw:line draw:style-name="gr1" draw:text-style-name="P1" draw:layer="layout" svg:x1="13cm" svg:y1="13.54cm" svg:x2="14.5cm" svg:y2="13.52cm">
          <text:p/>
        </draw:line>
        <draw:line draw:style-name="gr1" draw:text-style-name="P1" draw:layer="layout" svg:x1="13.04cm" svg:y1="14cm" svg:x2="14.5cm" svg:y2="14cm">
          <text:p/>
        </draw:line>
        <draw:line draw:style-name="gr1" draw:text-style-name="P1" draw:layer="layout" svg:x1="12.5cm" svg:y1="16cm" svg:x2="13cm" svg:y2="16cm">
          <text:p/>
        </draw:line>
        <draw:line draw:style-name="gr1" draw:text-style-name="P1" draw:layer="layout" svg:x1="11cm" svg:y1="10cm" svg:x2="11.5cm" svg:y2="10cm">
          <text:p/>
        </draw:line>
        <draw:line draw:style-name="gr1" draw:text-style-name="P1" draw:layer="layout" svg:x1="6.5cm" svg:y1="10cm" svg:x2="7cm" svg:y2="10cm">
          <text:p/>
        </draw:line>
        <draw:line draw:style-name="gr1" draw:text-style-name="P1" draw:layer="layout" svg:x1="5.5cm" svg:y1="10cm" svg:x2="6cm" svg:y2="10cm">
          <text:p/>
        </draw:line>
        <draw:line draw:style-name="gr1" draw:text-style-name="P1" draw:layer="layout" svg:x1="8.3cm" svg:y1="18.55cm" svg:x2="10cm" svg:y2="18.55cm">
          <text:p/>
        </draw:line>
        <draw:line draw:style-name="gr1" draw:text-style-name="P1" draw:layer="layout" svg:x1="10.5cm" svg:y1="18cm" svg:x2="11.1cm" svg:y2="18cm">
          <text:p/>
        </draw:line>
        <draw:line draw:style-name="gr1" draw:text-style-name="P1" draw:layer="layout" svg:x1="17.95cm" svg:y1="18cm" svg:x2="18.5cm" svg:y2="18cm">
          <text:p/>
        </draw:line>
        <draw:line draw:style-name="gr1" draw:text-style-name="P1" draw:layer="layout" svg:x1="24cm" svg:y1="18cm" svg:x2="25cm" svg:y2="18cm">
          <text:p/>
        </draw:line>
        <draw:line draw:style-name="gr1" draw:text-style-name="P1" draw:layer="layout" svg:x1="35cm" svg:y1="10cm" svg:x2="37cm" svg:y2="16cm">
          <text:p/>
        </draw:line>
        <draw:line draw:style-name="gr1" draw:text-style-name="P1" draw:layer="layout" svg:x1="35.5cm" svg:y1="10cm" svg:x2="37.5cm" svg:y2="16cm">
          <text:p/>
        </draw:line>
        <draw:line draw:style-name="gr1" draw:text-style-name="P1" draw:layer="layout" svg:x1="40cm" svg:y1="10cm" svg:x2="38.5cm" svg:y2="14.5cm">
          <text:p/>
        </draw:line>
        <draw:line draw:style-name="gr1" draw:text-style-name="P1" draw:layer="layout" svg:x1="39.5cm" svg:y1="10cm" svg:x2="38cm" svg:y2="14.5cm">
          <text:p/>
        </draw:line>
        <draw:line draw:style-name="gr1" draw:text-style-name="P1" draw:layer="layout" svg:x1="37cm" svg:y1="16cm" svg:x2="38cm" svg:y2="16cm">
          <text:p/>
        </draw:line>
        <draw:line draw:style-name="gr1" draw:text-style-name="P1" draw:layer="layout" svg:x1="35cm" svg:y1="10cm" svg:x2="35.5cm" svg:y2="10cm">
          <text:p/>
        </draw:line>
        <draw:line draw:style-name="gr1" draw:text-style-name="P1" draw:layer="layout" svg:x1="39.5cm" svg:y1="10cm" svg:x2="40cm" svg:y2="10cm">
          <text:p/>
        </draw:line>
        <draw:line draw:style-name="gr1" draw:text-style-name="P1" draw:layer="layout" svg:x1="37cm" svg:y1="10cm" svg:x2="38.5cm" svg:y2="14.5cm">
          <text:p/>
        </draw:line>
        <draw:line draw:style-name="gr1" draw:text-style-name="P1" draw:layer="layout" svg:x1="37.5cm" svg:y1="10cm" svg:x2="39.5cm" svg:y2="16cm">
          <text:p/>
        </draw:line>
        <draw:line draw:style-name="gr1" draw:text-style-name="P1" draw:layer="layout" svg:x1="42cm" svg:y1="10cm" svg:x2="40cm" svg:y2="16cm">
          <text:p/>
        </draw:line>
        <draw:line draw:style-name="gr1" draw:text-style-name="P1" draw:layer="layout" svg:x1="41.5cm" svg:y1="10cm" svg:x2="39.5cm" svg:y2="16cm">
          <text:p/>
        </draw:line>
        <draw:line draw:style-name="gr1" draw:text-style-name="P1" draw:layer="layout" svg:x1="39cm" svg:y1="16cm" svg:x2="40cm" svg:y2="16cm">
          <text:p/>
        </draw:line>
        <draw:line draw:style-name="gr1" draw:text-style-name="P1" draw:layer="layout" svg:x1="37cm" svg:y1="10cm" svg:x2="37.5cm" svg:y2="10cm">
          <text:p/>
        </draw:line>
        <draw:line draw:style-name="gr1" draw:text-style-name="P1" draw:layer="layout" svg:x1="41.5cm" svg:y1="10cm" svg:x2="42cm" svg:y2="10cm">
          <text:p/>
        </draw:line>
        <draw:line draw:style-name="gr1" draw:text-style-name="P1" draw:layer="layout" svg:x1="12cm" svg:y1="9cm" svg:x2="14cm" svg:y2="3cm">
          <text:p/>
        </draw:line>
        <draw:line draw:style-name="gr1" draw:text-style-name="P1" draw:layer="layout" svg:x1="12.5cm" svg:y1="9cm" svg:x2="14.5cm" svg:y2="3cm">
          <text:p/>
        </draw:line>
        <draw:line draw:style-name="gr1" draw:text-style-name="P1" draw:layer="layout" svg:x1="17cm" svg:y1="9cm" svg:x2="15cm" svg:y2="3cm">
          <text:p/>
        </draw:line>
        <draw:line draw:style-name="gr1" draw:text-style-name="P1" draw:layer="layout" svg:x1="16.5cm" svg:y1="9cm" svg:x2="14.5cm" svg:y2="3cm">
          <text:p/>
        </draw:line>
        <draw:line draw:style-name="gr1" draw:text-style-name="P1" draw:layer="layout" svg:x1="14cm" svg:y1="3cm" svg:x2="15cm" svg:y2="3cm">
          <text:p/>
        </draw:line>
        <draw:line draw:style-name="gr1" draw:text-style-name="P1" draw:layer="layout" svg:x1="12cm" svg:y1="9cm" svg:x2="12.5cm" svg:y2="9cm">
          <text:p/>
        </draw:line>
        <draw:line draw:style-name="gr1" draw:text-style-name="P1" draw:layer="layout" svg:x1="16.5cm" svg:y1="9cm" svg:x2="17cm" svg:y2="9cm">
          <text:p/>
        </draw:line>
        <draw:line draw:style-name="gr1" draw:text-style-name="P1" draw:layer="layout" svg:x1="13cm" svg:y1="7cm" svg:x2="16cm" svg:y2="7cm">
          <text:p/>
        </draw:line>
        <draw:line draw:style-name="gr1" draw:text-style-name="P1" draw:layer="layout" svg:x1="13cm" svg:y1="7.5cm" svg:x2="16cm" svg:y2="7.5cm">
          <text:p/>
        </draw:line>
        <draw:line draw:style-name="gr1" draw:text-style-name="P1" draw:layer="layout" svg:x1="45cm" svg:y1="18cm" svg:x2="43.5cm" svg:y2="21cm">
          <text:p/>
        </draw:line>
        <draw:line draw:style-name="gr1" draw:text-style-name="P1" draw:layer="layout" svg:x1="44.45cm" svg:y1="18cm" svg:x2="41.45cm" svg:y2="24cm">
          <text:p/>
        </draw:line>
        <draw:line draw:style-name="gr1" draw:text-style-name="P1" draw:layer="layout" svg:x1="41.5cm" svg:y1="24cm" svg:x2="41cm" svg:y2="24cm">
          <text:p/>
        </draw:line>
        <draw:line draw:style-name="gr1" draw:text-style-name="P1" draw:layer="layout" svg:x1="45cm" svg:y1="18cm" svg:x2="44.4cm" svg:y2="18cm">
          <text:p/>
        </draw:line>
        <draw:line draw:style-name="gr1" draw:text-style-name="P1" draw:layer="layout" svg:x1="41cm" svg:y1="18cm" svg:x2="42.5cm" svg:y2="21cm">
          <text:p/>
        </draw:line>
        <draw:line draw:style-name="gr1" draw:text-style-name="P1" draw:layer="layout" svg:x1="41.55cm" svg:y1="18cm" svg:x2="44.55cm" svg:y2="24cm">
          <text:p/>
        </draw:line>
        <draw:line draw:style-name="gr1" draw:text-style-name="P1" draw:layer="layout" svg:x1="44.55cm" svg:y1="24cm" svg:x2="45cm" svg:y2="24cm">
          <text:p/>
        </draw:line>
        <draw:line draw:style-name="gr1" draw:text-style-name="P1" draw:layer="layout" svg:x1="41cm" svg:y1="18cm" svg:x2="41.6cm" svg:y2="18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5.5cm" svg:y1="18cm" svg:x2="47cm" svg:y2="21cm">
          <text:p/>
        </draw:line>
        <draw:line draw:style-name="gr1" draw:text-style-name="P1" draw:layer="layout" svg:x1="46.016cm" svg:y1="18cm" svg:x2="47.491cm" svg:y2="20.95cm">
          <text:p/>
        </draw:line>
        <draw:line draw:style-name="gr1" draw:text-style-name="P1" draw:layer="layout" svg:x1="47.2cm" svg:y1="24cm" svg:x2="47.75cm" svg:y2="24cm">
          <text:p/>
        </draw:line>
        <draw:line draw:style-name="gr1" draw:text-style-name="P1" draw:layer="layout" svg:x1="45.5cm" svg:y1="18cm" svg:x2="46cm" svg:y2="18cm">
          <text:p/>
        </draw:line>
        <draw:line draw:style-name="gr1" draw:text-style-name="P1" draw:layer="layout" svg:x1="43.5cm" svg:y1="21cm" svg:x2="45cm" svg:y2="24cm">
          <text:p/>
        </draw:line>
        <draw:line draw:style-name="gr1" draw:text-style-name="P1" draw:layer="layout" svg:x1="42.5cm" svg:y1="21cm" svg:x2="41cm" svg:y2="24cm">
          <text:p/>
        </draw:line>
        <draw:line draw:style-name="gr1" draw:text-style-name="P1" draw:layer="layout" svg:x1="38.5cm" svg:y1="13cm" svg:x2="37.5cm" svg:y2="16cm">
          <text:p/>
        </draw:line>
        <draw:line draw:style-name="gr1" draw:text-style-name="P1" draw:layer="layout" svg:x1="38.5cm" svg:y1="14.5cm" svg:x2="38cm" svg:y2="16cm">
          <text:p/>
        </draw:line>
        <draw:line draw:style-name="gr1" draw:text-style-name="P1" draw:layer="layout" svg:x1="38.5cm" svg:y1="14.5cm" svg:x2="39cm" svg:y2="16cm">
          <text:p/>
        </draw:line>
        <draw:line draw:style-name="gr1" draw:text-style-name="P1" draw:layer="layout" svg:x1="32cm" svg:y1="14cm" svg:x2="33cm" svg:y2="16cm">
          <text:p/>
        </draw:line>
        <draw:line draw:style-name="gr1" draw:text-style-name="P1" draw:layer="layout" svg:x1="33cm" svg:y1="14cm" svg:x2="34cm" svg:y2="16cm">
          <text:p/>
        </draw:line>
        <draw:line draw:style-name="gr1" draw:text-style-name="P1" draw:layer="layout" svg:x1="32cm" svg:y1="14cm" svg:x2="33cm" svg:y2="14cm">
          <text:p/>
        </draw:line>
        <draw:line draw:style-name="gr1" draw:text-style-name="P1" draw:layer="layout" svg:x1="20.48cm" svg:y1="16cm" svg:x2="20.98cm" svg:y2="16cm">
          <text:p/>
        </draw:line>
        <draw:line draw:style-name="gr1" draw:text-style-name="P1" draw:layer="layout" svg:x1="19.44cm" svg:y1="13.96cm" svg:x2="20.48cm" svg:y2="16cm">
          <text:p/>
        </draw:line>
        <draw:line draw:style-name="gr1" draw:text-style-name="P1" draw:layer="layout" svg:x1="19.84cm" svg:y1="13.84cm" svg:x2="20.98cm" svg:y2="16cm">
          <text:p/>
        </draw:line>
        <draw:line draw:style-name="gr1" draw:text-style-name="P1" draw:layer="layout" svg:x1="10.5cm" svg:y1="10cm" svg:x2="10.5cm" svg:y2="10.5cm">
          <text:p/>
        </draw:line>
        <draw:line draw:style-name="gr1" draw:text-style-name="P1" draw:layer="layout" svg:x1="9.5cm" svg:y1="10cm" svg:x2="8cm" svg:y2="14cm">
          <text:p/>
        </draw:line>
        <draw:line draw:style-name="gr1" draw:text-style-name="P1" draw:layer="layout" svg:x1="9cm" svg:y1="10cm" svg:x2="8cm" svg:y2="13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9cm" svg:y1="18cm" svg:x2="47.5cm" svg:y2="21cm">
          <text:p/>
        </draw:line>
        <draw:line draw:style-name="gr1" draw:text-style-name="P1" draw:layer="layout" svg:x1="49.5cm" svg:y1="18cm" svg:x2="48.95cm" svg:y2="18cm">
          <text:p/>
        </draw:line>
        <draw:line draw:style-name="gr1" draw:text-style-name="P1" draw:layer="layout" svg:x1="8.5cm" svg:y1="25cm" svg:x2="9.5cm" svg:y2="25cm">
          <text:p/>
        </draw:line>
        <draw:line draw:style-name="gr1" draw:text-style-name="P1" draw:layer="layout" svg:x1="9.15cm" svg:y1="25.5cm" svg:x2="8.15cm" svg:y2="25.5cm">
          <text:p/>
        </draw:line>
        <draw:line draw:style-name="gr1" draw:text-style-name="P1" draw:layer="layout" svg:x1="8.5cm" svg:y1="25cm" svg:x2="8.167cm" svg:y2="25.5cm">
          <text:p/>
        </draw:line>
        <draw:line draw:style-name="gr1" draw:text-style-name="P1" draw:layer="layout" svg:x1="20cm" svg:y1="25cm" svg:x2="19cm" svg:y2="25cm">
          <text:p/>
        </draw:line>
        <draw:line draw:style-name="gr1" draw:text-style-name="P1" draw:layer="layout" svg:x1="22cm" svg:y1="26.5cm" svg:x2="21cm" svg:y2="26.5cm">
          <text:p/>
        </draw:line>
        <draw:path draw:style-name="gr2" draw:text-style-name="P1" draw:layer="layout" svg:width="1.499cm" svg:height="2.999cm" svg:x="16cm" svg:y="27.5cm" svg:viewBox="0 0 1500 3000" svg:d="M0 3000c828 0 1500-672 1500-1500s-672-1500-1500-1500">
          <text:p/>
        </draw:path>
        <draw:path draw:style-name="gr2" draw:text-style-name="P1" draw:layer="layout" svg:width="1.999cm" svg:height="3.999cm" svg:x="16cm" svg:y="27cm" svg:viewBox="0 0 2000 4000" svg:d="M0 4000c1105 0 2000-895 2000-2000s-895-2000-2000-2000">
          <text:p/>
        </draw:path>
        <draw:line draw:style-name="gr1" draw:text-style-name="P1" draw:layer="layout" svg:x1="14.5cm" svg:y1="27.45cm" svg:x2="14.5cm" svg:y2="27cm">
          <text:p/>
        </draw:line>
        <draw:line draw:style-name="gr1" draw:text-style-name="P1" draw:layer="layout" svg:x1="14.5cm" svg:y1="27cm" svg:x2="15.5cm" svg:y2="27cm">
          <text:p/>
        </draw:line>
        <draw:line draw:style-name="gr1" draw:text-style-name="P1" draw:layer="layout" svg:x1="14.5cm" svg:y1="27.5cm" svg:x2="16.05cm" svg:y2="27.5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4.5cm" svg:y1="31cm" svg:x2="14.5cm" svg:y2="30.45cm">
          <text:p/>
        </draw:line>
        <draw:line draw:style-name="gr1" draw:text-style-name="P1" draw:layer="layout" svg:x1="14.55cm" svg:y1="30.5cm" svg:x2="16.05cm" svg:y2="30.5cm">
          <text:p/>
        </draw:line>
        <draw:line draw:style-name="gr1" draw:text-style-name="P1" draw:layer="layout" svg:x1="14.5cm" svg:y1="31cm" svg:x2="16cm" svg:y2="31cm">
          <text:p/>
        </draw:line>
        <draw:line draw:style-name="gr1" draw:text-style-name="P1" draw:layer="layout" svg:x1="14.5cm" svg:y1="31cm" svg:x2="15cm" svg:y2="31cm">
          <text:p/>
        </draw:line>
        <draw:line draw:style-name="gr1" draw:text-style-name="P1" draw:layer="layout" svg:x1="15cm" svg:y1="31cm" svg:x2="14.5cm" svg:y2="31cm">
          <text:p/>
        </draw:line>
        <draw:path draw:style-name="gr2" draw:text-style-name="P1" draw:layer="layout" svg:width="1.249cm" svg:height="2.499cm" svg:x="15.5cm" svg:y="25cm" svg:viewBox="0 0 1250 2500" svg:d="M0 2500c690 0 1250-560 1250-1250s-560-1250-1250-1250">
          <text:p/>
        </draw:path>
        <draw:path draw:style-name="gr2" draw:text-style-name="P1" draw:layer="layout" svg:width="0.749cm" svg:height="1.499cm" svg:x="15.5cm" svg:y="25.5cm" svg:viewBox="0 0 750 1500" svg:d="M0 1500c414 0 750-336 750-750s-336-750-750-750">
          <text:p/>
        </draw:path>
        <draw:line draw:style-name="gr1" draw:text-style-name="P1" draw:layer="layout" svg:x1="14cm" svg:y1="25.5cm" svg:x2="14cm" svg:y2="25cm">
          <text:p/>
        </draw:line>
        <draw:line draw:style-name="gr1" draw:text-style-name="P1" draw:layer="layout" svg:x1="14cm" svg:y1="25cm" svg:x2="15.5cm" svg:y2="25cm">
          <text:p/>
        </draw:line>
        <draw:line draw:style-name="gr1" draw:text-style-name="P1" draw:layer="layout" svg:x1="14.05cm" svg:y1="25.5cm" svg:x2="15.55cm" svg:y2="25.5cm">
          <text:p/>
        </draw:line>
        <draw:line draw:style-name="gr1" draw:text-style-name="P1" draw:layer="layout" svg:x1="32cm" svg:y1="25cm" svg:x2="32cm" svg:y2="25.55cm">
          <text:p/>
        </draw:line>
        <draw:line draw:style-name="gr1" draw:text-style-name="P1" draw:layer="layout" svg:x1="34.5cm" svg:y1="25cm" svg:x2="35.5cm" svg:y2="25cm">
          <text:p/>
        </draw:line>
        <draw:path draw:style-name="gr2" draw:text-style-name="P1" draw:layer="layout" svg:width="0.999cm" svg:height="1.999cm" svg:x="42cm" svg:y="26cm" svg:viewBox="0 0 1000 2000" svg:d="M1000 0c-552 0-1000 448-1000 1000s448 1000 1000 1000">
          <text:p/>
        </draw:path>
        <draw:path draw:style-name="gr2" draw:text-style-name="P1" draw:layer="layout" svg:width="1.999cm" svg:height="3.999cm" svg:x="41cm" svg:y="25cm" svg:viewBox="0 0 2000 4000" svg:d="M2000 0c-1105 0-2000 895-2000 2000s895 2000 2000 2000">
          <text:p/>
        </draw:path>
        <draw:path draw:style-name="gr2" draw:text-style-name="P1" draw:layer="layout" svg:width="0.999cm" svg:height="1.999cm" svg:x="43.5cm" svg:y="26cm" svg:viewBox="0 0 1000 2000" svg:d="M0 0c552 0 1000 448 1000 1000s-448 1000-1000 1000">
          <text:p/>
        </draw:path>
        <draw:path draw:style-name="gr2" draw:text-style-name="P1" draw:layer="layout" svg:width="1.999cm" svg:height="3.999cm" svg:x="43.5cm" svg:y="25cm" svg:viewBox="0 0 2000 4000" svg:d="M0 0c1105 0 2000 895 2000 2000s-895 2000-2000 2000">
          <text:p/>
        </draw:path>
        <draw:line draw:style-name="gr1" draw:text-style-name="P1" draw:layer="layout" svg:x1="43cm" svg:y1="29cm" svg:x2="43.5cm" svg:y2="29cm">
          <text:p/>
        </draw:line>
        <draw:line draw:style-name="gr1" draw:text-style-name="P1" draw:layer="layout" svg:x1="43cm" svg:y1="28cm" svg:x2="43.5cm" svg:y2="28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.5cm" svg:y1="26cm" svg:x2="43cm" svg:y2="26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cm" svg:y1="25cm" svg:x2="43.5cm" svg:y2="25cm">
          <text:p/>
        </draw:line>
        <draw:line draw:style-name="gr1" draw:text-style-name="P1" draw:layer="layout" svg:x1="45.5cm" svg:y1="28cm" svg:x2="44cm" svg:y2="31cm">
          <text:p/>
        </draw:line>
        <draw:line draw:style-name="gr1" draw:text-style-name="P1" draw:layer="layout" svg:x1="43cm" svg:y1="31cm" svg:x2="44cm" svg:y2="31cm">
          <text:p/>
        </draw:line>
        <draw:line draw:style-name="gr1" draw:text-style-name="P1" draw:layer="layout" svg:x1="44cm" svg:y1="29cm" svg:x2="43cm" svg:y2="31cm">
          <text:p/>
        </draw:line>
        <draw:path draw:style-name="gr2" draw:text-style-name="P1" draw:layer="layout" svg:width="2.999cm" svg:height="5.999cm" svg:x="27cm" svg:y="3cm" svg:viewBox="0 0 3000 6000" svg:d="M3000 6000c-1657 0-3000-1343-3000-3000s1343-3000 3000-3000">
          <text:p/>
        </draw:path>
        <draw:line draw:style-name="gr1" draw:text-style-name="P1" draw:layer="layout" svg:x1="31cm" svg:y1="3cm" svg:x2="30cm" svg:y2="3cm">
          <text:p/>
        </draw:line>
        <draw:line draw:style-name="gr1" draw:text-style-name="P1" draw:layer="layout" svg:x1="31cm" svg:y1="3.5cm" svg:x2="30cm" svg:y2="3.5cm">
          <text:p/>
        </draw:line>
        <draw:line draw:style-name="gr1" draw:text-style-name="P1" draw:layer="layout" svg:x1="31cm" svg:y1="3cm" svg:x2="31cm" svg:y2="3.5cm">
          <text:p/>
        </draw:line>
        <draw:line draw:style-name="gr1" draw:text-style-name="P1" draw:layer="layout" svg:x1="31cm" svg:y1="8.5cm" svg:x2="30cm" svg:y2="8.5cm">
          <text:p/>
        </draw:line>
        <draw:line draw:style-name="gr1" draw:text-style-name="P1" draw:layer="layout" svg:x1="31cm" svg:y1="9cm" svg:x2="30cm" svg:y2="9cm">
          <text:p/>
        </draw:line>
        <draw:line draw:style-name="gr1" draw:text-style-name="P1" draw:layer="layout" svg:x1="31cm" svg:y1="8cm" svg:x2="31cm" svg:y2="9cm">
          <text:p/>
        </draw:line>
        <draw:line draw:style-name="gr1" draw:text-style-name="P1" draw:layer="layout" svg:x1="31cm" svg:y1="6.5cm" svg:x2="31cm" svg:y2="8cm">
          <text:p/>
        </draw:line>
        <draw:line draw:style-name="gr1" draw:text-style-name="P1" draw:layer="layout" svg:x1="30.5cm" svg:y1="6.5cm" svg:x2="30.5cm" svg:y2="8.5cm">
          <text:p/>
        </draw:line>
        <draw:line draw:style-name="gr1" draw:text-style-name="P1" draw:layer="layout" svg:x1="31cm" svg:y1="6.5cm" svg:x2="30.5cm" svg:y2="6.5cm">
          <text:p/>
        </draw:line>
        <draw:line draw:style-name="gr1" draw:text-style-name="P1" draw:layer="layout" svg:x1="37cm" svg:y1="29cm" svg:x2="36cm" svg:y2="29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path draw:style-name="gr2" draw:text-style-name="P1" draw:layer="layout" svg:width="1.999cm" svg:height="3.999cm" svg:x="43.5cm" svg:y="5cm" svg:viewBox="0 0 2000 4000" svg:d="M0 4000c1105 0 2000-895 2000-2000s-895-2000-2000-2000">
          <text:p/>
        </draw:path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3.5cm" svg:y1="5cm" svg:x2="43.5cm" svg:y2="5.5cm">
          <text:p/>
        </draw:line>
        <draw:line draw:style-name="gr1" draw:text-style-name="P1" draw:layer="layout" svg:x1="10.5cm" svg:y1="10cm" svg:x2="9cm" svg:y2="10cm">
          <text:p/>
        </draw:line>
        <draw:line draw:style-name="gr1" draw:text-style-name="P1" draw:layer="layout" svg:x1="10.5cm" svg:y1="10.5cm" svg:x2="9cm" svg:y2="10.5cm">
          <text:p/>
        </draw:line>
        <draw:line draw:style-name="gr1" draw:text-style-name="P1" draw:layer="layout" svg:x1="8cm" svg:y1="13cm" svg:x2="7cm" svg:y2="13cm">
          <text:p/>
        </draw:line>
        <draw:line draw:style-name="gr1" draw:text-style-name="P1" draw:layer="layout" svg:x1="8cm" svg:y1="13.5cm" svg:x2="7cm" svg:y2="13.5cm">
          <text:p/>
        </draw:line>
        <draw:line draw:style-name="gr1" draw:text-style-name="P1" draw:layer="layout" svg:x1="4cm" svg:y1="14cm" svg:x2="4.5cm" svg:y2="14cm">
          <text:p/>
        </draw:line>
        <draw:line draw:style-name="gr1" draw:text-style-name="P1" draw:layer="layout" svg:x1="4.5cm" svg:y1="14cm" svg:x2="4.5cm" svg:y2="15cm">
          <text:p/>
        </draw:line>
        <draw:line draw:style-name="gr1" draw:text-style-name="P1" draw:layer="layout" svg:x1="4cm" svg:y1="14cm" svg:x2="4cm" svg:y2="15cm">
          <text:p/>
        </draw:line>
        <draw:path draw:style-name="gr2" draw:text-style-name="P1" draw:layer="layout" svg:width="0.999cm" svg:height="0.499cm" svg:x="4.5cm" svg:y="15cm" svg:viewBox="0 0 1000 500" svg:d="M0 0c0 276 224 500 500 500s500-224 500-500">
          <text:p/>
        </draw:path>
        <draw:line draw:style-name="gr1" draw:text-style-name="P1" draw:layer="layout" svg:x1="46cm" svg:y1="3cm" svg:x2="46cm" svg:y2="9cm">
          <text:p/>
        </draw:line>
        <draw:line draw:style-name="gr1" draw:text-style-name="P1" draw:layer="layout" svg:x1="46.5cm" svg:y1="3.5cm" svg:x2="46.5cm" svg:y2="8.5cm">
          <text:p/>
        </draw:line>
        <draw:line draw:style-name="gr1" draw:text-style-name="P1" draw:layer="layout" svg:x1="46.5cm" svg:y1="3.5cm" svg:x2="49cm" svg:y2="3.5cm">
          <text:p/>
        </draw:line>
        <draw:line draw:style-name="gr1" draw:text-style-name="P1" draw:layer="layout" svg:x1="47cm" svg:y1="3cm" svg:x2="49cm" svg:y2="3cm">
          <text:p/>
        </draw:line>
        <draw:line draw:style-name="gr1" draw:text-style-name="P1" draw:layer="layout" svg:x1="46.5cm" svg:y1="6cm" svg:x2="48.5cm" svg:y2="6cm">
          <text:p/>
        </draw:line>
        <draw:line draw:style-name="gr1" draw:text-style-name="P1" draw:layer="layout" svg:x1="46cm" svg:y1="3cm" svg:x2="47cm" svg:y2="3cm">
          <text:p/>
        </draw:line>
        <draw:line draw:style-name="gr1" draw:text-style-name="P1" draw:layer="layout" svg:x1="46.5cm" svg:y1="6.5cm" svg:x2="48.5cm" svg:y2="6.5cm">
          <text:p/>
        </draw:line>
        <draw:line draw:style-name="gr1" draw:text-style-name="P1" draw:layer="layout" svg:x1="48.5cm" svg:y1="6cm" svg:x2="48.5cm" svg:y2="6.5cm">
          <text:p/>
        </draw:line>
        <draw:line draw:style-name="gr1" draw:text-style-name="P1" draw:layer="layout" svg:x1="46cm" svg:y1="9cm" svg:x2="47cm" svg:y2="9cm">
          <text:p/>
        </draw:line>
        <draw:line draw:style-name="gr1" draw:text-style-name="P1" draw:layer="layout" svg:x1="46.5cm" svg:y1="8.5cm" svg:x2="49cm" svg:y2="8.5cm">
          <text:p/>
        </draw:line>
        <draw:line draw:style-name="gr1" draw:text-style-name="P1" draw:layer="layout" svg:x1="47cm" svg:y1="9cm" svg:x2="49cm" svg:y2="9cm">
          <text:p/>
        </draw:line>
        <draw:line draw:style-name="gr1" draw:text-style-name="P1" draw:layer="layout" svg:x1="49cm" svg:y1="8.5cm" svg:x2="49cm" svg:y2="9cm">
          <text:p/>
        </draw:line>
        <draw:line draw:style-name="gr1" draw:text-style-name="P1" draw:layer="layout" svg:x1="49cm" svg:y1="3cm" svg:x2="49cm" svg:y2="3.5cm">
          <text:p/>
        </draw:line>
        <draw:line draw:style-name="gr1" draw:text-style-name="P1" draw:layer="layout" svg:x1="46.5cm" svg:y1="6.5cm" svg:x2="46.5cm" svg:y2="8cm">
          <text:p/>
        </draw:line>
        <draw:line draw:style-name="gr1" draw:text-style-name="P1" draw:layer="layout" svg:x1="46cm" svg:y1="2cm" svg:x2="49cm" svg:y2="2cm">
          <text:p/>
        </draw:line>
        <draw:line draw:style-name="gr1" draw:text-style-name="P1" draw:layer="layout" svg:x1="46cm" svg:y1="2.5cm" svg:x2="49cm" svg:y2="2.5cm">
          <text:p/>
        </draw:line>
        <draw:line draw:style-name="gr1" draw:text-style-name="P1" draw:layer="layout" svg:x1="49cm" svg:y1="2cm" svg:x2="49cm" svg:y2="2.5cm">
          <text:p/>
        </draw:line>
        <draw:line draw:style-name="gr1" draw:text-style-name="P1" draw:layer="layout" svg:x1="46cm" svg:y1="2cm" svg:x2="46cm" svg:y2="2.5cm">
          <text:p/>
        </draw:line>
        <draw:circle draw:style-name="gr3" draw:text-style-name="P1" draw:layer="layout" svg:width="6cm" svg:height="6cm" svg:x="49cm" svg:y="3cm">
          <text:p/>
        </draw:circle>
        <draw:circle draw:style-name="gr2" draw:text-style-name="P1" draw:layer="layout" svg:width="5cm" svg:height="5cm" svg:x="49.5cm" svg:y="3.5cm">
          <text:p/>
        </draw:circle>
        <draw:line draw:style-name="gr1" draw:text-style-name="P1" draw:layer="layout" svg:x1="50.5cm" svg:y1="2cm" svg:x2="53.5cm" svg:y2="2cm">
          <text:p/>
        </draw:line>
        <draw:line draw:style-name="gr1" draw:text-style-name="P1" draw:layer="layout" svg:x1="50.5cm" svg:y1="2.5cm" svg:x2="53.5cm" svg:y2="2.5cm">
          <text:p/>
        </draw:line>
        <draw:line draw:style-name="gr1" draw:text-style-name="P1" draw:layer="layout" svg:x1="53.5cm" svg:y1="2cm" svg:x2="53.5cm" svg:y2="2.5cm">
          <text:p/>
        </draw:line>
        <draw:line draw:style-name="gr1" draw:text-style-name="P1" draw:layer="layout" svg:x1="50.5cm" svg:y1="2cm" svg:x2="50.5cm" svg:y2="2.5cm">
          <text:p/>
        </draw:line>
        <draw:line draw:style-name="gr1" draw:text-style-name="P1" draw:layer="layout" svg:x1="49.5cm" svg:y1="24cm" svg:x2="51.5cm" svg:y2="18cm">
          <text:p/>
        </draw:line>
        <draw:line draw:style-name="gr1" draw:text-style-name="P1" draw:layer="layout" svg:x1="50.5cm" svg:y1="24cm" svg:x2="52cm" svg:y2="19.5cm">
          <text:p/>
        </draw:line>
        <draw:line draw:style-name="gr1" draw:text-style-name="P1" draw:layer="layout" svg:x1="54.5cm" svg:y1="24cm" svg:x2="52.5cm" svg:y2="18cm">
          <text:p/>
        </draw:line>
        <draw:line draw:style-name="gr1" draw:text-style-name="P1" draw:layer="layout" svg:x1="53.5cm" svg:y1="24cm" svg:x2="52cm" svg:y2="19.5cm">
          <text:p/>
        </draw:line>
        <draw:line draw:style-name="gr1" draw:text-style-name="P1" draw:layer="layout" svg:x1="51.5cm" svg:y1="18cm" svg:x2="52.5cm" svg:y2="18cm">
          <text:p/>
        </draw:line>
        <draw:line draw:style-name="gr1" draw:text-style-name="P1" draw:layer="layout" svg:x1="49.5cm" svg:y1="24cm" svg:x2="50.5cm" svg:y2="24cm">
          <text:p/>
        </draw:line>
        <draw:line draw:style-name="gr1" draw:text-style-name="P1" draw:layer="layout" svg:x1="53.5cm" svg:y1="24cm" svg:x2="54.5cm" svg:y2="24cm">
          <text:p/>
        </draw:line>
        <draw:line draw:style-name="gr1" draw:text-style-name="P1" draw:layer="layout" svg:x1="51cm" svg:y1="21.5cm" svg:x2="53cm" svg:y2="21.5cm">
          <text:p/>
        </draw:line>
        <draw:line draw:style-name="gr1" draw:text-style-name="P1" draw:layer="layout" svg:x1="51cm" svg:y1="22.5cm" svg:x2="53cm" svg:y2="22.5cm">
          <text:p/>
        </draw:line>
        <draw:line draw:style-name="gr1" draw:text-style-name="P1" draw:layer="layout" svg:x1="50.5cm" svg:y1="16.5cm" svg:x2="53.5cm" svg:y2="16.5cm">
          <text:p/>
        </draw:line>
        <draw:line draw:style-name="gr1" draw:text-style-name="P1" draw:layer="layout" svg:x1="50.5cm" svg:y1="17.5cm" svg:x2="53.5cm" svg:y2="17.5cm">
          <text:p/>
        </draw:line>
        <draw:line draw:style-name="gr1" draw:text-style-name="P1" draw:layer="layout" svg:x1="53.5cm" svg:y1="16.5cm" svg:x2="53.5cm" svg:y2="17.5cm">
          <text:p/>
        </draw:line>
        <draw:line draw:style-name="gr1" draw:text-style-name="P1" draw:layer="layout" svg:x1="50.5cm" svg:y1="16.5cm" svg:x2="50.5cm" svg:y2="17.5cm">
          <text:p/>
        </draw:line>
        <draw:path draw:style-name="gr2" draw:text-style-name="P1" draw:layer="layout" svg:width="4.499cm" svg:height="2.249cm" svg:x="54.5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55.5cm" svg:y="21.75cm" svg:viewBox="0 0 2500 1250" svg:d="M0 0c0 690 560 1250 1250 1250s1250-560 1250-1250">
          <text:p/>
        </draw:path>
        <draw:line draw:style-name="gr1" draw:text-style-name="P1" draw:layer="layout" svg:x1="55.5cm" svg:y1="18cm" svg:x2="55.5cm" svg:y2="22cm">
          <text:p/>
        </draw:line>
        <draw:line draw:style-name="gr1" draw:text-style-name="P1" draw:layer="layout" svg:x1="54.5cm" svg:y1="18cm" svg:x2="54.5cm" svg:y2="22cm">
          <text:p/>
        </draw:line>
        <draw:line draw:style-name="gr1" draw:text-style-name="P1" draw:layer="layout" svg:x1="58cm" svg:y1="18cm" svg:x2="58cm" svg:y2="22cm">
          <text:p/>
        </draw:line>
        <draw:line draw:style-name="gr1" draw:text-style-name="P1" draw:layer="layout" svg:x1="59cm" svg:y1="18cm" svg:x2="59cm" svg:y2="22cm">
          <text:p/>
        </draw:line>
        <draw:line draw:style-name="gr1" draw:text-style-name="P1" draw:layer="layout" svg:x1="54.5cm" svg:y1="18cm" svg:x2="55.5cm" svg:y2="18cm">
          <text:p/>
        </draw:line>
        <draw:line draw:style-name="gr1" draw:text-style-name="P1" draw:layer="layout" svg:x1="58cm" svg:y1="18cm" svg:x2="59cm" svg:y2="18cm">
          <text:p/>
        </draw:line>
        <draw:line draw:style-name="gr1" draw:text-style-name="P1" draw:layer="layout" svg:x1="55cm" svg:y1="16.5cm" svg:x2="58.4cm" svg:y2="16.5cm">
          <text:p/>
        </draw:line>
        <draw:line draw:style-name="gr1" draw:text-style-name="P1" draw:layer="layout" svg:x1="55cm" svg:y1="17.5cm" svg:x2="58.4cm" svg:y2="17.5cm">
          <text:p/>
        </draw:line>
        <draw:line draw:style-name="gr1" draw:text-style-name="P1" draw:layer="layout" svg:x1="58.4cm" svg:y1="16.5cm" svg:x2="58.4cm" svg:y2="17.5cm">
          <text:p/>
        </draw:line>
        <draw:line draw:style-name="gr1" draw:text-style-name="P1" draw:layer="layout" svg:x1="55cm" svg:y1="16.5cm" svg:x2="55cm" svg:y2="17.5cm">
          <text:p/>
        </draw:line>
        <draw:line draw:style-name="gr1" draw:text-style-name="P1" draw:layer="layout" svg:x1="42cm" svg:y1="12.5cm" svg:x2="45cm" svg:y2="11.5cm">
          <text:p/>
        </draw:line>
        <draw:line draw:style-name="gr1" draw:text-style-name="P1" draw:layer="layout" svg:x1="43.5cm" svg:y1="13cm" svg:x2="45cm" svg:y2="12.5cm">
          <text:p/>
        </draw:line>
        <draw:line draw:style-name="gr1" draw:text-style-name="P1" draw:layer="layout" svg:x1="45cm" svg:y1="11.5cm" svg:x2="45cm" svg:y2="12.5cm">
          <text:p/>
        </draw:line>
        <draw:line draw:style-name="gr1" draw:text-style-name="P1" draw:layer="layout" svg:x1="42cm" svg:y1="12.5cm" svg:x2="42cm" svg:y2="13.5cm">
          <text:p/>
        </draw:line>
        <draw:line draw:style-name="gr1" draw:text-style-name="P1" draw:layer="layout" svg:x1="42cm" svg:y1="13.5cm" svg:x2="45cm" svg:y2="14.5cm">
          <text:p/>
        </draw:line>
        <draw:line draw:style-name="gr1" draw:text-style-name="P1" draw:layer="layout" svg:x1="43.5cm" svg:y1="13cm" svg:x2="45cm" svg:y2="13.5cm">
          <text:p/>
        </draw:line>
        <draw:line draw:style-name="gr1" draw:text-style-name="P1" draw:layer="layout" svg:x1="45cm" svg:y1="14.5cm" svg:x2="45cm" svg:y2="13.5cm">
          <text:p/>
        </draw:line>
        <draw:line draw:style-name="gr1" draw:text-style-name="P1" draw:layer="layout" svg:x1="45.5cm" svg:y1="12.5cm" svg:x2="48.5cm" svg:y2="11.5cm">
          <text:p/>
        </draw:line>
        <draw:line draw:style-name="gr1" draw:text-style-name="P1" draw:layer="layout" svg:x1="47cm" svg:y1="13cm" svg:x2="48.5cm" svg:y2="12.5cm">
          <text:p/>
        </draw:line>
        <draw:line draw:style-name="gr1" draw:text-style-name="P1" draw:layer="layout" svg:x1="48.5cm" svg:y1="11.5cm" svg:x2="48.5cm" svg:y2="12.5cm">
          <text:p/>
        </draw:line>
        <draw:line draw:style-name="gr1" draw:text-style-name="P1" draw:layer="layout" svg:x1="45.5cm" svg:y1="12.5cm" svg:x2="45.5cm" svg:y2="13.5cm">
          <text:p/>
        </draw:line>
        <draw:line draw:style-name="gr1" draw:text-style-name="P1" draw:layer="layout" svg:x1="45.5cm" svg:y1="13.5cm" svg:x2="48.5cm" svg:y2="14.5cm">
          <text:p/>
        </draw:line>
        <draw:line draw:style-name="gr1" draw:text-style-name="P1" draw:layer="layout" svg:x1="47cm" svg:y1="13cm" svg:x2="48.5cm" svg:y2="13.5cm">
          <text:p/>
        </draw:line>
        <draw:line draw:style-name="gr1" draw:text-style-name="P1" draw:layer="layout" svg:x1="48.5cm" svg:y1="14.5cm" svg:x2="48.5cm" svg:y2="13.5cm">
          <text:p/>
        </draw:line>
        <draw:path draw:style-name="gr2" draw:text-style-name="P1" draw:layer="layout" svg:width="0.999cm" svg:height="1.999cm" svg:x="50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50cm" svg:y="10cm" svg:viewBox="0 0 2000 4000" svg:d="M0 4000c1105 0 2000-895 2000-2000s-895-2000-2000-2000">
          <text:p/>
        </draw:path>
        <draw:line draw:style-name="gr1" draw:text-style-name="P1" draw:layer="layout" svg:x1="48.5cm" svg:y1="10cm" svg:x2="48.5cm" svg:y2="11cm">
          <text:p/>
        </draw:line>
        <draw:line draw:style-name="gr1" draw:text-style-name="P1" draw:layer="layout" svg:x1="50cm" svg:y1="11cm" svg:x2="48.5cm" svg:y2="11cm">
          <text:p/>
        </draw:line>
        <draw:line draw:style-name="gr1" draw:text-style-name="P1" draw:layer="layout" svg:x1="50cm" svg:y1="10cm" svg:x2="48.5cm" svg:y2="10cm">
          <text:p/>
        </draw:line>
        <draw:line draw:style-name="gr1" draw:text-style-name="P1" draw:layer="layout" svg:x1="50cm" svg:y1="14cm" svg:x2="50cm" svg:y2="14.5cm">
          <text:p/>
        </draw:line>
        <draw:line draw:style-name="gr1" draw:text-style-name="P1" draw:layer="layout" svg:x1="50cm" svg:y1="13cm" svg:x2="50cm" svg:y2="13cm">
          <text:p/>
        </draw:line>
        <draw:line draw:style-name="gr1" draw:text-style-name="P1" draw:layer="layout" svg:x1="49cm" svg:y1="13cm" svg:x2="49cm" svg:y2="14.5cm">
          <text:p/>
        </draw:line>
        <draw:line draw:style-name="gr1" draw:text-style-name="P1" draw:layer="layout" svg:x1="50cm" svg:y1="13cm" svg:x2="49cm" svg:y2="13cm">
          <text:p/>
        </draw:line>
        <draw:line draw:style-name="gr1" draw:text-style-name="P1" draw:layer="layout" svg:x1="50cm" svg:y1="14.5cm" svg:x2="49cm" svg:y2="14.5cm">
          <text:p/>
        </draw:line>
        <draw:circle draw:style-name="gr2" draw:text-style-name="P1" draw:layer="layout" svg:width="1.5cm" svg:height="1.5cm" svg:x="48.8cm" svg:y="15cm">
          <text:p/>
        </draw:circle>
        <draw:line draw:style-name="gr1" draw:text-style-name="P1" draw:layer="layout" svg:x1="54cm" svg:y1="13cm" svg:x2="54cm" svg:y2="14cm">
          <text:p/>
        </draw:line>
        <draw:line draw:style-name="gr1" draw:text-style-name="P1" draw:layer="layout" svg:x1="54cm" svg:y1="10cm" svg:x2="54cm" svg:y2="14.5cm">
          <text:p/>
        </draw:line>
        <draw:line draw:style-name="gr1" draw:text-style-name="P1" draw:layer="layout" svg:x1="53cm" svg:y1="10cm" svg:x2="53cm" svg:y2="14.5cm">
          <text:p/>
        </draw:line>
        <draw:line draw:style-name="gr1" draw:text-style-name="P1" draw:layer="layout" svg:x1="54cm" svg:y1="10cm" svg:x2="53cm" svg:y2="10cm">
          <text:p/>
        </draw:line>
        <draw:line draw:style-name="gr1" draw:text-style-name="P1" draw:layer="layout" svg:x1="54cm" svg:y1="14.5cm" svg:x2="53cm" svg:y2="14.5cm">
          <text:p/>
        </draw:line>
        <draw:circle draw:style-name="gr2" draw:text-style-name="P1" draw:layer="layout" svg:width="1.5cm" svg:height="1.5cm" svg:x="52.7cm" svg:y="15cm">
          <text:p/>
        </draw:circle>
        <draw:line draw:style-name="gr1" draw:text-style-name="P1" draw:layer="layout" svg:x1="56cm" svg:y1="15cm" svg:x2="58cm" svg:y2="9cm">
          <text:p/>
        </draw:line>
        <draw:line draw:style-name="gr1" draw:text-style-name="P1" draw:layer="layout" svg:x1="57cm" svg:y1="15cm" svg:x2="58.5cm" svg:y2="10.5cm">
          <text:p/>
        </draw:line>
        <draw:line draw:style-name="gr1" draw:text-style-name="P1" draw:layer="layout" svg:x1="60cm" svg:y1="12cm" svg:x2="59cm" svg:y2="9cm">
          <text:p/>
        </draw:line>
        <draw:line draw:style-name="gr1" draw:text-style-name="P1" draw:layer="layout" svg:x1="60cm" svg:y1="15cm" svg:x2="58.5cm" svg:y2="10.5cm">
          <text:p/>
        </draw:line>
        <draw:line draw:style-name="gr1" draw:text-style-name="P1" draw:layer="layout" svg:x1="58cm" svg:y1="9cm" svg:x2="59cm" svg:y2="9cm">
          <text:p/>
        </draw:line>
        <draw:line draw:style-name="gr1" draw:text-style-name="P1" draw:layer="layout" svg:x1="56cm" svg:y1="15cm" svg:x2="57cm" svg:y2="15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57.5cm" svg:y1="12.5cm" svg:x2="59.4cm" svg:y2="12.5cm">
          <text:p/>
        </draw:line>
        <draw:line draw:style-name="gr1" draw:text-style-name="P1" draw:layer="layout" svg:x1="57.5cm" svg:y1="13.5cm" svg:x2="59.5cm" svg:y2="13.5cm">
          <text:p/>
        </draw:line>
        <draw:path draw:style-name="gr2" draw:text-style-name="P1" draw:layer="layout" svg:width="2.999cm" svg:height="5.999cm" svg:x="61cm" svg:y="9cm" svg:viewBox="0 0 3000 6000" svg:d="M0 6000c1657 0 3000-1343 3000-3000s-1343-3000-3000-3000">
          <text:p/>
        </draw:path>
        <draw:path draw:style-name="gr2" draw:text-style-name="P1" draw:layer="layout" svg:width="1.999cm" svg:height="3.999cm" svg:x="61cm" svg:y="10cm" svg:viewBox="0 0 2000 4000" svg:d="M0 4000c1105 0 2000-895 2000-2000s-895-2000-2000-2000">
          <text:p/>
        </draw:path>
        <draw:line draw:style-name="gr1" draw:text-style-name="P1" draw:layer="layout" svg:x1="60cm" svg:y1="9cm" svg:x2="60cm" svg:y2="12cm">
          <text:p/>
        </draw:line>
        <draw:line draw:style-name="gr1" draw:text-style-name="P1" draw:layer="layout" svg:x1="61cm" svg:y1="10cm" svg:x2="61cm" svg:y2="14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60cm" svg:y1="9cm" svg:x2="61cm" svg:y2="9cm">
          <text:p/>
        </draw:line>
        <draw:line draw:style-name="gr1" draw:text-style-name="P1" draw:layer="layout" svg:x1="64cm" svg:y1="24cm" svg:x2="66cm" svg:y2="18cm">
          <text:p/>
        </draw:line>
        <draw:line draw:style-name="gr1" draw:text-style-name="P1" draw:layer="layout" svg:x1="65cm" svg:y1="24cm" svg:x2="66.5cm" svg:y2="19.5cm">
          <text:p/>
        </draw:line>
        <draw:line draw:style-name="gr1" draw:text-style-name="P1" draw:layer="layout" svg:x1="69cm" svg:y1="24cm" svg:x2="67cm" svg:y2="18cm">
          <text:p/>
        </draw:line>
        <draw:line draw:style-name="gr1" draw:text-style-name="P1" draw:layer="layout" svg:x1="68cm" svg:y1="24cm" svg:x2="66.5cm" svg:y2="19.5cm">
          <text:p/>
        </draw:line>
        <draw:line draw:style-name="gr1" draw:text-style-name="P1" draw:layer="layout" svg:x1="64cm" svg:y1="24cm" svg:x2="65cm" svg:y2="24cm">
          <text:p/>
        </draw:line>
        <draw:line draw:style-name="gr1" draw:text-style-name="P1" draw:layer="layout" svg:x1="65.5cm" svg:y1="21.5cm" svg:x2="67.5cm" svg:y2="21.5cm">
          <text:p/>
        </draw:line>
        <draw:line draw:style-name="gr1" draw:text-style-name="P1" draw:layer="layout" svg:x1="65.5cm" svg:y1="22.5cm" svg:x2="67.5cm" svg:y2="22.5cm">
          <text:p/>
        </draw:line>
        <draw:circle draw:style-name="gr2" draw:text-style-name="P1" draw:layer="layout" svg:width="1.5cm" svg:height="1.5cm" svg:x="65.3cm" svg:y="12.5cm">
          <text:p/>
        </draw:circle>
        <draw:line draw:style-name="gr1" draw:text-style-name="P1" draw:layer="layout" svg:x1="65.5cm" svg:y1="16.5cm" svg:x2="64.5cm" svg:y2="16.5cm">
          <text:p/>
        </draw:line>
        <draw:line draw:style-name="gr1" draw:text-style-name="P1" draw:layer="layout" svg:x1="66.5cm" svg:y1="14.5cm" svg:x2="65.5cm" svg:y2="16.5cm">
          <text:p/>
        </draw:line>
        <draw:line draw:style-name="gr1" draw:text-style-name="P1" draw:layer="layout" svg:x1="65.5cm" svg:y1="14.5cm" svg:x2="64.5cm" svg:y2="16.5cm">
          <text:p/>
        </draw:line>
        <draw:line draw:style-name="gr1" draw:text-style-name="P1" draw:layer="layout" svg:x1="66.5cm" svg:y1="14.5cm" svg:x2="65.5cm" svg:y2="14.5cm">
          <text:p/>
        </draw:line>
        <draw:path draw:style-name="gr3" draw:text-style-name="P1" draw:layer="layout" svg:width="7.999cm" svg:height="7.999cm" svg:x="62.5cm" svg:y="17cm" svg:viewBox="0 0 8000 8000" svg:d="M4000 8000c2209 0 4000-1791 4000-4000s-1791-4000-4000-4000-4000 1791-4000 4000">
          <text:p/>
        </draw:path>
        <draw:path draw:style-name="gr2" draw:text-style-name="P1" draw:layer="layout" svg:width="5.999cm" svg:height="5.999cm" svg:x="63.5cm" svg:y="18cm" svg:viewBox="0 0 6000 6000" svg:d="M3000 6000c1657 0 3000-1343 3000-3000s-1343-3000-3000-3000-3000 1343-3000 3000">
          <text:p/>
        </draw:path>
        <draw:line draw:style-name="gr1" draw:text-style-name="P1" draw:layer="layout" svg:x1="66.5cm" svg:y1="24cm" svg:x2="66.5cm" svg:y2="25cm">
          <text:p/>
        </draw:line>
        <draw:line draw:style-name="gr1" draw:text-style-name="P1" draw:layer="layout" svg:x1="63.5cm" svg:y1="21cm" svg:x2="62.5cm" svg:y2="21cm">
          <text:p/>
        </draw:line>
        <draw:line draw:style-name="gr1" draw:text-style-name="P1" draw:layer="layout" svg:x1="49.5cm" svg:y1="25cm" svg:x2="51.5cm" svg:y2="31cm">
          <text:p/>
        </draw:line>
        <draw:line draw:style-name="gr1" draw:text-style-name="P1" draw:layer="layout" svg:x1="50.5cm" svg:y1="25cm" svg:x2="52cm" svg:y2="29.5cm">
          <text:p/>
        </draw:line>
        <draw:line draw:style-name="gr1" draw:text-style-name="P1" draw:layer="layout" svg:x1="53.5cm" svg:y1="25cm" svg:x2="52cm" svg:y2="29.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49.5cm" svg:y1="25cm" svg:x2="50.5cm" svg:y2="2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2.5cm" svg:y1="31cm" svg:x2="54cm" svg:y2="26.5cm">
          <text:p/>
        </draw:line>
        <draw:line draw:style-name="gr1" draw:text-style-name="P1" draw:layer="layout" svg:x1="56.5cm" svg:y1="31cm" svg:x2="54.5cm" svg:y2="25cm">
          <text:p/>
        </draw:line>
        <draw:line draw:style-name="gr1" draw:text-style-name="P1" draw:layer="layout" svg:x1="55.5cm" svg:y1="31cm" svg:x2="54cm" svg:y2="26.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55.5cm" svg:y1="31cm" svg:x2="56.5cm" svg:y2="31cm">
          <text:p/>
        </draw:line>
        <draw:line draw:style-name="gr1" draw:text-style-name="P1" draw:layer="layout" svg:x1="53cm" svg:y1="28.5cm" svg:x2="55cm" svg:y2="28.5cm">
          <text:p/>
        </draw:line>
        <draw:line draw:style-name="gr1" draw:text-style-name="P1" draw:layer="layout" svg:x1="53cm" svg:y1="29.5cm" svg:x2="55cm" svg:y2="29.5cm">
          <text:p/>
        </draw:line>
        <draw:line draw:style-name="gr1" draw:text-style-name="P1" draw:layer="layout" svg:x1="48cm" svg:y1="26cm" svg:x2="48cm" svg:y2="31cm">
          <text:p/>
        </draw:line>
        <draw:line draw:style-name="gr1" draw:text-style-name="P1" draw:layer="layout" svg:x1="49cm" svg:y1="26cm" svg:x2="49cm" svg:y2="31cm">
          <text:p/>
        </draw:line>
        <draw:line draw:style-name="gr1" draw:text-style-name="P1" draw:layer="layout" svg:x1="48cm" svg:y1="31cm" svg:x2="49cm" svg:y2="31cm">
          <text:p/>
        </draw:line>
        <draw:line draw:style-name="gr1" draw:text-style-name="P1" draw:layer="layout" svg:x1="46.5cm" svg:y1="25cm" svg:x2="49.5cm" svg:y2="25cm">
          <text:p/>
        </draw:line>
        <draw:line draw:style-name="gr1" draw:text-style-name="P1" draw:layer="layout" svg:x1="46.5cm" svg:y1="26cm" svg:x2="48cm" svg:y2="26cm">
          <text:p/>
        </draw:line>
        <draw:line draw:style-name="gr1" draw:text-style-name="P1" draw:layer="layout" svg:x1="46.5cm" svg:y1="26cm" svg:x2="46.5cm" svg:y2="25cm">
          <text:p/>
        </draw:line>
        <draw:line draw:style-name="gr1" draw:text-style-name="P1" draw:layer="layout" svg:x1="49cm" svg:y1="26cm" svg:x2="50cm" svg:y2="26cm">
          <text:p/>
        </draw:line>
        <draw:line draw:style-name="gr1" draw:text-style-name="P1" draw:layer="layout" svg:x1="57.5cm" svg:y1="26cm" svg:x2="57.5cm" svg:y2="31cm">
          <text:p/>
        </draw:line>
        <draw:line draw:style-name="gr1" draw:text-style-name="P1" draw:layer="layout" svg:x1="58.5cm" svg:y1="26cm" svg:x2="58.5cm" svg:y2="31cm">
          <text:p/>
        </draw:line>
        <draw:line draw:style-name="gr1" draw:text-style-name="P1" draw:layer="layout" svg:x1="57.5cm" svg:y1="31cm" svg:x2="58.5cm" svg:y2="31cm">
          <text:p/>
        </draw:line>
        <draw:line draw:style-name="gr1" draw:text-style-name="P1" draw:layer="layout" svg:x1="56cm" svg:y1="25cm" svg:x2="59.5cm" svg:y2="25cm">
          <text:p/>
        </draw:line>
        <draw:line draw:style-name="gr1" draw:text-style-name="P1" draw:layer="layout" svg:x1="56cm" svg:y1="26cm" svg:x2="57.5cm" svg:y2="26cm">
          <text:p/>
        </draw:line>
        <draw:line draw:style-name="gr1" draw:text-style-name="P1" draw:layer="layout" svg:x1="56cm" svg:y1="26cm" svg:x2="56cm" svg:y2="25cm">
          <text:p/>
        </draw:line>
        <draw:line draw:style-name="gr1" draw:text-style-name="P1" draw:layer="layout" svg:x1="59.5cm" svg:y1="26cm" svg:x2="59.5cm" svg:y2="31cm">
          <text:p/>
        </draw:line>
        <draw:line draw:style-name="gr1" draw:text-style-name="P1" draw:layer="layout" svg:x1="60.5cm" svg:y1="25cm" svg:x2="60.5cm" svg:y2="30cm">
          <text:p/>
        </draw:line>
        <draw:line draw:style-name="gr1" draw:text-style-name="P1" draw:layer="layout" svg:x1="59.5cm" svg:y1="31cm" svg:x2="60.5cm" svg:y2="31cm">
          <text:p/>
        </draw:line>
        <draw:line draw:style-name="gr1" draw:text-style-name="P1" draw:layer="layout" svg:x1="63cm" svg:y1="30cm" svg:x2="60.5cm" svg:y2="30cm">
          <text:p/>
        </draw:line>
        <draw:line draw:style-name="gr1" draw:text-style-name="P1" draw:layer="layout" svg:x1="63cm" svg:y1="31cm" svg:x2="60.5cm" svg:y2="31cm">
          <text:p/>
        </draw:line>
        <draw:line draw:style-name="gr1" draw:text-style-name="P1" draw:layer="layout" svg:x1="63cm" svg:y1="31cm" svg:x2="63cm" svg:y2="30cm">
          <text:p/>
        </draw:line>
        <draw:line draw:style-name="gr1" draw:text-style-name="P1" draw:layer="layout" svg:x1="58.5cm" svg:y1="26cm" svg:x2="59.5cm" svg:y2="26cm">
          <text:p/>
        </draw:line>
        <draw:line draw:style-name="gr1" draw:text-style-name="P1" draw:layer="layout" svg:x1="59.5cm" svg:y1="25cm" svg:x2="60.5cm" svg:y2="25cm">
          <text:p/>
        </draw:line>
        <draw:line draw:style-name="gr1" draw:text-style-name="P1" draw:layer="layout" svg:x1="6cm" svg:y1="18.55cm" svg:x2="6cm" svg:y2="18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.5cm" svg:x2="43.5cm" svg:y2="8.5cm">
          <text:p/>
        </draw:line>
        <draw:line draw:style-name="gr1" draw:text-style-name="P1" draw:layer="layout" svg:x1="44.5cm" svg:y1="3cm" svg:x2="44.5cm" svg:y2="3.5cm">
          <text:p/>
        </draw:line>
        <draw:line draw:style-name="gr1" draw:text-style-name="P1" draw:layer="layout" svg:x1="43.5cm" svg:y1="3.5cm" svg:x2="44.5cm" svg:y2="3.5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3.5cm" svg:y1="6.5cm" svg:x2="43.5cm" svg:y2="7cm">
          <text:p/>
        </draw:line>
        <draw:line draw:style-name="gr1" draw:text-style-name="P1" draw:layer="layout" svg:x1="43.5cm" svg:y1="5cm" svg:x2="43.5cm" svg:y2="5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path draw:style-name="gr2" draw:text-style-name="P1" draw:layer="layout" svg:width="1.999cm" svg:height="3.999cm" svg:x="3cm" svg:y="20cm" svg:viewBox="0 0 2000 4000" svg:d="M0 4000c1105 0 2000-895 2000-2000s-895-2000-2000-2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3.5cm" svg:y1="17.5cm" svg:x2="3.5cm" svg:y2="24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2.5cm" svg:y1="17.5cm" svg:x2="2.5cm" svg:y2="24.5cm">
          <text:p/>
        </draw:line>
        <draw:line draw:style-name="gr1" draw:text-style-name="P1" draw:layer="layout" svg:x1="2.5cm" svg:y1="17.5cm" svg:x2="3.5cm" svg:y2="17.5cm">
          <text:p/>
        </draw:line>
        <draw:line draw:style-name="gr1" draw:text-style-name="P1" draw:layer="layout" svg:x1="2.5cm" svg:y1="24.5cm" svg:x2="3.5cm" svg:y2="24.5cm">
          <text:p/>
        </draw:line>
        <draw:path draw:style-name="gr2" draw:text-style-name="P1" draw:layer="layout" svg:width="4.499cm" svg:height="2.249cm" svg:x="69cm" svg:y="28.75cm" svg:viewBox="0 0 4500 2250" svg:d="M0 0c0 1243 1007 2250 2250 2250s2250-1007 2250-2250">
          <text:p/>
        </draw:path>
        <draw:path draw:style-name="gr2" draw:text-style-name="P1" draw:layer="layout" svg:width="2.499cm" svg:height="1.249cm" svg:x="70cm" svg:y="28.75cm" svg:viewBox="0 0 2500 1250" svg:d="M0 0c0 690 560 1250 1250 1250s1250-560 1250-1250">
          <text:p/>
        </draw:path>
        <draw:line draw:style-name="gr1" draw:text-style-name="P1" draw:layer="layout" svg:x1="70cm" svg:y1="25cm" svg:x2="70cm" svg:y2="29cm">
          <text:p/>
        </draw:line>
        <draw:line draw:style-name="gr1" draw:text-style-name="P1" draw:layer="layout" svg:x1="69cm" svg:y1="25cm" svg:x2="69cm" svg:y2="29cm">
          <text:p/>
        </draw:line>
        <draw:line draw:style-name="gr1" draw:text-style-name="P1" draw:layer="layout" svg:x1="72.5cm" svg:y1="25cm" svg:x2="72.5cm" svg:y2="29cm">
          <text:p/>
        </draw:line>
        <draw:line draw:style-name="gr1" draw:text-style-name="P1" draw:layer="layout" svg:x1="73.5cm" svg:y1="26cm" svg:x2="73.5cm" svg:y2="29cm">
          <text:p/>
        </draw:line>
        <draw:line draw:style-name="gr1" draw:text-style-name="P1" draw:layer="layout" svg:x1="69cm" svg:y1="25cm" svg:x2="70cm" svg:y2="25cm">
          <text:p/>
        </draw:line>
        <draw:line draw:style-name="gr1" draw:text-style-name="P1" draw:layer="layout" svg:x1="72.5cm" svg:y1="25cm" svg:x2="73.5cm" svg:y2="25cm">
          <text:p/>
        </draw:line>
        <draw:line draw:style-name="gr1" draw:text-style-name="P1" draw:layer="layout" svg:x1="74.5cm" svg:y1="26cm" svg:x2="74.5cm" svg:y2="31cm">
          <text:p/>
        </draw:line>
        <draw:line draw:style-name="gr1" draw:text-style-name="P1" draw:layer="layout" svg:x1="75.5cm" svg:y1="26cm" svg:x2="75.5cm" svg:y2="31cm">
          <text:p/>
        </draw:line>
        <draw:line draw:style-name="gr1" draw:text-style-name="P1" draw:layer="layout" svg:x1="74.5cm" svg:y1="31cm" svg:x2="75.5cm" svg:y2="31cm">
          <text:p/>
        </draw:line>
        <draw:line draw:style-name="gr1" draw:text-style-name="P1" draw:layer="layout" svg:x1="73cm" svg:y1="25cm" svg:x2="77cm" svg:y2="25cm">
          <text:p/>
        </draw:line>
        <draw:line draw:style-name="gr1" draw:text-style-name="P1" draw:layer="layout" svg:x1="73.5cm" svg:y1="26cm" svg:x2="74.5cm" svg:y2="26cm">
          <text:p/>
        </draw:line>
        <draw:line draw:style-name="gr1" draw:text-style-name="P1" draw:layer="layout" svg:x1="77cm" svg:y1="26cm" svg:x2="77cm" svg:y2="25cm">
          <text:p/>
        </draw:line>
        <draw:line draw:style-name="gr1" draw:text-style-name="P1" draw:layer="layout" svg:x1="75.5cm" svg:y1="26cm" svg:x2="77cm" svg:y2="26cm">
          <text:p/>
        </draw:line>
        <draw:path draw:style-name="gr2" draw:text-style-name="P1" draw:layer="layout" svg:width="4.499cm" svg:height="2.249cm" svg:x="71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72cm" svg:y="21.75cm" svg:viewBox="0 0 2500 1250" svg:d="M0 0c0 690 560 1250 1250 1250s1250-560 1250-1250">
          <text:p/>
        </draw:path>
        <draw:line draw:style-name="gr1" draw:text-style-name="P1" draw:layer="layout" svg:x1="72cm" svg:y1="18cm" svg:x2="72cm" svg:y2="22cm">
          <text:p/>
        </draw:line>
        <draw:line draw:style-name="gr1" draw:text-style-name="P1" draw:layer="layout" svg:x1="71cm" svg:y1="18cm" svg:x2="71cm" svg:y2="22cm">
          <text:p/>
        </draw:line>
        <draw:line draw:style-name="gr1" draw:text-style-name="P1" draw:layer="layout" svg:x1="74.5cm" svg:y1="18cm" svg:x2="74.5cm" svg:y2="22cm">
          <text:p/>
        </draw:line>
        <draw:line draw:style-name="gr1" draw:text-style-name="P1" draw:layer="layout" svg:x1="75.5cm" svg:y1="19cm" svg:x2="75.5cm" svg:y2="22cm">
          <text:p/>
        </draw:line>
        <draw:line draw:style-name="gr1" draw:text-style-name="P1" draw:layer="layout" svg:x1="71cm" svg:y1="18cm" svg:x2="72cm" svg:y2="18cm">
          <text:p/>
        </draw:line>
        <draw:line draw:style-name="gr1" draw:text-style-name="P1" draw:layer="layout" svg:x1="74.5cm" svg:y1="18cm" svg:x2="75.5cm" svg:y2="18cm">
          <text:p/>
        </draw:line>
        <draw:path draw:style-name="gr2" draw:text-style-name="P1" draw:layer="layout" svg:width="0.999cm" svg:height="1.999cm" svg:x="76.5cm" svg:y="19cm" svg:viewBox="0 0 1000 2000" svg:d="M0 2000c552 0 1000-448 1000-1000s-448-1000-1000-1000">
          <text:p/>
        </draw:path>
        <draw:path draw:style-name="gr2" draw:text-style-name="P1" draw:layer="layout" svg:width="1.999cm" svg:height="3.999cm" svg:x="76.5cm" svg:y="18cm" svg:viewBox="0 0 2000 4000" svg:d="M0 4000c1105 0 2000-895 2000-2000s-895-2000-2000-2000">
          <text:p/>
        </draw:path>
        <draw:line draw:style-name="gr1" draw:text-style-name="P1" draw:layer="layout" svg:x1="74.5cm" svg:y1="18cm" svg:x2="75.5cm" svg:y2="18cm">
          <text:p/>
        </draw:line>
        <draw:line draw:style-name="gr1" draw:text-style-name="P1" draw:layer="layout" svg:x1="75.5cm" svg:y1="18cm" svg:x2="76.5cm" svg:y2="18cm">
          <text:p/>
        </draw:line>
        <draw:line draw:style-name="gr1" draw:text-style-name="P1" draw:layer="layout" svg:x1="75.5cm" svg:y1="19cm" svg:x2="76.5cm" svg:y2="19cm">
          <text:p/>
        </draw:line>
        <draw:line draw:style-name="gr1" draw:text-style-name="P1" draw:layer="layout" svg:x1="75.5cm" svg:y1="21cm" svg:x2="76.5cm" svg:y2="21cm">
          <text:p/>
        </draw:line>
        <draw:line draw:style-name="gr1" draw:text-style-name="P1" draw:layer="layout" svg:x1="75.5cm" svg:y1="22cm" svg:x2="76.5cm" svg:y2="22cm">
          <text:p/>
        </draw:line>
        <draw:line draw:style-name="gr1" draw:text-style-name="P1" draw:layer="layout" svg:x1="77.5cm" svg:y1="24cm" svg:x2="78.5cm" svg:y2="24cm">
          <text:p/>
        </draw:line>
        <draw:line draw:style-name="gr1" draw:text-style-name="P1" draw:layer="layout" svg:x1="76.5cm" svg:y1="22cm" svg:x2="77.5cm" svg:y2="24cm">
          <text:p/>
        </draw:line>
        <draw:line draw:style-name="gr1" draw:text-style-name="P1" draw:layer="layout" svg:x1="77.5cm" svg:y1="22cm" svg:x2="78.5cm" svg:y2="24cm">
          <text:p/>
        </draw:line>
        <draw:line draw:style-name="gr1" draw:text-style-name="P1" draw:layer="layout" svg:x1="22.5cm" svg:y1="28cm" svg:x2="22.5cm" svg:y2="29cm">
          <text:p/>
        </draw:line>
        <draw:line draw:style-name="gr1" draw:text-style-name="P1" draw:layer="layout" svg:x1="22cm" svg:y1="28cm" svg:x2="22.5cm" svg:y2="28cm">
          <text:p/>
        </draw:line>
        <draw:line draw:style-name="gr1" draw:text-style-name="P1" draw:layer="layout" svg:x1="22cm" svg:y1="29cm" svg:x2="22.5cm" svg:y2="29cm">
          <text:p/>
        </draw:line>
        <draw:line draw:style-name="gr1" draw:text-style-name="P1" draw:layer="layout" svg:x1="21cm" svg:y1="28cm" svg:x2="21cm" svg:y2="26.5cm">
          <text:p/>
        </draw:line>
        <draw:path draw:style-name="gr2" draw:text-style-name="P1" draw:layer="layout" svg:width="2.499cm" svg:height="4.999cm" svg:x="7.5cm" svg:y="3.5cm" svg:viewBox="0 0 2500 5000" svg:d="M2500 5000c-1381 0-2500-1119-2500-2500s1119-2500 2500-2500">
          <text:p/>
        </draw:path>
        <draw:line draw:style-name="gr1" draw:text-style-name="P1" draw:layer="layout" svg:x1="14cm" svg:y1="3.5cm" svg:x2="15cm" svg:y2="3.5cm">
          <text:p/>
        </draw:line>
        <draw:line draw:style-name="gr1" draw:text-style-name="P1" draw:layer="layout" svg:x1="14cm" svg:y1="3cm" svg:x2="15cm" svg:y2="3cm">
          <text:p/>
        </draw:line>
        <draw:line draw:style-name="gr1" draw:text-style-name="P1" draw:layer="layout" svg:x1="18.5cm" svg:y1="6.5cm" svg:x2="19cm" svg:y2="6.5cm">
          <text:p/>
        </draw:line>
        <draw:line draw:style-name="gr1" draw:text-style-name="P1" draw:layer="layout" svg:x1="18.5cm" svg:y1="3.5cm" svg:x2="19cm" svg:y2="3.5cm">
          <text:p/>
        </draw:line>
        <draw:line draw:style-name="gr1" draw:text-style-name="P1" draw:layer="layout" svg:x1="18.5cm" svg:y1="6.5cm" svg:x2="19cm" svg:y2="6.5cm">
          <text:p/>
        </draw:line>
        <draw:circle draw:style-name="gr2" draw:text-style-name="P1" draw:layer="layout" svg:width="4cm" svg:height="4cm" svg:x="29.5cm" svg:y="11cm">
          <text:p/>
        </draw:circle>
        <draw:path draw:style-name="gr2" draw:text-style-name="P1" draw:layer="layout" svg:width="1.499cm" svg:height="2.999cm" svg:x="20cm" svg:y="5.5cm" svg:viewBox="0 0 1500 3000" svg:d="M0 3000c828 0 1500-672 1500-1500s-672-1500-1500-1500">
          <text:p/>
        </draw:path>
        <draw:line draw:style-name="gr1" draw:text-style-name="P1" draw:layer="layout" svg:x1="18.5cm" svg:y1="8.5cm" svg:x2="20cm" svg:y2="8.5cm">
          <text:p/>
        </draw:line>
        <draw:path draw:style-name="gr2" draw:text-style-name="P1" draw:layer="layout" svg:width="2.499cm" svg:height="4.999cm" svg:x="27.5cm" svg:y="3.5cm" svg:viewBox="0 0 2500 5000" svg:d="M2500 5000c-1381 0-2500-1119-2500-2500s1119-2500 2500-2500">
          <text:p/>
        </draw:path>
        <draw:path draw:style-name="gr2" draw:text-style-name="P1" draw:layer="layout" svg:width="2.499cm" svg:height="4.999cm" svg:x="38cm" svg:y="3.5cm" svg:viewBox="0 0 2500 5000" svg:d="M0 5000c1381 0 2500-1119 2500-2500s-1119-2500-2500-2500">
          <text:p/>
        </draw:path>
        <draw:line draw:style-name="gr1" draw:text-style-name="P1" draw:layer="layout" svg:x1="37cm" svg:y1="3.5cm" svg:x2="38cm" svg:y2="3.5cm">
          <text:p/>
        </draw:line>
        <draw:line draw:style-name="gr1" draw:text-style-name="P1" draw:layer="layout" svg:x1="37.5cm" svg:y1="8.5cm" svg:x2="38cm" svg:y2="8.5cm">
          <text:p/>
        </draw:line>
        <draw:line draw:style-name="gr1" draw:text-style-name="P1" draw:layer="layout" svg:x1="37cm" svg:y1="3.5cm" svg:x2="38cm" svg:y2="3.5cm">
          <text:p/>
        </draw:line>
        <draw:path draw:style-name="gr2" draw:text-style-name="P1" draw:layer="layout" svg:width="1.499cm" svg:height="2.999cm" svg:x="42cm" svg:y="3.5cm" svg:viewBox="0 0 1500 3000" svg:d="M1500 3000c-828 0-1500-672-1500-1500s672-1500 1500-1500">
          <text:p/>
        </draw:path>
        <draw:path draw:style-name="gr2" draw:text-style-name="P1" draw:layer="layout" svg:width="1.499cm" svg:height="2.999cm" svg:x="43.5cm" svg:y="5.5cm" svg:viewBox="0 0 1500 3000" svg:d="M0 3000c828 0 1500-672 1500-1500s-672-1500-1500-1500">
          <text:p/>
        </draw:path>
        <draw:line draw:style-name="gr1" draw:text-style-name="P1" draw:layer="layout" svg:x1="42cm" svg:y1="8.5cm" svg:x2="42cm" svg:y2="9cm">
          <text:p/>
        </draw:line>
        <draw:line draw:style-name="gr1" draw:text-style-name="P1" draw:layer="layout" svg:x1="37cm" svg:y1="15.5cm" svg:x2="38cm" svg:y2="15.5cm">
          <text:p/>
        </draw:line>
        <draw:line draw:style-name="gr1" draw:text-style-name="P1" draw:layer="layout" svg:x1="39cm" svg:y1="15.5cm" svg:x2="40cm" svg:y2="15.5cm">
          <text:p/>
        </draw:line>
        <draw:path draw:style-name="gr2" draw:text-style-name="P1" draw:layer="layout" svg:width="1.999cm" svg:height="0.999cm" svg:x="4cm" svg:y="15cm" svg:viewBox="0 0 2000 1000" svg:d="M0 0c0 552 448 1000 1000 1000s1000-448 1000-1000">
          <text:p/>
        </draw:path>
        <draw:path draw:style-name="gr2" draw:text-style-name="P1" draw:layer="layout" svg:width="1.499cm" svg:height="2.999cm" svg:x="14.52cm" svg:y="10.52cm" svg:viewBox="0 0 1500 3000" svg:d="M0 3000c828 0 1500-672 1500-1500s-672-1500-1500-1500">
          <text:p/>
        </draw:path>
        <draw:line draw:style-name="gr1" draw:text-style-name="P1" draw:layer="layout" svg:x1="17cm" svg:y1="10cm" svg:x2="17cm" svg:y2="16cm">
          <text:p/>
        </draw:line>
        <draw:line draw:style-name="gr1" draw:text-style-name="P1" draw:layer="layout" svg:x1="17.5cm" svg:y1="10cm" svg:x2="17.5cm" svg:y2="16cm">
          <text:p/>
        </draw:line>
        <draw:path draw:style-name="gr2" draw:text-style-name="P1" draw:layer="layout" svg:width="1.999cm" svg:height="3.999cm" svg:x="19cm" svg:y="10cm" svg:viewBox="0 0 2000 4000" svg:d="M0 4000c1105 0 2000-895 2000-2000s-895-2000-2000-2000">
          <text:p/>
        </draw:path>
        <draw:line draw:style-name="gr1" draw:text-style-name="P1" draw:layer="layout" svg:x1="17cm" svg:y1="10cm" svg:x2="18cm" svg:y2="10cm">
          <text:p/>
        </draw:line>
        <draw:line draw:style-name="gr1" draw:text-style-name="P1" draw:layer="layout" svg:x1="18cm" svg:y1="10cm" svg:x2="19cm" svg:y2="10cm">
          <text:p/>
        </draw:line>
        <draw:line draw:style-name="gr1" draw:text-style-name="P1" draw:layer="layout" svg:x1="17.6cm" svg:y1="10.52cm" svg:x2="19.02cm" svg:y2="10.52cm">
          <text:p/>
        </draw:line>
        <draw:line draw:style-name="gr1" draw:text-style-name="P1" draw:layer="layout" svg:x1="17.5cm" svg:y1="13.54cm" svg:x2="19cm" svg:y2="13.52cm">
          <text:p/>
        </draw:line>
        <draw:line draw:style-name="gr1" draw:text-style-name="P1" draw:layer="layout" svg:x1="17.54cm" svg:y1="14cm" svg:x2="19cm" svg:y2="14cm">
          <text:p/>
        </draw:line>
        <draw:line draw:style-name="gr1" draw:text-style-name="P1" draw:layer="layout" svg:x1="17cm" svg:y1="16cm" svg:x2="17.5cm" svg:y2="16cm">
          <text:p/>
        </draw:line>
        <draw:path draw:style-name="gr2" draw:text-style-name="P1" draw:layer="layout" svg:width="1.499cm" svg:height="2.999cm" svg:x="19.02cm" svg:y="10.52cm" svg:viewBox="0 0 1500 3000" svg:d="M0 3000c828 0 1500-672 1500-1500s-672-1500-1500-1500">
          <text:p/>
        </draw:path>
        <draw:path draw:style-name="gr4" draw:text-style-name="P2" draw:layer="layout" svg:width="3.449cm" svg:height="1.724cm" svg:x="26.534cm" svg:y="21.743cm" svg:viewBox="0 0 3450 1725" svg:d="M3450 0c0 978-747 1725-1725 1725s-1725-747-1725-1725">
          <text:p/>
        </draw:path>
        <draw:polygon draw:style-name="gr4" draw:text-style-name="P2" draw:layer="layout" svg:width="0cm" svg:height="0cm" svg:x="26.5cm" svg:y="20.05cm" svg:viewBox="0 0 0 0" draw:points="0,0">
          <text:p/>
        </draw:polygon>
        <draw:polygon draw:style-name="gr4" draw:text-style-name="P2" draw:layer="layout" svg:width="0cm" svg:height="0cm" svg:x="29.951cm" svg:y="23.501cm" svg:viewBox="0 0 0 0" draw:points="0,0">
          <text:p/>
        </draw:polygon>
        <draw:line draw:style-name="gr1" draw:text-style-name="P1" draw:layer="layout" svg:x1="14.5cm" svg:y1="18.5cm" svg:x2="15.5cm" svg:y2="18.5cm">
          <text:p/>
        </draw:line>
        <draw:line draw:style-name="gr1" draw:text-style-name="P1" draw:layer="layout" svg:x1="17.45cm" svg:y1="20.5cm" svg:x2="17.95cm" svg:y2="20.5cm">
          <text:p/>
        </draw:line>
        <draw:line draw:style-name="gr1" draw:text-style-name="P1" draw:layer="layout" svg:x1="19cm" svg:y1="18.5cm" svg:x2="20cm" svg:y2="18.5cm">
          <text:p/>
        </draw:line>
        <draw:line draw:style-name="gr1" draw:text-style-name="P1" draw:layer="layout" svg:x1="24cm" svg:y1="18.5cm" svg:x2="25cm" svg:y2="18.5cm">
          <text:p/>
        </draw:line>
        <draw:line draw:style-name="gr1" draw:text-style-name="P1" draw:layer="layout" svg:x1="30.95cm" svg:y1="18cm" svg:x2="32.95cm" svg:y2="24cm">
          <text:p/>
        </draw:line>
        <draw:line draw:style-name="gr1" draw:text-style-name="P1" draw:layer="layout" svg:x1="31.45cm" svg:y1="18cm" svg:x2="33.45cm" svg:y2="24cm">
          <text:p/>
        </draw:line>
        <draw:line draw:style-name="gr1" draw:text-style-name="P1" draw:layer="layout" svg:x1="35.95cm" svg:y1="18cm" svg:x2="34.45cm" svg:y2="22.5cm">
          <text:p/>
        </draw:line>
        <draw:line draw:style-name="gr1" draw:text-style-name="P1" draw:layer="layout" svg:x1="35.45cm" svg:y1="18cm" svg:x2="33.95cm" svg:y2="22.5cm">
          <text:p/>
        </draw:line>
        <draw:line draw:style-name="gr1" draw:text-style-name="P1" draw:layer="layout" svg:x1="32.95cm" svg:y1="24cm" svg:x2="33.95cm" svg:y2="24cm">
          <text:p/>
        </draw:line>
        <draw:line draw:style-name="gr1" draw:text-style-name="P1" draw:layer="layout" svg:x1="30.95cm" svg:y1="18cm" svg:x2="31.45cm" svg:y2="18cm">
          <text:p/>
        </draw:line>
        <draw:line draw:style-name="gr1" draw:text-style-name="P1" draw:layer="layout" svg:x1="35.45cm" svg:y1="18cm" svg:x2="35.95cm" svg:y2="18cm">
          <text:p/>
        </draw:line>
        <draw:line draw:style-name="gr1" draw:text-style-name="P1" draw:layer="layout" svg:x1="34.45cm" svg:y1="21cm" svg:x2="33.45cm" svg:y2="24cm">
          <text:p/>
        </draw:line>
        <draw:line draw:style-name="gr1" draw:text-style-name="P1" draw:layer="layout" svg:x1="34.45cm" svg:y1="22.5cm" svg:x2="33.95cm" svg:y2="24cm">
          <text:p/>
        </draw:line>
        <draw:line draw:style-name="gr1" draw:text-style-name="P1" draw:layer="layout" svg:x1="32.95cm" svg:y1="23.5cm" svg:x2="33.95cm" svg:y2="23.5cm">
          <text:p/>
        </draw:line>
        <draw:line draw:style-name="gr1" draw:text-style-name="P1" draw:layer="layout" svg:x1="47cm" svg:y1="21.05cm" svg:x2="48cm" svg:y2="21.05cm">
          <text:p/>
        </draw:line>
        <draw:line draw:style-name="gr1" draw:text-style-name="P1" draw:layer="layout" svg:x1="11.6cm" svg:y1="29cm" svg:x2="11.1cm" svg:y2="29cm">
          <text:p/>
        </draw:line>
      </draw:page>
      <draw:page draw:name="page3" draw:style-name="dp1" draw:master-page-name="Standard">
        <office:forms form:automatic-focus="false" form:apply-design-mode="false"/>
        <draw:line draw:style-name="gr1" draw:text-style-name="P1" draw:layer="layout" svg:x1="2.5cm" svg:y1="3cm" svg:x2="2.5cm" svg:y2="9cm">
          <text:p/>
        </draw:line>
        <draw:line draw:style-name="gr1" draw:text-style-name="P1" draw:layer="layout" svg:x1="3cm" svg:y1="3cm" svg:x2="3cm" svg:y2="9cm">
          <text:p/>
        </draw:line>
        <draw:line draw:style-name="gr1" draw:text-style-name="P1" draw:layer="layout" svg:x1="6cm" svg:y1="3cm" svg:x2="6cm" svg:y2="9cm">
          <text:p/>
        </draw:line>
        <draw:line draw:style-name="gr1" draw:text-style-name="P1" draw:layer="layout" svg:x1="6.5cm" svg:y1="3cm" svg:x2="6.5cm" svg:y2="9cm">
          <text:p/>
        </draw:line>
        <draw:line draw:style-name="gr1" draw:text-style-name="P1" draw:layer="layout" svg:x1="3cm" svg:y1="6.5cm" svg:x2="6cm" svg:y2="6.5cm">
          <text:p/>
        </draw:line>
        <draw:line draw:style-name="gr1" draw:text-style-name="P1" draw:layer="layout" svg:x1="3cm" svg:y1="6cm" svg:x2="6cm" svg:y2="6cm">
          <text:p/>
        </draw:line>
        <draw:line draw:style-name="gr1" draw:text-style-name="P1" draw:layer="layout" svg:x1="2cm" svg:y1="3cm" svg:x2="3.5cm" svg:y2="3cm">
          <text:p/>
        </draw:line>
        <draw:line draw:style-name="gr1" draw:text-style-name="P1" draw:layer="layout" svg:x1="2cm" svg:y1="9cm" svg:x2="3.5cm" svg:y2="9cm">
          <text:p/>
        </draw:line>
        <draw:line draw:style-name="gr1" draw:text-style-name="P1" draw:layer="layout" svg:x1="5.5cm" svg:y1="9cm" svg:x2="7cm" svg:y2="9cm">
          <text:p/>
        </draw:line>
        <draw:path draw:style-name="gr2" draw:text-style-name="P1" draw:layer="layout" svg:width="2.999cm" svg:height="5.999cm" svg:x="38cm" svg:y="3cm" svg:viewBox="0 0 3000 6000" svg:d="M0 6000c1657 0 3000-1343 3000-3000s-1343-3000-3000-3000">
          <text:p/>
        </draw:path>
        <draw:path draw:style-name="gr2" draw:text-style-name="P1" draw:layer="layout" svg:width="1.999cm" svg:height="3.999cm" svg:x="38cm" svg:y="4cm" svg:viewBox="0 0 2000 4000" svg:d="M0 4000c1105 0 2000-895 2000-2000s-895-2000-2000-2000">
          <text:p/>
        </draw:path>
        <draw:line draw:style-name="gr1" draw:text-style-name="P1" draw:layer="layout" svg:x1="37cm" svg:y1="3cm" svg:x2="37cm" svg:y2="9cm">
          <text:p/>
        </draw:line>
        <draw:line draw:style-name="gr1" draw:text-style-name="P1" draw:layer="layout" svg:x1="38cm" svg:y1="4cm" svg:x2="38cm" svg:y2="8cm">
          <text:p/>
        </draw:line>
        <draw:path draw:style-name="gr2" draw:text-style-name="P1" draw:layer="layout" svg:width="2.999cm" svg:height="5.999cm" svg:x="8.5cm" svg:y="3cm" svg:viewBox="0 0 3000 6000" svg:d="M3000 6000c-1657 0-3000-1343-3000-3000s1343-3000 3000-3000">
          <text:p/>
        </draw:path>
        <draw:line draw:style-name="gr1" draw:text-style-name="P1" draw:layer="layout" svg:x1="18.5cm" svg:y1="3cm" svg:x2="18.5cm" svg:y2="9cm">
          <text:p/>
        </draw:line>
        <draw:line draw:style-name="gr1" draw:text-style-name="P1" draw:layer="layout" svg:x1="19.5cm" svg:y1="3cm" svg:x2="19.5cm" svg:y2="9cm">
          <text:p/>
        </draw:line>
        <draw:line draw:style-name="gr1" draw:text-style-name="P1" draw:layer="layout" svg:x1="19.5cm" svg:y1="9cm" svg:x2="20.5cm" svg:y2="9cm">
          <text:p/>
        </draw:line>
        <draw:line draw:style-name="gr1" draw:text-style-name="P1" draw:layer="layout" svg:x1="23cm" svg:y1="3cm" svg:x2="23cm" svg:y2="9cm">
          <text:p/>
        </draw:line>
        <draw:line draw:style-name="gr1" draw:text-style-name="P1" draw:layer="layout" svg:x1="24cm" svg:y1="3cm" svg:x2="24cm" svg:y2="9cm">
          <text:p/>
        </draw:line>
        <draw:line draw:style-name="gr1" draw:text-style-name="P1" draw:layer="layout" svg:x1="24cm" svg:y1="4cm" svg:x2="26cm" svg:y2="4cm">
          <text:p/>
        </draw:line>
        <draw:line draw:style-name="gr1" draw:text-style-name="P1" draw:layer="layout" svg:x1="24cm" svg:y1="3cm" svg:x2="26cm" svg:y2="3cm">
          <text:p/>
        </draw:line>
        <draw:line draw:style-name="gr1" draw:text-style-name="P1" draw:layer="layout" svg:x1="24cm" svg:y1="5.5cm" svg:x2="26cm" svg:y2="5.5cm">
          <text:p/>
        </draw:line>
        <draw:line draw:style-name="gr1" draw:text-style-name="P1" draw:layer="layout" svg:x1="23cm" svg:y1="3cm" svg:x2="24cm" svg:y2="3cm">
          <text:p/>
        </draw:line>
        <draw:line draw:style-name="gr1" draw:text-style-name="P1" draw:layer="layout" svg:x1="24cm" svg:y1="6.5cm" svg:x2="26cm" svg:y2="6.5cm">
          <text:p/>
        </draw:line>
        <draw:line draw:style-name="gr1" draw:text-style-name="P1" draw:layer="layout" svg:x1="26cm" svg:y1="5.5cm" svg:x2="26cm" svg:y2="6.5cm">
          <text:p/>
        </draw:line>
        <draw:path draw:style-name="gr2" draw:text-style-name="P1" draw:layer="layout" svg:width="0.999cm" svg:height="1.999cm" svg:x="19.5cm" svg:y="4cm" svg:viewBox="0 0 1000 2000" svg:d="M0 2000c552 0 1000-448 1000-1000s-448-1000-1000-1000">
          <text:p/>
        </draw:path>
        <draw:path draw:style-name="gr2" draw:text-style-name="P1" draw:layer="layout" svg:width="1.999cm" svg:height="3.999cm" svg:x="19.5cm" svg:y="3cm" svg:viewBox="0 0 2000 4000" svg:d="M0 4000c1105 0 2000-895 2000-2000s-895-2000-2000-2000">
          <text:p/>
        </draw:path>
        <draw:line draw:style-name="gr1" draw:text-style-name="P1" draw:layer="layout" svg:x1="19.5cm" svg:y1="8cm" svg:x2="20.5cm" svg:y2="8cm">
          <text:p/>
        </draw:line>
        <draw:path draw:style-name="gr2" draw:text-style-name="P1" draw:layer="layout" svg:width="0.999cm" svg:height="1.999cm" svg:x="20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20.5cm" svg:y="5cm" svg:viewBox="0 0 2000 4000" svg:d="M0 4000c1105 0 2000-895 2000-2000s-895-2000-2000-2000">
          <text:p/>
        </draw:path>
        <draw:line draw:style-name="gr1" draw:text-style-name="P1" draw:layer="layout" svg:x1="23cm" svg:y1="9cm" svg:x2="24cm" svg:y2="9cm">
          <text:p/>
        </draw:line>
        <draw:line draw:style-name="gr1" draw:text-style-name="P1" draw:layer="layout" svg:x1="32.5cm" svg:y1="3cm" svg:x2="32.5cm" svg:y2="9cm">
          <text:p/>
        </draw:line>
        <draw:line draw:style-name="gr1" draw:text-style-name="P1" draw:layer="layout" svg:x1="33.5cm" svg:y1="4cm" svg:x2="33.5cm" svg:y2="5.5cm">
          <text:p/>
        </draw:line>
        <draw:line draw:style-name="gr1" draw:text-style-name="P1" draw:layer="layout" svg:x1="33.5cm" svg:y1="4cm" svg:x2="35.5cm" svg:y2="4cm">
          <text:p/>
        </draw:line>
        <draw:line draw:style-name="gr1" draw:text-style-name="P1" draw:layer="layout" svg:x1="33.5cm" svg:y1="3cm" svg:x2="35.5cm" svg:y2="3cm">
          <text:p/>
        </draw:line>
        <draw:line draw:style-name="gr1" draw:text-style-name="P1" draw:layer="layout" svg:x1="33.5cm" svg:y1="5.5cm" svg:x2="35cm" svg:y2="5.5cm">
          <text:p/>
        </draw:line>
        <draw:line draw:style-name="gr1" draw:text-style-name="P1" draw:layer="layout" svg:x1="32.5cm" svg:y1="3cm" svg:x2="33.5cm" svg:y2="3cm">
          <text:p/>
        </draw:line>
        <draw:line draw:style-name="gr1" draw:text-style-name="P1" draw:layer="layout" svg:x1="33.5cm" svg:y1="6.5cm" svg:x2="35cm" svg:y2="6.5cm">
          <text:p/>
        </draw:line>
        <draw:line draw:style-name="gr1" draw:text-style-name="P1" draw:layer="layout" svg:x1="35cm" svg:y1="5.5cm" svg:x2="35cm" svg:y2="6.5cm">
          <text:p/>
        </draw:line>
        <draw:line draw:style-name="gr1" draw:text-style-name="P1" draw:layer="layout" svg:x1="32.5cm" svg:y1="9cm" svg:x2="33.5cm" svg:y2="9cm">
          <text:p/>
        </draw:line>
        <draw:line draw:style-name="gr1" draw:text-style-name="P1" draw:layer="layout" svg:x1="33.5cm" svg:y1="8cm" svg:x2="35.5cm" svg:y2="8cm">
          <text:p/>
        </draw:line>
        <draw:line draw:style-name="gr1" draw:text-style-name="P1" draw:layer="layout" svg:x1="33.5cm" svg:y1="9cm" svg:x2="35.5cm" svg:y2="9cm">
          <text:p/>
        </draw:line>
        <draw:line draw:style-name="gr1" draw:text-style-name="P1" draw:layer="layout" svg:x1="35.5cm" svg:y1="8cm" svg:x2="35.5cm" svg:y2="9cm">
          <text:p/>
        </draw:line>
        <draw:line draw:style-name="gr1" draw:text-style-name="P1" draw:layer="layout" svg:x1="12.5cm" svg:y1="3cm" svg:x2="11.5cm" svg:y2="3cm">
          <text:p/>
        </draw:line>
        <draw:line draw:style-name="gr1" draw:text-style-name="P1" draw:layer="layout" svg:x1="12.5cm" svg:y1="3.5cm" svg:x2="10.5cm" svg:y2="3.5cm">
          <text:p/>
        </draw:line>
        <draw:line draw:style-name="gr1" draw:text-style-name="P1" draw:layer="layout" svg:x1="12.5cm" svg:y1="3cm" svg:x2="12.5cm" svg:y2="4cm">
          <text:p/>
        </draw:line>
        <draw:line draw:style-name="gr1" draw:text-style-name="P1" draw:layer="layout" svg:x1="12.5cm" svg:y1="9cm" svg:x2="11.5cm" svg:y2="9cm">
          <text:p/>
        </draw:line>
        <draw:line draw:style-name="gr1" draw:text-style-name="P1" draw:layer="layout" svg:x1="12.5cm" svg:y1="8cm" svg:x2="12.5cm" svg:y2="9cm">
          <text:p/>
        </draw:line>
        <draw:line draw:style-name="gr1" draw:text-style-name="P1" draw:layer="layout" svg:x1="37cm" svg:y1="9cm" svg:x2="38cm" svg:y2="9cm">
          <text:p/>
        </draw:line>
        <draw:line draw:style-name="gr1" draw:text-style-name="P1" draw:layer="layout" svg:x1="5cm" svg:y1="10cm" svg:x2="5cm" svg:y2="15cm">
          <text:p/>
        </draw:line>
        <draw:line draw:style-name="gr1" draw:text-style-name="P1" draw:layer="layout" svg:x1="6cm" svg:y1="10cm" svg:x2="6cm" svg:y2="15cm">
          <text:p/>
        </draw:line>
        <draw:line draw:style-name="gr1" draw:text-style-name="P1" draw:layer="layout" svg:x1="6.5cm" svg:y1="10cm" svg:x2="6.5cm" svg:y2="16cm">
          <text:p/>
        </draw:line>
        <draw:line draw:style-name="gr1" draw:text-style-name="P1" draw:layer="layout" svg:x1="7.5cm" svg:y1="10cm" svg:x2="7.5cm" svg:y2="16cm">
          <text:p/>
        </draw:line>
        <draw:line draw:style-name="gr1" draw:text-style-name="P1" draw:layer="layout" svg:x1="7.5cm" svg:y1="16cm" svg:x2="6.5cm" svg:y2="16cm">
          <text:p/>
        </draw:line>
        <draw:line draw:style-name="gr1" draw:text-style-name="P1" draw:layer="layout" svg:x1="11cm" svg:y1="10cm" svg:x2="11cm" svg:y2="16cm">
          <text:p/>
        </draw:line>
        <draw:line draw:style-name="gr1" draw:text-style-name="P1" draw:layer="layout" svg:x1="12cm" svg:y1="10cm" svg:x2="12cm" svg:y2="16cm">
          <text:p/>
        </draw:line>
        <draw:line draw:style-name="gr1" draw:text-style-name="P1" draw:layer="layout" svg:x1="18.5cm" svg:y1="3cm" svg:x2="19.5cm" svg:y2="3cm">
          <text:p/>
        </draw:line>
        <draw:line draw:style-name="gr1" draw:text-style-name="P1" draw:layer="layout" svg:x1="17cm" svg:y1="10cm" svg:x2="17cm" svg:y2="16cm">
          <text:p/>
        </draw:line>
        <draw:line draw:style-name="gr1" draw:text-style-name="P1" draw:layer="layout" svg:x1="17.5cm" svg:y1="10cm" svg:x2="17.5cm" svg:y2="16cm">
          <text:p/>
        </draw:line>
        <draw:line draw:style-name="gr1" draw:text-style-name="P1" draw:layer="layout" svg:x1="12cm" svg:y1="16cm" svg:x2="11cm" svg:y2="16cm">
          <text:p/>
        </draw:line>
        <draw:path draw:style-name="gr2" draw:text-style-name="P1" draw:layer="layout" svg:width="1.999cm" svg:height="3.999cm" svg:x="19cm" svg:y="10cm" svg:viewBox="0 0 2000 4000" svg:d="M0 4000c1105 0 2000-895 2000-2000s-895-2000-2000-2000">
          <text:p/>
        </draw:path>
        <draw:line draw:style-name="gr1" draw:text-style-name="P1" draw:layer="layout" svg:x1="16.5cm" svg:y1="10cm" svg:x2="18cm" svg:y2="10cm">
          <text:p/>
        </draw:line>
        <draw:line draw:style-name="gr1" draw:text-style-name="P1" draw:layer="layout" svg:x1="18cm" svg:y1="10cm" svg:x2="19cm" svg:y2="10cm">
          <text:p/>
        </draw:line>
        <draw:line draw:style-name="gr1" draw:text-style-name="P1" draw:layer="layout" svg:x1="17.5cm" svg:y1="10.5cm" svg:x2="20cm" svg:y2="10.5cm">
          <text:p/>
        </draw:line>
        <draw:line draw:style-name="gr1" draw:text-style-name="P1" draw:layer="layout" svg:x1="17.5cm" svg:y1="13.5cm" svg:x2="20cm" svg:y2="13.5cm">
          <text:p/>
        </draw:line>
        <draw:line draw:style-name="gr1" draw:text-style-name="P1" draw:layer="layout" svg:x1="17.5cm" svg:y1="14cm" svg:x2="19cm" svg:y2="14cm">
          <text:p/>
        </draw:line>
        <draw:line draw:style-name="gr1" draw:text-style-name="P1" draw:layer="layout" svg:x1="16.5cm" svg:y1="16cm" svg:x2="18cm" svg:y2="16cm">
          <text:p/>
        </draw:line>
        <draw:circle draw:style-name="gr3" draw:text-style-name="P1" draw:layer="layout" svg:width="6cm" svg:height="6cm" svg:x="21.5cm" svg:y="10cm">
          <text:p/>
        </draw:circle>
        <draw:circle draw:style-name="gr2" draw:text-style-name="P1" draw:layer="layout" svg:width="4.5cm" svg:height="4.5cm" svg:x="2cm" svg:y="26.5cm">
          <text:p/>
        </draw:circle>
        <draw:circle draw:style-name="gr3" draw:text-style-name="P1" draw:layer="layout" svg:width="6cm" svg:height="6cm" svg:x="28.5cm" svg:y="10cm">
          <text:p/>
        </draw:circle>
        <draw:circle draw:style-name="gr2" draw:text-style-name="P1" draw:layer="layout" svg:width="4cm" svg:height="4cm" svg:x="29.5cm" svg:y="11cm">
          <text:p/>
        </draw:circle>
        <draw:line draw:style-name="gr1" draw:text-style-name="P1" draw:layer="layout" svg:x1="33cm" svg:y1="16cm" svg:x2="34cm" svg:y2="16cm">
          <text:p/>
        </draw:line>
        <draw:line draw:style-name="gr1" draw:text-style-name="P1" draw:layer="layout" svg:x1="7.5cm" svg:y1="19cm" svg:x2="7.5cm" svg:y2="24cm">
          <text:p/>
        </draw:line>
        <draw:line draw:style-name="gr1" draw:text-style-name="P1" draw:layer="layout" svg:x1="8.5cm" svg:y1="19cm" svg:x2="8.5cm" svg:y2="24cm">
          <text:p/>
        </draw:line>
        <draw:line draw:style-name="gr1" draw:text-style-name="P1" draw:layer="layout" svg:x1="7.5cm" svg:y1="24cm" svg:x2="8.5cm" svg:y2="24cm">
          <text:p/>
        </draw:line>
        <draw:line draw:style-name="gr1" draw:text-style-name="P1" draw:layer="layout" svg:x1="6cm" svg:y1="18cm" svg:x2="10cm" svg:y2="18cm">
          <text:p/>
        </draw:line>
        <draw:line draw:style-name="gr1" draw:text-style-name="P1" draw:layer="layout" svg:x1="6cm" svg:y1="19cm" svg:x2="7.5cm" svg:y2="19cm">
          <text:p/>
        </draw:line>
        <draw:line draw:style-name="gr1" draw:text-style-name="P1" draw:layer="layout" svg:x1="10cm" svg:y1="19cm" svg:x2="10cm" svg:y2="18cm">
          <text:p/>
        </draw:line>
        <draw:line draw:style-name="gr1" draw:text-style-name="P1" draw:layer="layout" svg:x1="10.5cm" svg:y1="18cm" svg:x2="10.5cm" svg:y2="24cm">
          <text:p/>
        </draw:line>
        <draw:line draw:style-name="gr1" draw:text-style-name="P1" draw:layer="layout" svg:x1="11.5cm" svg:y1="18cm" svg:x2="11.5cm" svg:y2="23cm">
          <text:p/>
        </draw:line>
        <draw:line draw:style-name="gr1" draw:text-style-name="P1" draw:layer="layout" svg:x1="10.5cm" svg:y1="24cm" svg:x2="11.5cm" svg:y2="24cm">
          <text:p/>
        </draw:line>
        <draw:line draw:style-name="gr1" draw:text-style-name="P1" draw:layer="layout" svg:x1="14cm" svg:y1="23cm" svg:x2="11.5cm" svg:y2="23cm">
          <text:p/>
        </draw:line>
        <draw:line draw:style-name="gr1" draw:text-style-name="P1" draw:layer="layout" svg:x1="14cm" svg:y1="24cm" svg:x2="11.5cm" svg:y2="24cm">
          <text:p/>
        </draw:line>
        <draw:line draw:style-name="gr1" draw:text-style-name="P1" draw:layer="layout" svg:x1="14cm" svg:y1="24cm" svg:x2="14cm" svg:y2="23cm">
          <text:p/>
        </draw:line>
        <draw:line draw:style-name="gr1" draw:text-style-name="P1" draw:layer="layout" svg:x1="14.5cm" svg:y1="18cm" svg:x2="14.5cm" svg:y2="24cm">
          <text:p/>
        </draw:line>
        <draw:line draw:style-name="gr1" draw:text-style-name="P1" draw:layer="layout" svg:x1="15.5cm" svg:y1="18cm" svg:x2="15.5cm" svg:y2="24cm">
          <text:p/>
        </draw:line>
        <draw:line draw:style-name="gr1" draw:text-style-name="P1" draw:layer="layout" svg:x1="17.5cm" svg:y1="18cm" svg:x2="17.5cm" svg:y2="24cm">
          <text:p/>
        </draw:line>
        <draw:line draw:style-name="gr1" draw:text-style-name="P1" draw:layer="layout" svg:x1="18.5cm" svg:y1="18cm" svg:x2="18.5cm" svg:y2="24cm">
          <text:p/>
        </draw:line>
        <draw:line draw:style-name="gr1" draw:text-style-name="P1" draw:layer="layout" svg:x1="15.5cm" svg:y1="19.5cm" svg:x2="17cm" svg:y2="21.5cm">
          <text:p/>
        </draw:line>
        <draw:line draw:style-name="gr1" draw:text-style-name="P1" draw:layer="layout" svg:x1="15.5cm" svg:y1="18cm" svg:x2="17.5cm" svg:y2="20.5cm">
          <text:p/>
        </draw:line>
        <draw:line draw:style-name="gr1" draw:text-style-name="P1" draw:layer="layout" svg:x1="14.5cm" svg:y1="18cm" svg:x2="15.5cm" svg:y2="18cm">
          <text:p/>
        </draw:line>
        <draw:line draw:style-name="gr1" draw:text-style-name="P1" draw:layer="layout" svg:x1="14.5cm" svg:y1="24cm" svg:x2="15.5cm" svg:y2="24cm">
          <text:p/>
        </draw:line>
        <draw:line draw:style-name="gr1" draw:text-style-name="P1" draw:layer="layout" svg:x1="17.5cm" svg:y1="24cm" svg:x2="18.5cm" svg:y2="24cm">
          <text:p/>
        </draw:line>
        <draw:line draw:style-name="gr1" draw:text-style-name="P1" draw:layer="layout" svg:x1="19cm" svg:y1="18cm" svg:x2="19cm" svg:y2="24cm">
          <text:p/>
        </draw:line>
        <draw:line draw:style-name="gr1" draw:text-style-name="P1" draw:layer="layout" svg:x1="20cm" svg:y1="18cm" svg:x2="20cm" svg:y2="24cm">
          <text:p/>
        </draw:line>
        <draw:line draw:style-name="gr1" draw:text-style-name="P1" draw:layer="layout" svg:x1="24cm" svg:y1="18cm" svg:x2="24cm" svg:y2="24cm">
          <text:p/>
        </draw:line>
        <draw:line draw:style-name="gr1" draw:text-style-name="P1" draw:layer="layout" svg:x1="25cm" svg:y1="18cm" svg:x2="25cm" svg:y2="24cm">
          <text:p/>
        </draw:line>
        <draw:line draw:style-name="gr1" draw:text-style-name="P1" draw:layer="layout" svg:x1="20cm" svg:y1="19.5cm" svg:x2="21.5cm" svg:y2="21.5cm">
          <text:p/>
        </draw:line>
        <draw:line draw:style-name="gr1" draw:text-style-name="P1" draw:layer="layout" svg:x1="20cm" svg:y1="18cm" svg:x2="22cm" svg:y2="20.5cm">
          <text:p/>
        </draw:line>
        <draw:line draw:style-name="gr1" draw:text-style-name="P1" draw:layer="layout" svg:x1="19cm" svg:y1="18cm" svg:x2="20cm" svg:y2="18cm">
          <text:p/>
        </draw:line>
        <draw:line draw:style-name="gr1" draw:text-style-name="P1" draw:layer="layout" svg:x1="19cm" svg:y1="24cm" svg:x2="20cm" svg:y2="24cm">
          <text:p/>
        </draw:line>
        <draw:line draw:style-name="gr1" draw:text-style-name="P1" draw:layer="layout" svg:x1="24cm" svg:y1="24cm" svg:x2="25cm" svg:y2="24cm">
          <text:p/>
        </draw:line>
        <draw:line draw:style-name="gr1" draw:text-style-name="P1" draw:layer="layout" svg:x1="24cm" svg:y1="19.5cm" svg:x2="22.5cm" svg:y2="21.5cm">
          <text:p/>
        </draw:line>
        <draw:line draw:style-name="gr1" draw:text-style-name="P1" draw:layer="layout" svg:x1="24cm" svg:y1="18cm" svg:x2="22cm" svg:y2="20.5cm">
          <text:p/>
        </draw:line>
        <draw:line draw:style-name="gr1" draw:text-style-name="P1" draw:layer="layout" svg:x1="21.5cm" svg:y1="21.5cm" svg:x2="22.5cm" svg:y2="21.5cm">
          <text:p/>
        </draw:line>
        <draw:line draw:style-name="gr1" draw:text-style-name="P1" draw:layer="layout" svg:x1="17cm" svg:y1="21.5cm" svg:x2="17.5cm" svg:y2="21.5cm">
          <text:p/>
        </draw:line>
        <draw:path draw:style-name="gr2" draw:text-style-name="P1" draw:layer="layout" svg:width="4.499cm" svg:height="2.249cm" svg:x="26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27cm" svg:y="21.75cm" svg:viewBox="0 0 2500 1250" svg:d="M0 0c0 690 560 1250 1250 1250s1250-560 1250-1250">
          <text:p/>
        </draw:path>
        <draw:line draw:style-name="gr1" draw:text-style-name="P1" draw:layer="layout" svg:x1="27cm" svg:y1="18cm" svg:x2="27cm" svg:y2="22cm">
          <text:p/>
        </draw:line>
        <draw:line draw:style-name="gr1" draw:text-style-name="P1" draw:layer="layout" svg:x1="26cm" svg:y1="18cm" svg:x2="26cm" svg:y2="22cm">
          <text:p/>
        </draw:line>
        <draw:line draw:style-name="gr1" draw:text-style-name="P1" draw:layer="layout" svg:x1="29.5cm" svg:y1="18cm" svg:x2="29.5cm" svg:y2="22cm">
          <text:p/>
        </draw:line>
        <draw:line draw:style-name="gr1" draw:text-style-name="P1" draw:layer="layout" svg:x1="30.5cm" svg:y1="18cm" svg:x2="30.5cm" svg:y2="22cm">
          <text:p/>
        </draw:line>
        <draw:line draw:style-name="gr1" draw:text-style-name="P1" draw:layer="layout" svg:x1="26cm" svg:y1="18cm" svg:x2="27cm" svg:y2="18cm">
          <text:p/>
        </draw:line>
        <draw:line draw:style-name="gr1" draw:text-style-name="P1" draw:layer="layout" svg:x1="29.5cm" svg:y1="18cm" svg:x2="30.5cm" svg:y2="18cm">
          <text:p/>
        </draw:line>
        <draw:line draw:style-name="gr1" draw:text-style-name="P1" draw:layer="layout" svg:x1="31cm" svg:y1="18cm" svg:x2="33cm" svg:y2="24cm">
          <text:p/>
        </draw:line>
        <draw:line draw:style-name="gr1" draw:text-style-name="P1" draw:layer="layout" svg:x1="32cm" svg:y1="18cm" svg:x2="33.5cm" svg:y2="22.5cm">
          <text:p/>
        </draw:line>
        <draw:line draw:style-name="gr1" draw:text-style-name="P1" draw:layer="layout" svg:x1="36cm" svg:y1="18cm" svg:x2="34cm" svg:y2="24cm">
          <text:p/>
        </draw:line>
        <draw:line draw:style-name="gr1" draw:text-style-name="P1" draw:layer="layout" svg:x1="35cm" svg:y1="18cm" svg:x2="33.5cm" svg:y2="22.5cm">
          <text:p/>
        </draw:line>
        <draw:line draw:style-name="gr1" draw:text-style-name="P1" draw:layer="layout" svg:x1="33cm" svg:y1="24cm" svg:x2="34cm" svg:y2="24cm">
          <text:p/>
        </draw:line>
        <draw:line draw:style-name="gr1" draw:text-style-name="P1" draw:layer="layout" svg:x1="47cm" svg:y1="21cm" svg:x2="47cm" svg:y2="24cm">
          <text:p/>
        </draw:line>
        <draw:line draw:style-name="gr1" draw:text-style-name="P1" draw:layer="layout" svg:x1="48cm" svg:y1="21cm" svg:x2="48cm" svg:y2="24cm">
          <text:p/>
        </draw:line>
        <draw:line draw:style-name="gr1" draw:text-style-name="P1" draw:layer="layout" svg:x1="36.5cm" svg:y1="19cm" svg:x2="39cm" svg:y2="19cm">
          <text:p/>
        </draw:line>
        <draw:line draw:style-name="gr1" draw:text-style-name="P1" draw:layer="layout" svg:x1="40.5cm" svg:y1="18cm" svg:x2="38cm" svg:y2="23cm">
          <text:p/>
        </draw:line>
        <draw:line draw:style-name="gr1" draw:text-style-name="P1" draw:layer="layout" svg:x1="39cm" svg:y1="19cm" svg:x2="36.5cm" svg:y2="24cm">
          <text:p/>
        </draw:line>
        <draw:line draw:style-name="gr1" draw:text-style-name="P1" draw:layer="layout" svg:x1="36.5cm" svg:y1="18cm" svg:x2="40.5cm" svg:y2="18cm">
          <text:p/>
        </draw:line>
        <draw:line draw:style-name="gr1" draw:text-style-name="P1" draw:layer="layout" svg:x1="36.5cm" svg:y1="24cm" svg:x2="40.5cm" svg:y2="24cm">
          <text:p/>
        </draw:line>
        <draw:line draw:style-name="gr1" draw:text-style-name="P1" draw:layer="layout" svg:x1="38cm" svg:y1="23cm" svg:x2="40.5cm" svg:y2="23cm">
          <text:p/>
        </draw:line>
        <draw:line draw:style-name="gr1" draw:text-style-name="P1" draw:layer="layout" svg:x1="40.5cm" svg:y1="24cm" svg:x2="40.5cm" svg:y2="23cm">
          <text:p/>
        </draw:line>
        <draw:line draw:style-name="gr1" draw:text-style-name="P1" draw:layer="layout" svg:x1="36.5cm" svg:y1="19cm" svg:x2="36.5cm" svg:y2="18cm">
          <text:p/>
        </draw:line>
        <draw:circle draw:style-name="gr2" draw:text-style-name="P1" draw:layer="layout" svg:width="2.5cm" svg:height="2.5cm" svg:x="3cm" svg:y="27.5cm">
          <text:p/>
        </draw:circle>
        <draw:line draw:style-name="gr1" draw:text-style-name="P1" draw:layer="layout" svg:x1="8.5cm" svg:y1="25cm" svg:x2="8.5cm" svg:y2="31cm">
          <text:p/>
        </draw:line>
        <draw:line draw:style-name="gr1" draw:text-style-name="P1" draw:layer="layout" svg:x1="9.5cm" svg:y1="25cm" svg:x2="9.5cm" svg:y2="31cm">
          <text:p/>
        </draw:line>
        <draw:line draw:style-name="gr1" draw:text-style-name="P1" draw:layer="layout" svg:x1="8.5cm" svg:y1="31cm" svg:x2="9.5cm" svg:y2="31cm">
          <text:p/>
        </draw:line>
        <draw:path draw:style-name="gr2" draw:text-style-name="P1" draw:layer="layout" svg:width="1.999cm" svg:height="3.999cm" svg:x="11.5cm" svg:y="25cm" svg:viewBox="0 0 2000 4000" svg:d="M0 4000c1105 0 2000-895 2000-2000s-895-2000-2000-2000">
          <text:p/>
        </draw:path>
        <draw:line draw:style-name="gr1" draw:text-style-name="P1" draw:layer="layout" svg:x1="10.5cm" svg:y1="26cm" svg:x2="10.5cm" svg:y2="25cm">
          <text:p/>
        </draw:line>
        <draw:line draw:style-name="gr1" draw:text-style-name="P1" draw:layer="layout" svg:x1="10.5cm" svg:y1="25cm" svg:x2="11.5cm" svg:y2="25cm">
          <text:p/>
        </draw:line>
        <draw:line draw:style-name="gr1" draw:text-style-name="P1" draw:layer="layout" svg:x1="10.5cm" svg:y1="25.5cm" svg:x2="12.5cm" svg:y2="25.5cm">
          <text:p/>
        </draw:line>
        <draw:line draw:style-name="gr1" draw:text-style-name="P1" draw:layer="layout" svg:x1="10.5cm" svg:y1="31cm" svg:x2="11cm" svg:y2="29.5cm">
          <text:p/>
        </draw:line>
        <draw:line draw:style-name="gr1" draw:text-style-name="P1" draw:layer="layout" svg:x1="11cm" svg:y1="31cm" svg:x2="11.5cm" svg:y2="29.5cm">
          <text:p/>
        </draw:line>
        <draw:line draw:style-name="gr1" draw:text-style-name="P1" draw:layer="layout" svg:x1="10.5cm" svg:y1="31cm" svg:x2="13.5cm" svg:y2="31cm">
          <text:p/>
        </draw:line>
        <draw:line draw:style-name="gr1" draw:text-style-name="P1" draw:layer="layout" svg:x1="11cm" svg:y1="30.5cm" svg:x2="13.5cm" svg:y2="30.5cm">
          <text:p/>
        </draw:line>
        <draw:line draw:style-name="gr1" draw:text-style-name="P1" draw:layer="layout" svg:x1="13.5cm" svg:y1="31cm" svg:x2="13.5cm" svg:y2="30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8.5cm" svg:y1="29cm" svg:x2="19cm" svg:y2="25cm">
          <text:p/>
        </draw:line>
        <draw:line draw:style-name="gr1" draw:text-style-name="P1" draw:layer="layout" svg:x1="20cm" svg:y1="25cm" svg:x2="19.5cm" svg:y2="25cm">
          <text:p/>
        </draw:line>
        <draw:line draw:style-name="gr1" draw:text-style-name="P1" draw:layer="layout" svg:x1="19.5cm" svg:y1="29cm" svg:x2="20cm" svg:y2="25cm">
          <text:p/>
        </draw:line>
        <draw:line draw:style-name="gr1" draw:text-style-name="P1" draw:layer="layout" svg:x1="18.5cm" svg:y1="29cm" svg:x2="21cm" svg:y2="29cm">
          <text:p/>
        </draw:line>
        <draw:line draw:style-name="gr1" draw:text-style-name="P1" draw:layer="layout" svg:x1="19.5cm" svg:y1="28cm" svg:x2="21cm" svg:y2="28cm">
          <text:p/>
        </draw:line>
        <draw:line draw:style-name="gr1" draw:text-style-name="P1" draw:layer="layout" svg:x1="22cm" svg:y1="28cm" svg:x2="22cm" svg:y2="26.5cm">
          <text:p/>
        </draw:line>
        <draw:line draw:style-name="gr1" draw:text-style-name="P1" draw:layer="layout" svg:x1="21cm" svg:y1="29cm" svg:x2="21cm" svg:y2="31cm">
          <text:p/>
        </draw:line>
        <draw:line draw:style-name="gr1" draw:text-style-name="P1" draw:layer="layout" svg:x1="22cm" svg:y1="29cm" svg:x2="22cm" svg:y2="31cm">
          <text:p/>
        </draw:line>
        <draw:line draw:style-name="gr1" draw:text-style-name="P1" draw:layer="layout" svg:x1="21cm" svg:y1="31cm" svg:x2="22cm" svg:y2="31cm">
          <text:p/>
        </draw:line>
        <draw:path draw:style-name="gr2" draw:text-style-name="P1" draw:layer="layout" svg:width="0.999cm" svg:height="1.999cm" svg:x="24.5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24.5cm" svg:y="27cm" svg:viewBox="0 0 2000 4000" svg:d="M0 4000c1105 0 2000-895 2000-2000s-895-2000-2000-2000">
          <text:p/>
        </draw:path>
        <draw:line draw:style-name="gr1" draw:text-style-name="P1" draw:layer="layout" svg:x1="24cm" svg:y1="28cm" svg:x2="24cm" svg:y2="28cm">
          <text:p/>
        </draw:line>
        <draw:line draw:style-name="gr1" draw:text-style-name="P1" draw:layer="layout" svg:x1="24cm" svg:y1="27cm" svg:x2="24.5cm" svg:y2="27cm">
          <text:p/>
        </draw:line>
        <draw:line draw:style-name="gr1" draw:text-style-name="P1" draw:layer="layout" svg:x1="24cm" svg:y1="28cm" svg:x2="24.5cm" svg:y2="28cm">
          <text:p/>
        </draw:line>
        <draw:line draw:style-name="gr1" draw:text-style-name="P1" draw:layer="layout" svg:x1="23cm" svg:y1="31cm" svg:x2="23cm" svg:y2="30cm">
          <text:p/>
        </draw:line>
        <draw:line draw:style-name="gr1" draw:text-style-name="P1" draw:layer="layout" svg:x1="23cm" svg:y1="30cm" svg:x2="24.5cm" svg:y2="30cm">
          <text:p/>
        </draw:line>
        <draw:line draw:style-name="gr1" draw:text-style-name="P1" draw:layer="layout" svg:x1="23cm" svg:y1="31cm" svg:x2="24.5cm" svg:y2="31cm">
          <text:p/>
        </draw:line>
        <draw:line draw:style-name="gr1" draw:text-style-name="P1" draw:layer="layout" svg:x1="23cm" svg:y1="25cm" svg:x2="23cm" svg:y2="28cm">
          <text:p/>
        </draw:line>
        <draw:line draw:style-name="gr1" draw:text-style-name="P1" draw:layer="layout" svg:x1="24cm" svg:y1="28cm" svg:x2="23cm" svg:y2="28cm">
          <text:p/>
        </draw:line>
        <draw:line draw:style-name="gr1" draw:text-style-name="P1" draw:layer="layout" svg:x1="24cm" svg:y1="26cm" svg:x2="24cm" svg:y2="27cm">
          <text:p/>
        </draw:line>
        <draw:line draw:style-name="gr1" draw:text-style-name="P1" draw:layer="layout" svg:x1="23cm" svg:y1="25cm" svg:x2="26cm" svg:y2="25cm">
          <text:p/>
        </draw:line>
        <draw:line draw:style-name="gr1" draw:text-style-name="P1" draw:layer="layout" svg:x1="24cm" svg:y1="26cm" svg:x2="26cm" svg:y2="26cm">
          <text:p/>
        </draw:line>
        <draw:line draw:style-name="gr1" draw:text-style-name="P1" draw:layer="layout" svg:x1="26cm" svg:y1="25cm" svg:x2="26cm" svg:y2="26cm">
          <text:p/>
        </draw:line>
        <draw:path draw:style-name="gr2" draw:text-style-name="P1" draw:layer="layout" svg:width="0.999cm" svg:height="1.999cm" svg:x="30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30cm" svg:y="27cm" svg:viewBox="0 0 2000 4000" svg:d="M0 4000c1105 0 2000-895 2000-2000s-895-2000-2000-2000">
          <text:p/>
        </draw:path>
        <draw:path draw:style-name="gr2" draw:text-style-name="P1" draw:layer="layout" svg:width="0.999cm" svg:height="1.999cm" svg:x="28.5cm" svg:y="28cm" svg:viewBox="0 0 1000 2000" svg:d="M1000 2000c-552 0-1000-448-1000-1000s448-1000 1000-1000">
          <text:p/>
        </draw:path>
        <draw:path draw:style-name="gr2" draw:text-style-name="P1" draw:layer="layout" svg:width="1.999cm" svg:height="3.999cm" svg:x="27.5cm" svg:y="27cm" svg:viewBox="0 0 2000 4000" svg:d="M2000 4000c-1105 0-2000-895-2000-2000s895-2000 2000-2000">
          <text:p/>
        </draw:path>
        <draw:line draw:style-name="gr1" draw:text-style-name="P1" draw:layer="layout" svg:x1="30cm" svg:y1="27cm" svg:x2="29.5cm" svg:y2="27cm">
          <text:p/>
        </draw:line>
        <draw:line draw:style-name="gr1" draw:text-style-name="P1" draw:layer="layout" svg:x1="30cm" svg:y1="28cm" svg:x2="29.5cm" svg:y2="28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29.5cm" svg:y1="30cm" svg:x2="30cm" svg:y2="30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30cm" svg:y1="31cm" svg:x2="29.5cm" svg:y2="31cm">
          <text:p/>
        </draw:line>
        <draw:line draw:style-name="gr1" draw:text-style-name="P1" draw:layer="layout" svg:x1="27.5cm" svg:y1="28cm" svg:x2="29cm" svg:y2="25cm">
          <text:p/>
        </draw:line>
        <draw:line draw:style-name="gr1" draw:text-style-name="P1" draw:layer="layout" svg:x1="30cm" svg:y1="25cm" svg:x2="29cm" svg:y2="25cm">
          <text:p/>
        </draw:line>
        <draw:line draw:style-name="gr1" draw:text-style-name="P1" draw:layer="layout" svg:x1="29cm" svg:y1="27cm" svg:x2="30cm" svg:y2="25cm">
          <text:p/>
        </draw:line>
        <draw:line draw:style-name="gr1" draw:text-style-name="P1" draw:layer="layout" svg:x1="34.5cm" svg:y1="25cm" svg:x2="33cm" svg:y2="31cm">
          <text:p/>
        </draw:line>
        <draw:line draw:style-name="gr1" draw:text-style-name="P1" draw:layer="layout" svg:x1="35.5cm" svg:y1="25cm" svg:x2="34cm" svg:y2="31cm">
          <text:p/>
        </draw:line>
        <draw:line draw:style-name="gr1" draw:text-style-name="P1" draw:layer="layout" svg:x1="33cm" svg:y1="31cm" svg:x2="34cm" svg:y2="31cm">
          <text:p/>
        </draw:line>
        <draw:line draw:style-name="gr1" draw:text-style-name="P1" draw:layer="layout" svg:x1="34cm" svg:y1="26cm" svg:x2="32cm" svg:y2="26cm">
          <text:p/>
        </draw:line>
        <draw:line draw:style-name="gr1" draw:text-style-name="P1" draw:layer="layout" svg:x1="34.5cm" svg:y1="25cm" svg:x2="32cm" svg:y2="25cm">
          <text:p/>
        </draw:line>
        <draw:path draw:style-name="gr2" draw:text-style-name="P1" draw:layer="layout" svg:width="0.999cm" svg:height="0.999cm" svg:x="38.5cm" svg:y="29cm" svg:viewBox="0 0 1000 1000" svg:d="M0 1000c552 0 1000-448 1000-1000">
          <text:p/>
        </draw:path>
        <draw:path draw:style-name="gr2" draw:text-style-name="P1" draw:layer="layout" svg:width="1.999cm" svg:height="1.999cm" svg:x="38.5cm" svg:y="29cm" svg:viewBox="0 0 2000 2000" svg:d="M0 2000c1105 0 2000-895 2000-2000">
          <text:p/>
        </draw:path>
        <draw:path draw:style-name="gr2" draw:text-style-name="P1" draw:layer="layout" svg:width="0.999cm" svg:height="0.999cm" svg:x="37cm" svg:y="29cm" svg:viewBox="0 0 1000 1000" svg:d="M1000 1000c-552 0-1000-448-1000-1000">
          <text:p/>
        </draw:path>
        <draw:path draw:style-name="gr2" draw:text-style-name="P1" draw:layer="layout" svg:width="1.999cm" svg:height="1.999cm" svg:x="36cm" svg:y="29cm" svg:viewBox="0 0 2000 2000" svg:d="M2000 2000c-1105 0-2000-895-2000-2000">
          <text:p/>
        </draw:path>
        <draw:line draw:style-name="gr1" draw:text-style-name="P1" draw:layer="layout" svg:x1="40.5cm" svg:y1="29cm" svg:x2="39.5cm" svg:y2="29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cm" svg:y1="30cm" svg:x2="38.5cm" svg:y2="30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.5cm" svg:y1="31cm" svg:x2="38cm" svg:y2="31cm">
          <text:p/>
        </draw:line>
        <draw:path draw:style-name="gr2" draw:text-style-name="P1" draw:layer="layout" svg:width="0.999cm" svg:height="1.999cm" svg:x="38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38.5cm" svg:y="25cm" svg:viewBox="0 0 2000 4000" svg:d="M0 4000c1105 0 2000-895 2000-2000s-895-2000-2000-2000">
          <text:p/>
        </draw:path>
        <draw:path draw:style-name="gr2" draw:text-style-name="P1" draw:layer="layout" svg:width="0.999cm" svg:height="1.999cm" svg:x="37cm" svg:y="26cm" svg:viewBox="0 0 1000 2000" svg:d="M1000 2000c-552 0-1000-448-1000-1000s448-1000 1000-1000">
          <text:p/>
        </draw:path>
        <draw:path draw:style-name="gr2" draw:text-style-name="P1" draw:layer="layout" svg:width="1.999cm" svg:height="3.999cm" svg:x="36cm" svg:y="25cm" svg:viewBox="0 0 2000 4000" svg:d="M2000 4000c-1105 0-2000-895-2000-2000s895-2000 2000-2000">
          <text:p/>
        </draw:path>
        <draw:line draw:style-name="gr1" draw:text-style-name="P1" draw:layer="layout" svg:x1="38.5cm" svg:y1="25cm" svg:x2="38cm" svg:y2="25cm">
          <text:p/>
        </draw:line>
        <draw:line draw:style-name="gr1" draw:text-style-name="P1" draw:layer="layout" svg:x1="38.5cm" svg:y1="26cm" svg:x2="38cm" svg:y2="26cm">
          <text:p/>
        </draw:line>
        <draw:line draw:style-name="gr1" draw:text-style-name="P1" draw:layer="layout" svg:x1="38cm" svg:y1="28cm" svg:x2="38.5cm" svg:y2="28cm">
          <text:p/>
        </draw:line>
        <draw:line draw:style-name="gr1" draw:text-style-name="P1" draw:layer="layout" svg:x1="38.5cm" svg:y1="29cm" svg:x2="38cm" svg:y2="29cm">
          <text:p/>
        </draw:line>
        <draw:circle draw:style-name="gr2" draw:text-style-name="P1" draw:layer="layout" svg:width="4cm" svg:height="4cm" svg:x="22.5cm" svg:y="11cm">
          <text:p/>
        </draw:circle>
        <draw:line draw:style-name="gr1" draw:text-style-name="P1" draw:layer="layout" svg:x1="5.5cm" svg:y1="3cm" svg:x2="7cm" svg:y2="3cm">
          <text:p/>
        </draw:line>
        <draw:line draw:style-name="gr1" draw:text-style-name="P1" draw:layer="layout" svg:x1="18.5cm" svg:y1="9cm" svg:x2="19.5cm" svg:y2="9cm">
          <text:p/>
        </draw:line>
        <draw:line draw:style-name="gr1" draw:text-style-name="P1" draw:layer="layout" svg:x1="26cm" svg:y1="3cm" svg:x2="26cm" svg:y2="4cm">
          <text:p/>
        </draw:line>
        <draw:line draw:style-name="gr1" draw:text-style-name="P1" draw:layer="layout" svg:x1="35.5cm" svg:y1="3cm" svg:x2="35.5cm" svg:y2="4cm">
          <text:p/>
        </draw:line>
        <draw:line draw:style-name="gr1" draw:text-style-name="P1" draw:layer="layout" svg:x1="37cm" svg:y1="3cm" svg:x2="38cm" svg:y2="3cm">
          <text:p/>
        </draw:line>
        <draw:line draw:style-name="gr1" draw:text-style-name="P1" draw:layer="layout" svg:x1="33.5cm" svg:y1="6.5cm" svg:x2="33.5cm" svg:y2="8cm">
          <text:p/>
        </draw:line>
        <draw:line draw:style-name="gr1" draw:text-style-name="P1" draw:layer="layout" svg:x1="12.5cm" svg:y1="10cm" svg:x2="12.5cm" svg:y2="16cm">
          <text:p/>
        </draw:line>
        <draw:line draw:style-name="gr1" draw:text-style-name="P1" draw:layer="layout" svg:x1="13.5cm" svg:y1="10cm" svg:x2="13.5cm" svg:y2="16cm">
          <text:p/>
        </draw:line>
        <draw:path draw:style-name="gr2" draw:text-style-name="P1" draw:layer="layout" svg:width="0.999cm" svg:height="1.999cm" svg:x="14.5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4.5cm" svg:y="10cm" svg:viewBox="0 0 2000 4000" svg:d="M0 4000c1105 0 2000-895 2000-2000s-895-2000-2000-2000">
          <text:p/>
        </draw:path>
        <draw:line draw:style-name="gr1" draw:text-style-name="P1" draw:layer="layout" svg:x1="12.5cm" svg:y1="10cm" svg:x2="13.5cm" svg:y2="10cm">
          <text:p/>
        </draw:line>
        <draw:line draw:style-name="gr1" draw:text-style-name="P1" draw:layer="layout" svg:x1="13.5cm" svg:y1="10cm" svg:x2="14.5cm" svg:y2="10cm">
          <text:p/>
        </draw:line>
        <draw:line draw:style-name="gr1" draw:text-style-name="P1" draw:layer="layout" svg:x1="13.5cm" svg:y1="11cm" svg:x2="14.5cm" svg:y2="11cm">
          <text:p/>
        </draw:line>
        <draw:line draw:style-name="gr1" draw:text-style-name="P1" draw:layer="layout" svg:x1="13.5cm" svg:y1="13cm" svg:x2="14.5cm" svg:y2="13cm">
          <text:p/>
        </draw:line>
        <draw:line draw:style-name="gr1" draw:text-style-name="P1" draw:layer="layout" svg:x1="13.5cm" svg:y1="14cm" svg:x2="14.5cm" svg:y2="14cm">
          <text:p/>
        </draw:line>
        <draw:line draw:style-name="gr1" draw:text-style-name="P1" draw:layer="layout" svg:x1="12.5cm" svg:y1="16cm" svg:x2="13.5cm" svg:y2="16cm">
          <text:p/>
        </draw:line>
        <draw:line draw:style-name="gr1" draw:text-style-name="P1" draw:layer="layout" svg:x1="11cm" svg:y1="10cm" svg:x2="12cm" svg:y2="10cm">
          <text:p/>
        </draw:line>
        <draw:line draw:style-name="gr1" draw:text-style-name="P1" draw:layer="layout" svg:x1="6.5cm" svg:y1="10cm" svg:x2="7.5cm" svg:y2="10cm">
          <text:p/>
        </draw:line>
        <draw:line draw:style-name="gr1" draw:text-style-name="P1" draw:layer="layout" svg:x1="5cm" svg:y1="10cm" svg:x2="6cm" svg:y2="10cm">
          <text:p/>
        </draw:line>
        <draw:line draw:style-name="gr1" draw:text-style-name="P1" draw:layer="layout" svg:x1="8.5cm" svg:y1="19cm" svg:x2="10cm" svg:y2="19cm">
          <text:p/>
        </draw:line>
        <draw:line draw:style-name="gr1" draw:text-style-name="P1" draw:layer="layout" svg:x1="10.5cm" svg:y1="18cm" svg:x2="11.5cm" svg:y2="18cm">
          <text:p/>
        </draw:line>
        <draw:line draw:style-name="gr1" draw:text-style-name="P1" draw:layer="layout" svg:x1="17.5cm" svg:y1="18cm" svg:x2="18.5cm" svg:y2="18cm">
          <text:p/>
        </draw:line>
        <draw:line draw:style-name="gr1" draw:text-style-name="P1" draw:layer="layout" svg:x1="24cm" svg:y1="18cm" svg:x2="25cm" svg:y2="18cm">
          <text:p/>
        </draw:line>
        <draw:line draw:style-name="gr1" draw:text-style-name="P1" draw:layer="layout" svg:x1="31cm" svg:y1="18cm" svg:x2="32cm" svg:y2="18cm">
          <text:p/>
        </draw:line>
        <draw:line draw:style-name="gr1" draw:text-style-name="P1" draw:layer="layout" svg:x1="35cm" svg:y1="18cm" svg:x2="36cm" svg:y2="18cm">
          <text:p/>
        </draw:line>
        <draw:line draw:style-name="gr1" draw:text-style-name="P1" draw:layer="layout" svg:x1="35cm" svg:y1="10cm" svg:x2="37cm" svg:y2="16cm">
          <text:p/>
        </draw:line>
        <draw:line draw:style-name="gr1" draw:text-style-name="P1" draw:layer="layout" svg:x1="36cm" svg:y1="10cm" svg:x2="37.5cm" svg:y2="14.5cm">
          <text:p/>
        </draw:line>
        <draw:line draw:style-name="gr1" draw:text-style-name="P1" draw:layer="layout" svg:x1="40cm" svg:y1="10cm" svg:x2="39cm" svg:y2="13cm">
          <text:p/>
        </draw:line>
        <draw:line draw:style-name="gr1" draw:text-style-name="P1" draw:layer="layout" svg:x1="39cm" svg:y1="10cm" svg:x2="38.5cm" svg:y2="11.5cm">
          <text:p/>
        </draw:line>
        <draw:line draw:style-name="gr1" draw:text-style-name="P1" draw:layer="layout" svg:x1="37cm" svg:y1="16cm" svg:x2="38cm" svg:y2="16cm">
          <text:p/>
        </draw:line>
        <draw:line draw:style-name="gr1" draw:text-style-name="P1" draw:layer="layout" svg:x1="35cm" svg:y1="10cm" svg:x2="36cm" svg:y2="10cm">
          <text:p/>
        </draw:line>
        <draw:line draw:style-name="gr1" draw:text-style-name="P1" draw:layer="layout" svg:x1="39cm" svg:y1="10cm" svg:x2="40cm" svg:y2="10cm">
          <text:p/>
        </draw:line>
        <draw:line draw:style-name="gr1" draw:text-style-name="P1" draw:layer="layout" svg:x1="37cm" svg:y1="10cm" svg:x2="38cm" svg:y2="13cm">
          <text:p/>
        </draw:line>
        <draw:line draw:style-name="gr1" draw:text-style-name="P1" draw:layer="layout" svg:x1="38cm" svg:y1="10cm" svg:x2="38.5cm" svg:y2="11.5cm">
          <text:p/>
        </draw:line>
        <draw:line draw:style-name="gr1" draw:text-style-name="P1" draw:layer="layout" svg:x1="42cm" svg:y1="10cm" svg:x2="40cm" svg:y2="16cm">
          <text:p/>
        </draw:line>
        <draw:line draw:style-name="gr1" draw:text-style-name="P1" draw:layer="layout" svg:x1="41cm" svg:y1="10cm" svg:x2="39.5cm" svg:y2="14.5cm">
          <text:p/>
        </draw:line>
        <draw:line draw:style-name="gr1" draw:text-style-name="P1" draw:layer="layout" svg:x1="39cm" svg:y1="16cm" svg:x2="40cm" svg:y2="16cm">
          <text:p/>
        </draw:line>
        <draw:line draw:style-name="gr1" draw:text-style-name="P1" draw:layer="layout" svg:x1="37cm" svg:y1="10cm" svg:x2="38cm" svg:y2="10cm">
          <text:p/>
        </draw:line>
        <draw:line draw:style-name="gr1" draw:text-style-name="P1" draw:layer="layout" svg:x1="41cm" svg:y1="10cm" svg:x2="42cm" svg:y2="10cm">
          <text:p/>
        </draw:line>
        <draw:line draw:style-name="gr1" draw:text-style-name="P1" draw:layer="layout" svg:x1="13cm" svg:y1="9cm" svg:x2="15cm" svg:y2="3cm">
          <text:p/>
        </draw:line>
        <draw:line draw:style-name="gr1" draw:text-style-name="P1" draw:layer="layout" svg:x1="13.5cm" svg:y1="9cm" svg:x2="15.5cm" svg:y2="3cm">
          <text:p/>
        </draw:line>
        <draw:line draw:style-name="gr1" draw:text-style-name="P1" draw:layer="layout" svg:x1="18cm" svg:y1="9cm" svg:x2="16cm" svg:y2="3cm">
          <text:p/>
        </draw:line>
        <draw:line draw:style-name="gr1" draw:text-style-name="P1" draw:layer="layout" svg:x1="17.5cm" svg:y1="9cm" svg:x2="15.5cm" svg:y2="3cm">
          <text:p/>
        </draw:line>
        <draw:line draw:style-name="gr1" draw:text-style-name="P1" draw:layer="layout" svg:x1="14.5cm" svg:y1="3cm" svg:x2="16.5cm" svg:y2="3cm">
          <text:p/>
        </draw:line>
        <draw:line draw:style-name="gr1" draw:text-style-name="P1" draw:layer="layout" svg:x1="12.5cm" svg:y1="9cm" svg:x2="14cm" svg:y2="9cm">
          <text:p/>
        </draw:line>
        <draw:line draw:style-name="gr1" draw:text-style-name="P1" draw:layer="layout" svg:x1="17cm" svg:y1="9cm" svg:x2="18.5cm" svg:y2="9cm">
          <text:p/>
        </draw:line>
        <draw:line draw:style-name="gr1" draw:text-style-name="P1" draw:layer="layout" svg:x1="14cm" svg:y1="7cm" svg:x2="17cm" svg:y2="7cm">
          <text:p/>
        </draw:line>
        <draw:line draw:style-name="gr1" draw:text-style-name="P1" draw:layer="layout" svg:x1="14cm" svg:y1="7.5cm" svg:x2="17cm" svg:y2="7.5cm">
          <text:p/>
        </draw:line>
        <draw:line draw:style-name="gr1" draw:text-style-name="P1" draw:layer="layout" svg:x1="45cm" svg:y1="18cm" svg:x2="43.5cm" svg:y2="21cm">
          <text:p/>
        </draw:line>
        <draw:line draw:style-name="gr1" draw:text-style-name="P1" draw:layer="layout" svg:x1="44cm" svg:y1="18cm" svg:x2="43cm" svg:y2="20cm">
          <text:p/>
        </draw:line>
        <draw:line draw:style-name="gr1" draw:text-style-name="P1" draw:layer="layout" svg:x1="42cm" svg:y1="24cm" svg:x2="41cm" svg:y2="24cm">
          <text:p/>
        </draw:line>
        <draw:line draw:style-name="gr1" draw:text-style-name="P1" draw:layer="layout" svg:x1="45cm" svg:y1="18cm" svg:x2="44cm" svg:y2="18cm">
          <text:p/>
        </draw:line>
        <draw:line draw:style-name="gr1" draw:text-style-name="P1" draw:layer="layout" svg:x1="41cm" svg:y1="18cm" svg:x2="42.5cm" svg:y2="21cm">
          <text:p/>
        </draw:line>
        <draw:line draw:style-name="gr1" draw:text-style-name="P1" draw:layer="layout" svg:x1="42cm" svg:y1="18cm" svg:x2="43cm" svg:y2="20cm">
          <text:p/>
        </draw:line>
        <draw:line draw:style-name="gr1" draw:text-style-name="P1" draw:layer="layout" svg:x1="44cm" svg:y1="24cm" svg:x2="45cm" svg:y2="24cm">
          <text:p/>
        </draw:line>
        <draw:line draw:style-name="gr1" draw:text-style-name="P1" draw:layer="layout" svg:x1="41cm" svg:y1="18cm" svg:x2="42cm" svg:y2="18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45.5cm" svg:y1="18cm" svg:x2="47cm" svg:y2="21cm">
          <text:p/>
        </draw:line>
        <draw:line draw:style-name="gr1" draw:text-style-name="P1" draw:layer="layout" svg:x1="46.5cm" svg:y1="18cm" svg:x2="47.5cm" svg:y2="20cm">
          <text:p/>
        </draw:line>
        <draw:line draw:style-name="gr1" draw:text-style-name="P1" draw:layer="layout" svg:x1="47cm" svg:y1="24cm" svg:x2="48cm" svg:y2="24cm">
          <text:p/>
        </draw:line>
        <draw:line draw:style-name="gr1" draw:text-style-name="P1" draw:layer="layout" svg:x1="45.5cm" svg:y1="18cm" svg:x2="46.5cm" svg:y2="18cm">
          <text:p/>
        </draw:line>
        <draw:line draw:style-name="gr1" draw:text-style-name="P1" draw:layer="layout" svg:x1="43cm" svg:y1="22cm" svg:x2="44cm" svg:y2="24cm">
          <text:p/>
        </draw:line>
        <draw:line draw:style-name="gr1" draw:text-style-name="P1" draw:layer="layout" svg:x1="43.5cm" svg:y1="21cm" svg:x2="45cm" svg:y2="24cm">
          <text:p/>
        </draw:line>
        <draw:line draw:style-name="gr1" draw:text-style-name="P1" draw:layer="layout" svg:x1="42.5cm" svg:y1="21cm" svg:x2="41cm" svg:y2="24cm">
          <text:p/>
        </draw:line>
        <draw:line draw:style-name="gr1" draw:text-style-name="P1" draw:layer="layout" svg:x1="43cm" svg:y1="22cm" svg:x2="42cm" svg:y2="24cm">
          <text:p/>
        </draw:line>
        <draw:line draw:style-name="gr1" draw:text-style-name="P1" draw:layer="layout" svg:x1="38cm" svg:y1="13cm" svg:x2="37.5cm" svg:y2="14.5cm">
          <text:p/>
        </draw:line>
        <draw:line draw:style-name="gr1" draw:text-style-name="P1" draw:layer="layout" svg:x1="39cm" svg:y1="13cm" svg:x2="39.5cm" svg:y2="14.5cm">
          <text:p/>
        </draw:line>
        <draw:line draw:style-name="gr1" draw:text-style-name="P1" draw:layer="layout" svg:x1="38.5cm" svg:y1="14.5cm" svg:x2="38cm" svg:y2="16cm">
          <text:p/>
        </draw:line>
        <draw:line draw:style-name="gr1" draw:text-style-name="P1" draw:layer="layout" svg:x1="38.5cm" svg:y1="14.5cm" svg:x2="39cm" svg:y2="16cm">
          <text:p/>
        </draw:line>
        <draw:line draw:style-name="gr1" draw:text-style-name="P1" draw:layer="layout" svg:x1="32cm" svg:y1="14cm" svg:x2="33cm" svg:y2="16cm">
          <text:p/>
        </draw:line>
        <draw:line draw:style-name="gr1" draw:text-style-name="P1" draw:layer="layout" svg:x1="33cm" svg:y1="14cm" svg:x2="34cm" svg:y2="16cm">
          <text:p/>
        </draw:line>
        <draw:line draw:style-name="gr1" draw:text-style-name="P1" draw:layer="layout" svg:x1="32cm" svg:y1="14cm" svg:x2="33cm" svg:y2="14cm">
          <text:p/>
        </draw:line>
        <draw:line draw:style-name="gr1" draw:text-style-name="P1" draw:layer="layout" svg:x1="20cm" svg:y1="16cm" svg:x2="21.5cm" svg:y2="16cm">
          <text:p/>
        </draw:line>
        <draw:line draw:style-name="gr1" draw:text-style-name="P1" draw:layer="layout" svg:x1="19.5cm" svg:y1="14cm" svg:x2="20.5cm" svg:y2="16cm">
          <text:p/>
        </draw:line>
        <draw:line draw:style-name="gr1" draw:text-style-name="P1" draw:layer="layout" svg:x1="19.5cm" svg:y1="13cm" svg:x2="21cm" svg:y2="16cm">
          <text:p/>
        </draw:line>
        <draw:line draw:style-name="gr1" draw:text-style-name="P1" draw:layer="layout" svg:x1="9.5cm" svg:y1="16cm" svg:x2="10.5cm" svg:y2="16cm">
          <text:p/>
        </draw:line>
        <draw:line draw:style-name="gr1" draw:text-style-name="P1" draw:layer="layout" svg:x1="8.5cm" svg:y1="14cm" svg:x2="9.5cm" svg:y2="16cm">
          <text:p/>
        </draw:line>
        <draw:line draw:style-name="gr1" draw:text-style-name="P1" draw:layer="layout" svg:x1="9cm" svg:y1="13cm" svg:x2="10.5cm" svg:y2="16cm">
          <text:p/>
        </draw:line>
        <draw:line draw:style-name="gr1" draw:text-style-name="P1" draw:layer="layout" svg:x1="10.5cm" svg:y1="10cm" svg:x2="10.5cm" svg:y2="11cm">
          <text:p/>
        </draw:line>
        <draw:line draw:style-name="gr1" draw:text-style-name="P1" draw:layer="layout" svg:x1="9.5cm" svg:y1="11cm" svg:x2="8.5cm" svg:y2="14cm">
          <text:p/>
        </draw:line>
        <draw:line draw:style-name="gr1" draw:text-style-name="P1" draw:layer="layout" svg:x1="9cm" svg:y1="10cm" svg:x2="8cm" svg:y2="13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8.5cm" svg:y1="25cm" svg:x2="9.5cm" svg:y2="25cm">
          <text:p/>
        </draw:line>
        <draw:line draw:style-name="gr1" draw:text-style-name="P1" draw:layer="layout" svg:x1="8.5cm" svg:y1="26.5cm" svg:x2="7.5cm" svg:y2="26.5cm">
          <text:p/>
        </draw:line>
        <draw:line draw:style-name="gr1" draw:text-style-name="P1" draw:layer="layout" svg:x1="8.5cm" svg:y1="25cm" svg:x2="7.5cm" svg:y2="26.5cm">
          <text:p/>
        </draw:line>
        <draw:line draw:style-name="gr1" draw:text-style-name="P1" draw:layer="layout" svg:x1="20cm" svg:y1="25cm" svg:x2="19cm" svg:y2="25cm">
          <text:p/>
        </draw:line>
        <draw:line draw:style-name="gr1" draw:text-style-name="P1" draw:layer="layout" svg:x1="22cm" svg:y1="26.5cm" svg:x2="21cm" svg:y2="26.5cm">
          <text:p/>
        </draw:line>
        <draw:path draw:style-name="gr2" draw:text-style-name="P1" draw:layer="layout" svg:width="0.999cm" svg:height="1.999cm" svg:x="16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16cm" svg:y="27cm" svg:viewBox="0 0 2000 4000" svg:d="M0 4000c1105 0 2000-895 2000-2000s-895-2000-2000-2000">
          <text:p/>
        </draw:path>
        <draw:line draw:style-name="gr1" draw:text-style-name="P1" draw:layer="layout" svg:x1="14.5cm" svg:y1="28cm" svg:x2="14.5cm" svg:y2="27cm">
          <text:p/>
        </draw:line>
        <draw:line draw:style-name="gr1" draw:text-style-name="P1" draw:layer="layout" svg:x1="14.5cm" svg:y1="27cm" svg:x2="15.5cm" svg:y2="27cm">
          <text:p/>
        </draw:line>
        <draw:line draw:style-name="gr1" draw:text-style-name="P1" draw:layer="layout" svg:x1="14.5cm" svg:y1="28cm" svg:x2="15.5cm" svg:y2="28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6cm" svg:y2="30cm">
          <text:p/>
        </draw:line>
        <draw:line draw:style-name="gr1" draw:text-style-name="P1" draw:layer="layout" svg:x1="14.5cm" svg:y1="31cm" svg:x2="16cm" svg:y2="31cm">
          <text:p/>
        </draw:line>
        <draw:line draw:style-name="gr1" draw:text-style-name="P1" draw:layer="layout" svg:x1="14.5cm" svg:y1="31cm" svg:x2="15cm" svg:y2="31cm">
          <text:p/>
        </draw:line>
        <draw:line draw:style-name="gr1" draw:text-style-name="P1" draw:layer="layout" svg:x1="15cm" svg:y1="31cm" svg:x2="14.5cm" svg:y2="31cm">
          <text:p/>
        </draw:line>
        <draw:path draw:style-name="gr2" draw:text-style-name="P1" draw:layer="layout" svg:width="1.499cm" svg:height="2.999cm" svg:x="15.5cm" svg:y="25cm" svg:viewBox="0 0 1500 3000" svg:d="M0 3000c828 0 1500-672 1500-1500s-672-1500-1500-1500">
          <text:p/>
        </draw:path>
        <draw:path draw:style-name="gr2" draw:text-style-name="P1" draw:layer="layout" svg:width="0.499cm" svg:height="0.999cm" svg:x="15.5cm" svg:y="26cm" svg:viewBox="0 0 500 1000" svg:d="M0 1000c276 0 500-224 500-500s-224-500-500-500">
          <text:p/>
        </draw:path>
        <draw:line draw:style-name="gr1" draw:text-style-name="P1" draw:layer="layout" svg:x1="14cm" svg:y1="26cm" svg:x2="15cm" svg:y2="26cm">
          <text:p/>
        </draw:line>
        <draw:line draw:style-name="gr1" draw:text-style-name="P1" draw:layer="layout" svg:x1="14cm" svg:y1="26cm" svg:x2="14cm" svg:y2="25cm">
          <text:p/>
        </draw:line>
        <draw:line draw:style-name="gr1" draw:text-style-name="P1" draw:layer="layout" svg:x1="14cm" svg:y1="25cm" svg:x2="15.5cm" svg:y2="25cm">
          <text:p/>
        </draw:line>
        <draw:line draw:style-name="gr1" draw:text-style-name="P1" draw:layer="layout" svg:x1="14cm" svg:y1="26cm" svg:x2="15.5cm" svg:y2="26cm">
          <text:p/>
        </draw:line>
        <draw:line draw:style-name="gr1" draw:text-style-name="P1" draw:layer="layout" svg:x1="32cm" svg:y1="25cm" svg:x2="32cm" svg:y2="26cm">
          <text:p/>
        </draw:line>
        <draw:line draw:style-name="gr1" draw:text-style-name="P1" draw:layer="layout" svg:x1="34.5cm" svg:y1="25cm" svg:x2="35.5cm" svg:y2="25cm">
          <text:p/>
        </draw:line>
        <draw:path draw:style-name="gr2" draw:text-style-name="P1" draw:layer="layout" svg:width="0.999cm" svg:height="1.999cm" svg:x="42cm" svg:y="26cm" svg:viewBox="0 0 1000 2000" svg:d="M1000 0c-552 0-1000 448-1000 1000s448 1000 1000 1000">
          <text:p/>
        </draw:path>
        <draw:path draw:style-name="gr2" draw:text-style-name="P1" draw:layer="layout" svg:width="1.999cm" svg:height="3.999cm" svg:x="41cm" svg:y="25cm" svg:viewBox="0 0 2000 4000" svg:d="M2000 0c-1105 0-2000 895-2000 2000s895 2000 2000 2000">
          <text:p/>
        </draw:path>
        <draw:path draw:style-name="gr2" draw:text-style-name="P1" draw:layer="layout" svg:width="0.999cm" svg:height="1.999cm" svg:x="43.5cm" svg:y="26cm" svg:viewBox="0 0 1000 2000" svg:d="M0 0c552 0 1000 448 1000 1000s-448 1000-1000 1000">
          <text:p/>
        </draw:path>
        <draw:path draw:style-name="gr2" draw:text-style-name="P1" draw:layer="layout" svg:width="1.999cm" svg:height="3.999cm" svg:x="43.5cm" svg:y="25cm" svg:viewBox="0 0 2000 4000" svg:d="M0 0c1105 0 2000 895 2000 2000s-895 2000-2000 2000">
          <text:p/>
        </draw:path>
        <draw:line draw:style-name="gr1" draw:text-style-name="P1" draw:layer="layout" svg:x1="43cm" svg:y1="29cm" svg:x2="43.5cm" svg:y2="29cm">
          <text:p/>
        </draw:line>
        <draw:line draw:style-name="gr1" draw:text-style-name="P1" draw:layer="layout" svg:x1="43cm" svg:y1="28cm" svg:x2="43.5cm" svg:y2="28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.5cm" svg:y1="26cm" svg:x2="43cm" svg:y2="26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cm" svg:y1="25cm" svg:x2="43.5cm" svg:y2="25cm">
          <text:p/>
        </draw:line>
        <draw:line draw:style-name="gr1" draw:text-style-name="P1" draw:layer="layout" svg:x1="45.5cm" svg:y1="28cm" svg:x2="44cm" svg:y2="31cm">
          <text:p/>
        </draw:line>
        <draw:line draw:style-name="gr1" draw:text-style-name="P1" draw:layer="layout" svg:x1="43cm" svg:y1="31cm" svg:x2="44cm" svg:y2="31cm">
          <text:p/>
        </draw:line>
        <draw:line draw:style-name="gr1" draw:text-style-name="P1" draw:layer="layout" svg:x1="44cm" svg:y1="29cm" svg:x2="43cm" svg:y2="31cm">
          <text:p/>
        </draw:line>
        <draw:path draw:style-name="gr2" draw:text-style-name="P1" draw:layer="layout" svg:width="2.999cm" svg:height="5.999cm" svg:x="27cm" svg:y="3cm" svg:viewBox="0 0 3000 6000" svg:d="M3000 6000c-1657 0-3000-1343-3000-3000s1343-3000 3000-3000">
          <text:p/>
        </draw:path>
        <draw:path draw:style-name="gr2" draw:text-style-name="P1" draw:layer="layout" svg:width="1.999cm" svg:height="3.999cm" svg:x="28cm" svg:y="4cm" svg:viewBox="0 0 2000 4000" svg:d="M2000 4000c-1105 0-2000-895-2000-2000s895-2000 2000-2000">
          <text:p/>
        </draw:path>
        <draw:line draw:style-name="gr1" draw:text-style-name="P1" draw:layer="layout" svg:x1="31cm" svg:y1="3cm" svg:x2="30cm" svg:y2="3cm">
          <text:p/>
        </draw:line>
        <draw:line draw:style-name="gr1" draw:text-style-name="P1" draw:layer="layout" svg:x1="31cm" svg:y1="4cm" svg:x2="30cm" svg:y2="4cm">
          <text:p/>
        </draw:line>
        <draw:line draw:style-name="gr1" draw:text-style-name="P1" draw:layer="layout" svg:x1="31cm" svg:y1="3cm" svg:x2="31cm" svg:y2="4cm">
          <text:p/>
        </draw:line>
        <draw:line draw:style-name="gr1" draw:text-style-name="P1" draw:layer="layout" svg:x1="31cm" svg:y1="8cm" svg:x2="30cm" svg:y2="8cm">
          <text:p/>
        </draw:line>
        <draw:line draw:style-name="gr1" draw:text-style-name="P1" draw:layer="layout" svg:x1="31cm" svg:y1="9cm" svg:x2="30cm" svg:y2="9cm">
          <text:p/>
        </draw:line>
        <draw:line draw:style-name="gr1" draw:text-style-name="P1" draw:layer="layout" svg:x1="31cm" svg:y1="8cm" svg:x2="31cm" svg:y2="9cm">
          <text:p/>
        </draw:line>
        <draw:line draw:style-name="gr1" draw:text-style-name="P1" draw:layer="layout" svg:x1="31cm" svg:y1="6.5cm" svg:x2="31cm" svg:y2="8cm">
          <text:p/>
        </draw:line>
        <draw:line draw:style-name="gr1" draw:text-style-name="P1" draw:layer="layout" svg:x1="30cm" svg:y1="6.5cm" svg:x2="30cm" svg:y2="8cm">
          <text:p/>
        </draw:line>
        <draw:line draw:style-name="gr1" draw:text-style-name="P1" draw:layer="layout" svg:x1="31cm" svg:y1="6.5cm" svg:x2="30cm" svg:y2="6.5cm">
          <text:p/>
        </draw:line>
        <draw:line draw:style-name="gr1" draw:text-style-name="P1" draw:layer="layout" svg:x1="37cm" svg:y1="29cm" svg:x2="36cm" svg:y2="29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43.5cm" svg:y="5cm" svg:viewBox="0 0 2000 4000" svg:d="M0 4000c1105 0 2000-895 2000-2000s-895-2000-2000-2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0.5cm" svg:y1="10cm" svg:x2="9cm" svg:y2="10cm">
          <text:p/>
        </draw:line>
        <draw:line draw:style-name="gr1" draw:text-style-name="P1" draw:layer="layout" svg:x1="10.5cm" svg:y1="11cm" svg:x2="9.5cm" svg:y2="11cm">
          <text:p/>
        </draw:line>
        <draw:line draw:style-name="gr1" draw:text-style-name="P1" draw:layer="layout" svg:x1="8cm" svg:y1="13cm" svg:x2="7.5cm" svg:y2="13cm">
          <text:p/>
        </draw:line>
        <draw:line draw:style-name="gr1" draw:text-style-name="P1" draw:layer="layout" svg:x1="8.5cm" svg:y1="14cm" svg:x2="7.5cm" svg:y2="14cm">
          <text:p/>
        </draw:line>
        <draw:line draw:style-name="gr1" draw:text-style-name="P1" draw:layer="layout" svg:x1="3cm" svg:y1="14cm" svg:x2="4cm" svg:y2="14cm">
          <text:p/>
        </draw:line>
        <draw:line draw:style-name="gr1" draw:text-style-name="P1" draw:layer="layout" svg:x1="4cm" svg:y1="14cm" svg:x2="4cm" svg:y2="15cm">
          <text:p/>
        </draw:line>
        <draw:line draw:style-name="gr1" draw:text-style-name="P1" draw:layer="layout" svg:x1="3cm" svg:y1="14cm" svg:x2="3cm" svg:y2="15cm">
          <text:p/>
        </draw:line>
        <draw:path draw:style-name="gr2" draw:text-style-name="P1" draw:layer="layout" svg:width="2.999cm" svg:height="1.499cm" svg:x="3cm" svg:y="15cm" svg:viewBox="0 0 3000 1500" svg:d="M0 0c0 828 672 1500 1500 1500s1500-672 1500-1500">
          <text:p/>
        </draw:path>
        <draw:path draw:style-name="gr2" draw:text-style-name="P1" draw:layer="layout" svg:width="0.999cm" svg:height="0.499cm" svg:x="4cm" svg:y="15cm" svg:viewBox="0 0 1000 500" svg:d="M0 0c0 276 224 500 500 500s500-224 500-500">
          <text:p/>
        </draw:path>
        <draw:line draw:style-name="gr1" draw:text-style-name="P1" draw:layer="layout" svg:x1="46cm" svg:y1="3cm" svg:x2="46cm" svg:y2="9cm">
          <text:p/>
        </draw:line>
        <draw:line draw:style-name="gr1" draw:text-style-name="P1" draw:layer="layout" svg:x1="47cm" svg:y1="4cm" svg:x2="47cm" svg:y2="5.5cm">
          <text:p/>
        </draw:line>
        <draw:line draw:style-name="gr1" draw:text-style-name="P1" draw:layer="layout" svg:x1="47cm" svg:y1="4cm" svg:x2="49cm" svg:y2="4cm">
          <text:p/>
        </draw:line>
        <draw:line draw:style-name="gr1" draw:text-style-name="P1" draw:layer="layout" svg:x1="47cm" svg:y1="3cm" svg:x2="49cm" svg:y2="3cm">
          <text:p/>
        </draw:line>
        <draw:line draw:style-name="gr1" draw:text-style-name="P1" draw:layer="layout" svg:x1="47cm" svg:y1="5.5cm" svg:x2="48.5cm" svg:y2="5.5cm">
          <text:p/>
        </draw:line>
        <draw:line draw:style-name="gr1" draw:text-style-name="P1" draw:layer="layout" svg:x1="46cm" svg:y1="3cm" svg:x2="47cm" svg:y2="3cm">
          <text:p/>
        </draw:line>
        <draw:line draw:style-name="gr1" draw:text-style-name="P1" draw:layer="layout" svg:x1="47cm" svg:y1="6.5cm" svg:x2="48.5cm" svg:y2="6.5cm">
          <text:p/>
        </draw:line>
        <draw:line draw:style-name="gr1" draw:text-style-name="P1" draw:layer="layout" svg:x1="48.5cm" svg:y1="5.5cm" svg:x2="48.5cm" svg:y2="6.5cm">
          <text:p/>
        </draw:line>
        <draw:line draw:style-name="gr1" draw:text-style-name="P1" draw:layer="layout" svg:x1="46cm" svg:y1="9cm" svg:x2="47cm" svg:y2="9cm">
          <text:p/>
        </draw:line>
        <draw:line draw:style-name="gr1" draw:text-style-name="P1" draw:layer="layout" svg:x1="47cm" svg:y1="8cm" svg:x2="49cm" svg:y2="8cm">
          <text:p/>
        </draw:line>
        <draw:line draw:style-name="gr1" draw:text-style-name="P1" draw:layer="layout" svg:x1="47cm" svg:y1="9cm" svg:x2="49cm" svg:y2="9cm">
          <text:p/>
        </draw:line>
        <draw:line draw:style-name="gr1" draw:text-style-name="P1" draw:layer="layout" svg:x1="49cm" svg:y1="8cm" svg:x2="49cm" svg:y2="9cm">
          <text:p/>
        </draw:line>
        <draw:line draw:style-name="gr1" draw:text-style-name="P1" draw:layer="layout" svg:x1="49cm" svg:y1="3cm" svg:x2="49cm" svg:y2="4cm">
          <text:p/>
        </draw:line>
        <draw:line draw:style-name="gr1" draw:text-style-name="P1" draw:layer="layout" svg:x1="47cm" svg:y1="6.5cm" svg:x2="47cm" svg:y2="8cm">
          <text:p/>
        </draw:line>
        <draw:line draw:style-name="gr1" draw:text-style-name="P1" draw:layer="layout" svg:x1="46cm" svg:y1="1.5cm" svg:x2="49cm" svg:y2="1.5cm">
          <text:p/>
        </draw:line>
        <draw:line draw:style-name="gr1" draw:text-style-name="P1" draw:layer="layout" svg:x1="46cm" svg:y1="2.5cm" svg:x2="49cm" svg:y2="2.5cm">
          <text:p/>
        </draw:line>
        <draw:line draw:style-name="gr1" draw:text-style-name="P1" draw:layer="layout" svg:x1="49cm" svg:y1="1.5cm" svg:x2="49cm" svg:y2="2.5cm">
          <text:p/>
        </draw:line>
        <draw:line draw:style-name="gr1" draw:text-style-name="P1" draw:layer="layout" svg:x1="46cm" svg:y1="1.5cm" svg:x2="46cm" svg:y2="2.5cm">
          <text:p/>
        </draw:line>
        <draw:circle draw:style-name="gr3" draw:text-style-name="P1" draw:layer="layout" svg:width="6cm" svg:height="6cm" svg:x="49cm" svg:y="3cm">
          <text:p/>
        </draw:circle>
        <draw:circle draw:style-name="gr2" draw:text-style-name="P1" draw:layer="layout" svg:width="4cm" svg:height="4cm" svg:x="50cm" svg:y="4cm">
          <text:p/>
        </draw:circle>
        <draw:line draw:style-name="gr1" draw:text-style-name="P1" draw:layer="layout" svg:x1="50.5cm" svg:y1="1.5cm" svg:x2="53.5cm" svg:y2="1.5cm">
          <text:p/>
        </draw:line>
        <draw:line draw:style-name="gr1" draw:text-style-name="P1" draw:layer="layout" svg:x1="50.5cm" svg:y1="2.5cm" svg:x2="53.5cm" svg:y2="2.5cm">
          <text:p/>
        </draw:line>
        <draw:line draw:style-name="gr1" draw:text-style-name="P1" draw:layer="layout" svg:x1="53.5cm" svg:y1="1.5cm" svg:x2="53.5cm" svg:y2="2.5cm">
          <text:p/>
        </draw:line>
        <draw:line draw:style-name="gr1" draw:text-style-name="P1" draw:layer="layout" svg:x1="50.5cm" svg:y1="1.5cm" svg:x2="50.5cm" svg:y2="2.5cm">
          <text:p/>
        </draw:line>
        <draw:line draw:style-name="gr1" draw:text-style-name="P1" draw:layer="layout" svg:x1="49.5cm" svg:y1="24cm" svg:x2="51.5cm" svg:y2="18cm">
          <text:p/>
        </draw:line>
        <draw:line draw:style-name="gr1" draw:text-style-name="P1" draw:layer="layout" svg:x1="50.5cm" svg:y1="24cm" svg:x2="52cm" svg:y2="19.5cm">
          <text:p/>
        </draw:line>
        <draw:line draw:style-name="gr1" draw:text-style-name="P1" draw:layer="layout" svg:x1="54.5cm" svg:y1="24cm" svg:x2="52.5cm" svg:y2="18cm">
          <text:p/>
        </draw:line>
        <draw:line draw:style-name="gr1" draw:text-style-name="P1" draw:layer="layout" svg:x1="53.5cm" svg:y1="24cm" svg:x2="52cm" svg:y2="19.5cm">
          <text:p/>
        </draw:line>
        <draw:line draw:style-name="gr1" draw:text-style-name="P1" draw:layer="layout" svg:x1="51.5cm" svg:y1="18cm" svg:x2="52.5cm" svg:y2="18cm">
          <text:p/>
        </draw:line>
        <draw:line draw:style-name="gr1" draw:text-style-name="P1" draw:layer="layout" svg:x1="49.5cm" svg:y1="24cm" svg:x2="50.5cm" svg:y2="24cm">
          <text:p/>
        </draw:line>
        <draw:line draw:style-name="gr1" draw:text-style-name="P1" draw:layer="layout" svg:x1="53.5cm" svg:y1="24cm" svg:x2="54.5cm" svg:y2="24cm">
          <text:p/>
        </draw:line>
        <draw:line draw:style-name="gr1" draw:text-style-name="P1" draw:layer="layout" svg:x1="51cm" svg:y1="21.5cm" svg:x2="53cm" svg:y2="21.5cm">
          <text:p/>
        </draw:line>
        <draw:line draw:style-name="gr1" draw:text-style-name="P1" draw:layer="layout" svg:x1="51cm" svg:y1="22.5cm" svg:x2="53cm" svg:y2="22.5cm">
          <text:p/>
        </draw:line>
        <draw:line draw:style-name="gr1" draw:text-style-name="P1" draw:layer="layout" svg:x1="50.5cm" svg:y1="16.5cm" svg:x2="53.5cm" svg:y2="16.5cm">
          <text:p/>
        </draw:line>
        <draw:line draw:style-name="gr1" draw:text-style-name="P1" draw:layer="layout" svg:x1="50.5cm" svg:y1="17.5cm" svg:x2="53.5cm" svg:y2="17.5cm">
          <text:p/>
        </draw:line>
        <draw:line draw:style-name="gr1" draw:text-style-name="P1" draw:layer="layout" svg:x1="53.5cm" svg:y1="16.5cm" svg:x2="53.5cm" svg:y2="17.5cm">
          <text:p/>
        </draw:line>
        <draw:line draw:style-name="gr1" draw:text-style-name="P1" draw:layer="layout" svg:x1="50.5cm" svg:y1="16.5cm" svg:x2="50.5cm" svg:y2="17.5cm">
          <text:p/>
        </draw:line>
        <draw:path draw:style-name="gr2" draw:text-style-name="P1" draw:layer="layout" svg:width="4.499cm" svg:height="2.249cm" svg:x="54.5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55.5cm" svg:y="21.75cm" svg:viewBox="0 0 2500 1250" svg:d="M0 0c0 690 560 1250 1250 1250s1250-560 1250-1250">
          <text:p/>
        </draw:path>
        <draw:line draw:style-name="gr1" draw:text-style-name="P1" draw:layer="layout" svg:x1="55.5cm" svg:y1="18cm" svg:x2="55.5cm" svg:y2="22cm">
          <text:p/>
        </draw:line>
        <draw:line draw:style-name="gr1" draw:text-style-name="P1" draw:layer="layout" svg:x1="54.5cm" svg:y1="18cm" svg:x2="54.5cm" svg:y2="22cm">
          <text:p/>
        </draw:line>
        <draw:line draw:style-name="gr1" draw:text-style-name="P1" draw:layer="layout" svg:x1="58cm" svg:y1="18cm" svg:x2="58cm" svg:y2="22cm">
          <text:p/>
        </draw:line>
        <draw:line draw:style-name="gr1" draw:text-style-name="P1" draw:layer="layout" svg:x1="59cm" svg:y1="18cm" svg:x2="59cm" svg:y2="22cm">
          <text:p/>
        </draw:line>
        <draw:line draw:style-name="gr1" draw:text-style-name="P1" draw:layer="layout" svg:x1="54.5cm" svg:y1="18cm" svg:x2="55.5cm" svg:y2="18cm">
          <text:p/>
        </draw:line>
        <draw:line draw:style-name="gr1" draw:text-style-name="P1" draw:layer="layout" svg:x1="58cm" svg:y1="18cm" svg:x2="59cm" svg:y2="18cm">
          <text:p/>
        </draw:line>
        <draw:line draw:style-name="gr1" draw:text-style-name="P1" draw:layer="layout" svg:x1="55cm" svg:y1="16.5cm" svg:x2="58.4cm" svg:y2="16.5cm">
          <text:p/>
        </draw:line>
        <draw:line draw:style-name="gr1" draw:text-style-name="P1" draw:layer="layout" svg:x1="55cm" svg:y1="17.5cm" svg:x2="58.4cm" svg:y2="17.5cm">
          <text:p/>
        </draw:line>
        <draw:line draw:style-name="gr1" draw:text-style-name="P1" draw:layer="layout" svg:x1="58.4cm" svg:y1="16.5cm" svg:x2="58.4cm" svg:y2="17.5cm">
          <text:p/>
        </draw:line>
        <draw:line draw:style-name="gr1" draw:text-style-name="P1" draw:layer="layout" svg:x1="55cm" svg:y1="16.5cm" svg:x2="55cm" svg:y2="17.5cm">
          <text:p/>
        </draw:line>
        <draw:line draw:style-name="gr1" draw:text-style-name="P1" draw:layer="layout" svg:x1="42cm" svg:y1="12.5cm" svg:x2="45cm" svg:y2="11.5cm">
          <text:p/>
        </draw:line>
        <draw:line draw:style-name="gr1" draw:text-style-name="P1" draw:layer="layout" svg:x1="43.5cm" svg:y1="13cm" svg:x2="45cm" svg:y2="12.5cm">
          <text:p/>
        </draw:line>
        <draw:line draw:style-name="gr1" draw:text-style-name="P1" draw:layer="layout" svg:x1="45cm" svg:y1="11.5cm" svg:x2="45cm" svg:y2="12.5cm">
          <text:p/>
        </draw:line>
        <draw:line draw:style-name="gr1" draw:text-style-name="P1" draw:layer="layout" svg:x1="42cm" svg:y1="12.5cm" svg:x2="42cm" svg:y2="13.5cm">
          <text:p/>
        </draw:line>
        <draw:line draw:style-name="gr1" draw:text-style-name="P1" draw:layer="layout" svg:x1="42cm" svg:y1="13.5cm" svg:x2="45cm" svg:y2="14.5cm">
          <text:p/>
        </draw:line>
        <draw:line draw:style-name="gr1" draw:text-style-name="P1" draw:layer="layout" svg:x1="43.5cm" svg:y1="13cm" svg:x2="45cm" svg:y2="13.5cm">
          <text:p/>
        </draw:line>
        <draw:line draw:style-name="gr1" draw:text-style-name="P1" draw:layer="layout" svg:x1="45cm" svg:y1="14.5cm" svg:x2="45cm" svg:y2="13.5cm">
          <text:p/>
        </draw:line>
        <draw:line draw:style-name="gr1" draw:text-style-name="P1" draw:layer="layout" svg:x1="45.5cm" svg:y1="12.5cm" svg:x2="48.5cm" svg:y2="11.5cm">
          <text:p/>
        </draw:line>
        <draw:line draw:style-name="gr1" draw:text-style-name="P1" draw:layer="layout" svg:x1="47cm" svg:y1="13cm" svg:x2="48.5cm" svg:y2="12.5cm">
          <text:p/>
        </draw:line>
        <draw:line draw:style-name="gr1" draw:text-style-name="P1" draw:layer="layout" svg:x1="48.5cm" svg:y1="11.5cm" svg:x2="48.5cm" svg:y2="12.5cm">
          <text:p/>
        </draw:line>
        <draw:line draw:style-name="gr1" draw:text-style-name="P1" draw:layer="layout" svg:x1="45.5cm" svg:y1="12.5cm" svg:x2="45.5cm" svg:y2="13.5cm">
          <text:p/>
        </draw:line>
        <draw:line draw:style-name="gr1" draw:text-style-name="P1" draw:layer="layout" svg:x1="45.5cm" svg:y1="13.5cm" svg:x2="48.5cm" svg:y2="14.5cm">
          <text:p/>
        </draw:line>
        <draw:line draw:style-name="gr1" draw:text-style-name="P1" draw:layer="layout" svg:x1="47cm" svg:y1="13cm" svg:x2="48.5cm" svg:y2="13.5cm">
          <text:p/>
        </draw:line>
        <draw:line draw:style-name="gr1" draw:text-style-name="P1" draw:layer="layout" svg:x1="48.5cm" svg:y1="14.5cm" svg:x2="48.5cm" svg:y2="13.5cm">
          <text:p/>
        </draw:line>
        <draw:path draw:style-name="gr2" draw:text-style-name="P1" draw:layer="layout" svg:width="0.999cm" svg:height="1.999cm" svg:x="50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50cm" svg:y="10cm" svg:viewBox="0 0 2000 4000" svg:d="M0 4000c1105 0 2000-895 2000-2000s-895-2000-2000-2000">
          <text:p/>
        </draw:path>
        <draw:line draw:style-name="gr1" draw:text-style-name="P1" draw:layer="layout" svg:x1="48.5cm" svg:y1="10cm" svg:x2="48.5cm" svg:y2="11cm">
          <text:p/>
        </draw:line>
        <draw:line draw:style-name="gr1" draw:text-style-name="P1" draw:layer="layout" svg:x1="50cm" svg:y1="11cm" svg:x2="48.5cm" svg:y2="11cm">
          <text:p/>
        </draw:line>
        <draw:line draw:style-name="gr1" draw:text-style-name="P1" draw:layer="layout" svg:x1="50cm" svg:y1="10cm" svg:x2="48.5cm" svg:y2="10cm">
          <text:p/>
        </draw:line>
        <draw:line draw:style-name="gr1" draw:text-style-name="P1" draw:layer="layout" svg:x1="50cm" svg:y1="14cm" svg:x2="50cm" svg:y2="14.5cm">
          <text:p/>
        </draw:line>
        <draw:line draw:style-name="gr1" draw:text-style-name="P1" draw:layer="layout" svg:x1="50cm" svg:y1="13cm" svg:x2="50cm" svg:y2="13cm">
          <text:p/>
        </draw:line>
        <draw:line draw:style-name="gr1" draw:text-style-name="P1" draw:layer="layout" svg:x1="49cm" svg:y1="13cm" svg:x2="49cm" svg:y2="14.5cm">
          <text:p/>
        </draw:line>
        <draw:line draw:style-name="gr1" draw:text-style-name="P1" draw:layer="layout" svg:x1="50cm" svg:y1="13cm" svg:x2="49cm" svg:y2="13cm">
          <text:p/>
        </draw:line>
        <draw:line draw:style-name="gr1" draw:text-style-name="P1" draw:layer="layout" svg:x1="50cm" svg:y1="14.5cm" svg:x2="49cm" svg:y2="14.5cm">
          <text:p/>
        </draw:line>
        <draw:circle draw:style-name="gr2" draw:text-style-name="P1" draw:layer="layout" svg:width="1.5cm" svg:height="1.5cm" svg:x="48.8cm" svg:y="15cm">
          <text:p/>
        </draw:circle>
        <draw:line draw:style-name="gr1" draw:text-style-name="P1" draw:layer="layout" svg:x1="54cm" svg:y1="13cm" svg:x2="54cm" svg:y2="14cm">
          <text:p/>
        </draw:line>
        <draw:line draw:style-name="gr1" draw:text-style-name="P1" draw:layer="layout" svg:x1="54cm" svg:y1="10cm" svg:x2="54cm" svg:y2="14.5cm">
          <text:p/>
        </draw:line>
        <draw:line draw:style-name="gr1" draw:text-style-name="P1" draw:layer="layout" svg:x1="53cm" svg:y1="10cm" svg:x2="53cm" svg:y2="14.5cm">
          <text:p/>
        </draw:line>
        <draw:line draw:style-name="gr1" draw:text-style-name="P1" draw:layer="layout" svg:x1="54cm" svg:y1="10cm" svg:x2="53cm" svg:y2="10cm">
          <text:p/>
        </draw:line>
        <draw:line draw:style-name="gr1" draw:text-style-name="P1" draw:layer="layout" svg:x1="54cm" svg:y1="14.5cm" svg:x2="53cm" svg:y2="14.5cm">
          <text:p/>
        </draw:line>
        <draw:circle draw:style-name="gr2" draw:text-style-name="P1" draw:layer="layout" svg:width="1.5cm" svg:height="1.5cm" svg:x="52.7cm" svg:y="15cm">
          <text:p/>
        </draw:circle>
        <draw:line draw:style-name="gr1" draw:text-style-name="P1" draw:layer="layout" svg:x1="56cm" svg:y1="15cm" svg:x2="58cm" svg:y2="9cm">
          <text:p/>
        </draw:line>
        <draw:line draw:style-name="gr1" draw:text-style-name="P1" draw:layer="layout" svg:x1="57cm" svg:y1="15cm" svg:x2="58.5cm" svg:y2="10.5cm">
          <text:p/>
        </draw:line>
        <draw:line draw:style-name="gr1" draw:text-style-name="P1" draw:layer="layout" svg:x1="60cm" svg:y1="12cm" svg:x2="59cm" svg:y2="9cm">
          <text:p/>
        </draw:line>
        <draw:line draw:style-name="gr1" draw:text-style-name="P1" draw:layer="layout" svg:x1="60cm" svg:y1="15cm" svg:x2="58.5cm" svg:y2="10.5cm">
          <text:p/>
        </draw:line>
        <draw:line draw:style-name="gr1" draw:text-style-name="P1" draw:layer="layout" svg:x1="58cm" svg:y1="9cm" svg:x2="59cm" svg:y2="9cm">
          <text:p/>
        </draw:line>
        <draw:line draw:style-name="gr1" draw:text-style-name="P1" draw:layer="layout" svg:x1="56cm" svg:y1="15cm" svg:x2="57cm" svg:y2="15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57.5cm" svg:y1="12.5cm" svg:x2="59.4cm" svg:y2="12.5cm">
          <text:p/>
        </draw:line>
        <draw:line draw:style-name="gr1" draw:text-style-name="P1" draw:layer="layout" svg:x1="57.5cm" svg:y1="13.5cm" svg:x2="59.5cm" svg:y2="13.5cm">
          <text:p/>
        </draw:line>
        <draw:path draw:style-name="gr2" draw:text-style-name="P1" draw:layer="layout" svg:width="2.999cm" svg:height="5.999cm" svg:x="61cm" svg:y="9cm" svg:viewBox="0 0 3000 6000" svg:d="M0 6000c1657 0 3000-1343 3000-3000s-1343-3000-3000-3000">
          <text:p/>
        </draw:path>
        <draw:path draw:style-name="gr2" draw:text-style-name="P1" draw:layer="layout" svg:width="1.999cm" svg:height="3.999cm" svg:x="61cm" svg:y="10cm" svg:viewBox="0 0 2000 4000" svg:d="M0 4000c1105 0 2000-895 2000-2000s-895-2000-2000-2000">
          <text:p/>
        </draw:path>
        <draw:line draw:style-name="gr1" draw:text-style-name="P1" draw:layer="layout" svg:x1="60cm" svg:y1="9cm" svg:x2="60cm" svg:y2="12cm">
          <text:p/>
        </draw:line>
        <draw:line draw:style-name="gr1" draw:text-style-name="P1" draw:layer="layout" svg:x1="61cm" svg:y1="10cm" svg:x2="61cm" svg:y2="14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60cm" svg:y1="9cm" svg:x2="61cm" svg:y2="9cm">
          <text:p/>
        </draw:line>
        <draw:line draw:style-name="gr1" draw:text-style-name="P1" draw:layer="layout" svg:x1="64cm" svg:y1="24cm" svg:x2="66cm" svg:y2="18cm">
          <text:p/>
        </draw:line>
        <draw:line draw:style-name="gr1" draw:text-style-name="P1" draw:layer="layout" svg:x1="65cm" svg:y1="24cm" svg:x2="66.5cm" svg:y2="19.5cm">
          <text:p/>
        </draw:line>
        <draw:line draw:style-name="gr1" draw:text-style-name="P1" draw:layer="layout" svg:x1="69cm" svg:y1="24cm" svg:x2="67cm" svg:y2="18cm">
          <text:p/>
        </draw:line>
        <draw:line draw:style-name="gr1" draw:text-style-name="P1" draw:layer="layout" svg:x1="68cm" svg:y1="24cm" svg:x2="66.5cm" svg:y2="19.5cm">
          <text:p/>
        </draw:line>
        <draw:line draw:style-name="gr1" draw:text-style-name="P1" draw:layer="layout" svg:x1="64cm" svg:y1="24cm" svg:x2="65cm" svg:y2="24cm">
          <text:p/>
        </draw:line>
        <draw:line draw:style-name="gr1" draw:text-style-name="P1" draw:layer="layout" svg:x1="65.5cm" svg:y1="21.5cm" svg:x2="67.5cm" svg:y2="21.5cm">
          <text:p/>
        </draw:line>
        <draw:line draw:style-name="gr1" draw:text-style-name="P1" draw:layer="layout" svg:x1="65.5cm" svg:y1="22.5cm" svg:x2="67.5cm" svg:y2="22.5cm">
          <text:p/>
        </draw:line>
        <draw:circle draw:style-name="gr2" draw:text-style-name="P1" draw:layer="layout" svg:width="1.5cm" svg:height="1.5cm" svg:x="65.3cm" svg:y="12.5cm">
          <text:p/>
        </draw:circle>
        <draw:line draw:style-name="gr1" draw:text-style-name="P1" draw:layer="layout" svg:x1="65.5cm" svg:y1="16.5cm" svg:x2="64.5cm" svg:y2="16.5cm">
          <text:p/>
        </draw:line>
        <draw:line draw:style-name="gr1" draw:text-style-name="P1" draw:layer="layout" svg:x1="66.5cm" svg:y1="14.5cm" svg:x2="65.5cm" svg:y2="16.5cm">
          <text:p/>
        </draw:line>
        <draw:line draw:style-name="gr1" draw:text-style-name="P1" draw:layer="layout" svg:x1="65.5cm" svg:y1="14.5cm" svg:x2="64.5cm" svg:y2="16.5cm">
          <text:p/>
        </draw:line>
        <draw:line draw:style-name="gr1" draw:text-style-name="P1" draw:layer="layout" svg:x1="66.5cm" svg:y1="14.5cm" svg:x2="65.5cm" svg:y2="14.5cm">
          <text:p/>
        </draw:line>
        <draw:path draw:style-name="gr3" draw:text-style-name="P1" draw:layer="layout" svg:width="7.999cm" svg:height="7.999cm" svg:x="62.5cm" svg:y="17cm" svg:viewBox="0 0 8000 8000" svg:d="M4000 8000c2209 0 4000-1791 4000-4000s-1791-4000-4000-4000-4000 1791-4000 4000">
          <text:p/>
        </draw:path>
        <draw:path draw:style-name="gr2" draw:text-style-name="P1" draw:layer="layout" svg:width="5.999cm" svg:height="5.999cm" svg:x="63.5cm" svg:y="18cm" svg:viewBox="0 0 6000 6000" svg:d="M3000 6000c1657 0 3000-1343 3000-3000s-1343-3000-3000-3000-3000 1343-3000 3000">
          <text:p/>
        </draw:path>
        <draw:line draw:style-name="gr1" draw:text-style-name="P1" draw:layer="layout" svg:x1="66.5cm" svg:y1="24cm" svg:x2="66.5cm" svg:y2="25cm">
          <text:p/>
        </draw:line>
        <draw:line draw:style-name="gr1" draw:text-style-name="P1" draw:layer="layout" svg:x1="63.5cm" svg:y1="21cm" svg:x2="62.5cm" svg:y2="21cm">
          <text:p/>
        </draw:line>
        <draw:line draw:style-name="gr1" draw:text-style-name="P1" draw:layer="layout" svg:x1="49.5cm" svg:y1="25cm" svg:x2="51.5cm" svg:y2="31cm">
          <text:p/>
        </draw:line>
        <draw:line draw:style-name="gr1" draw:text-style-name="P1" draw:layer="layout" svg:x1="50.5cm" svg:y1="25cm" svg:x2="52cm" svg:y2="29.5cm">
          <text:p/>
        </draw:line>
        <draw:line draw:style-name="gr1" draw:text-style-name="P1" draw:layer="layout" svg:x1="53.5cm" svg:y1="25cm" svg:x2="52cm" svg:y2="29.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49.5cm" svg:y1="25cm" svg:x2="50.5cm" svg:y2="2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2.5cm" svg:y1="31cm" svg:x2="54cm" svg:y2="26.5cm">
          <text:p/>
        </draw:line>
        <draw:line draw:style-name="gr1" draw:text-style-name="P1" draw:layer="layout" svg:x1="56.5cm" svg:y1="31cm" svg:x2="54.5cm" svg:y2="25cm">
          <text:p/>
        </draw:line>
        <draw:line draw:style-name="gr1" draw:text-style-name="P1" draw:layer="layout" svg:x1="55.5cm" svg:y1="31cm" svg:x2="54cm" svg:y2="26.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55.5cm" svg:y1="31cm" svg:x2="56.5cm" svg:y2="31cm">
          <text:p/>
        </draw:line>
        <draw:line draw:style-name="gr1" draw:text-style-name="P1" draw:layer="layout" svg:x1="53cm" svg:y1="28.5cm" svg:x2="55cm" svg:y2="28.5cm">
          <text:p/>
        </draw:line>
        <draw:line draw:style-name="gr1" draw:text-style-name="P1" draw:layer="layout" svg:x1="53cm" svg:y1="29.5cm" svg:x2="55cm" svg:y2="29.5cm">
          <text:p/>
        </draw:line>
        <draw:line draw:style-name="gr1" draw:text-style-name="P1" draw:layer="layout" svg:x1="48cm" svg:y1="26cm" svg:x2="48cm" svg:y2="31cm">
          <text:p/>
        </draw:line>
        <draw:line draw:style-name="gr1" draw:text-style-name="P1" draw:layer="layout" svg:x1="49cm" svg:y1="26cm" svg:x2="49cm" svg:y2="31cm">
          <text:p/>
        </draw:line>
        <draw:line draw:style-name="gr1" draw:text-style-name="P1" draw:layer="layout" svg:x1="48cm" svg:y1="31cm" svg:x2="49cm" svg:y2="31cm">
          <text:p/>
        </draw:line>
        <draw:line draw:style-name="gr1" draw:text-style-name="P1" draw:layer="layout" svg:x1="46.5cm" svg:y1="25cm" svg:x2="49.5cm" svg:y2="25cm">
          <text:p/>
        </draw:line>
        <draw:line draw:style-name="gr1" draw:text-style-name="P1" draw:layer="layout" svg:x1="46.5cm" svg:y1="26cm" svg:x2="48cm" svg:y2="26cm">
          <text:p/>
        </draw:line>
        <draw:line draw:style-name="gr1" draw:text-style-name="P1" draw:layer="layout" svg:x1="46.5cm" svg:y1="26cm" svg:x2="46.5cm" svg:y2="25cm">
          <text:p/>
        </draw:line>
        <draw:line draw:style-name="gr1" draw:text-style-name="P1" draw:layer="layout" svg:x1="49cm" svg:y1="26cm" svg:x2="50cm" svg:y2="26cm">
          <text:p/>
        </draw:line>
        <draw:line draw:style-name="gr1" draw:text-style-name="P1" draw:layer="layout" svg:x1="57.5cm" svg:y1="26cm" svg:x2="57.5cm" svg:y2="31cm">
          <text:p/>
        </draw:line>
        <draw:line draw:style-name="gr1" draw:text-style-name="P1" draw:layer="layout" svg:x1="58.5cm" svg:y1="26cm" svg:x2="58.5cm" svg:y2="31cm">
          <text:p/>
        </draw:line>
        <draw:line draw:style-name="gr1" draw:text-style-name="P1" draw:layer="layout" svg:x1="57.5cm" svg:y1="31cm" svg:x2="58.5cm" svg:y2="31cm">
          <text:p/>
        </draw:line>
        <draw:line draw:style-name="gr1" draw:text-style-name="P1" draw:layer="layout" svg:x1="56cm" svg:y1="25cm" svg:x2="59.5cm" svg:y2="25cm">
          <text:p/>
        </draw:line>
        <draw:line draw:style-name="gr1" draw:text-style-name="P1" draw:layer="layout" svg:x1="56cm" svg:y1="26cm" svg:x2="57.5cm" svg:y2="26cm">
          <text:p/>
        </draw:line>
        <draw:line draw:style-name="gr1" draw:text-style-name="P1" draw:layer="layout" svg:x1="56cm" svg:y1="26cm" svg:x2="56cm" svg:y2="25cm">
          <text:p/>
        </draw:line>
        <draw:line draw:style-name="gr1" draw:text-style-name="P1" draw:layer="layout" svg:x1="59.5cm" svg:y1="26cm" svg:x2="59.5cm" svg:y2="31cm">
          <text:p/>
        </draw:line>
        <draw:line draw:style-name="gr1" draw:text-style-name="P1" draw:layer="layout" svg:x1="60.5cm" svg:y1="25cm" svg:x2="60.5cm" svg:y2="30cm">
          <text:p/>
        </draw:line>
        <draw:line draw:style-name="gr1" draw:text-style-name="P1" draw:layer="layout" svg:x1="59.5cm" svg:y1="31cm" svg:x2="60.5cm" svg:y2="31cm">
          <text:p/>
        </draw:line>
        <draw:line draw:style-name="gr1" draw:text-style-name="P1" draw:layer="layout" svg:x1="63cm" svg:y1="30cm" svg:x2="60.5cm" svg:y2="30cm">
          <text:p/>
        </draw:line>
        <draw:line draw:style-name="gr1" draw:text-style-name="P1" draw:layer="layout" svg:x1="63cm" svg:y1="31cm" svg:x2="60.5cm" svg:y2="31cm">
          <text:p/>
        </draw:line>
        <draw:line draw:style-name="gr1" draw:text-style-name="P1" draw:layer="layout" svg:x1="63cm" svg:y1="31cm" svg:x2="63cm" svg:y2="30cm">
          <text:p/>
        </draw:line>
        <draw:line draw:style-name="gr1" draw:text-style-name="P1" draw:layer="layout" svg:x1="58.5cm" svg:y1="26cm" svg:x2="59.5cm" svg:y2="26cm">
          <text:p/>
        </draw:line>
        <draw:line draw:style-name="gr1" draw:text-style-name="P1" draw:layer="layout" svg:x1="59.5cm" svg:y1="25cm" svg:x2="60.5cm" svg:y2="25cm">
          <text:p/>
        </draw:line>
        <draw:line draw:style-name="gr1" draw:text-style-name="P1" draw:layer="layout" svg:x1="6cm" svg:y1="19cm" svg:x2="6cm" svg:y2="18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path draw:style-name="gr2" draw:text-style-name="P1" draw:layer="layout" svg:width="1.999cm" svg:height="3.999cm" svg:x="3cm" svg:y="20cm" svg:viewBox="0 0 2000 4000" svg:d="M0 4000c1105 0 2000-895 2000-2000s-895-2000-2000-2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3.5cm" svg:y1="17.5cm" svg:x2="3.5cm" svg:y2="24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2.5cm" svg:y1="17.5cm" svg:x2="2.5cm" svg:y2="24.5cm">
          <text:p/>
        </draw:line>
        <draw:line draw:style-name="gr1" draw:text-style-name="P1" draw:layer="layout" svg:x1="2.5cm" svg:y1="17.5cm" svg:x2="3.5cm" svg:y2="17.5cm">
          <text:p/>
        </draw:line>
        <draw:line draw:style-name="gr1" draw:text-style-name="P1" draw:layer="layout" svg:x1="2.5cm" svg:y1="24.5cm" svg:x2="3.5cm" svg:y2="24.5cm">
          <text:p/>
        </draw:line>
        <draw:path draw:style-name="gr2" draw:text-style-name="P1" draw:layer="layout" svg:width="4.499cm" svg:height="2.249cm" svg:x="69cm" svg:y="28.75cm" svg:viewBox="0 0 4500 2250" svg:d="M0 0c0 1243 1007 2250 2250 2250s2250-1007 2250-2250">
          <text:p/>
        </draw:path>
        <draw:path draw:style-name="gr2" draw:text-style-name="P1" draw:layer="layout" svg:width="2.499cm" svg:height="1.249cm" svg:x="70cm" svg:y="28.75cm" svg:viewBox="0 0 2500 1250" svg:d="M0 0c0 690 560 1250 1250 1250s1250-560 1250-1250">
          <text:p/>
        </draw:path>
        <draw:line draw:style-name="gr1" draw:text-style-name="P1" draw:layer="layout" svg:x1="70cm" svg:y1="25cm" svg:x2="70cm" svg:y2="29cm">
          <text:p/>
        </draw:line>
        <draw:line draw:style-name="gr1" draw:text-style-name="P1" draw:layer="layout" svg:x1="69cm" svg:y1="25cm" svg:x2="69cm" svg:y2="29cm">
          <text:p/>
        </draw:line>
        <draw:line draw:style-name="gr1" draw:text-style-name="P1" draw:layer="layout" svg:x1="72.5cm" svg:y1="25cm" svg:x2="72.5cm" svg:y2="29cm">
          <text:p/>
        </draw:line>
        <draw:line draw:style-name="gr1" draw:text-style-name="P1" draw:layer="layout" svg:x1="73.5cm" svg:y1="26cm" svg:x2="73.5cm" svg:y2="29cm">
          <text:p/>
        </draw:line>
        <draw:line draw:style-name="gr1" draw:text-style-name="P1" draw:layer="layout" svg:x1="69cm" svg:y1="25cm" svg:x2="70cm" svg:y2="25cm">
          <text:p/>
        </draw:line>
        <draw:line draw:style-name="gr1" draw:text-style-name="P1" draw:layer="layout" svg:x1="72.5cm" svg:y1="25cm" svg:x2="73.5cm" svg:y2="25cm">
          <text:p/>
        </draw:line>
        <draw:line draw:style-name="gr1" draw:text-style-name="P1" draw:layer="layout" svg:x1="74.5cm" svg:y1="26cm" svg:x2="74.5cm" svg:y2="31cm">
          <text:p/>
        </draw:line>
        <draw:line draw:style-name="gr1" draw:text-style-name="P1" draw:layer="layout" svg:x1="75.5cm" svg:y1="26cm" svg:x2="75.5cm" svg:y2="31cm">
          <text:p/>
        </draw:line>
        <draw:line draw:style-name="gr1" draw:text-style-name="P1" draw:layer="layout" svg:x1="74.5cm" svg:y1="31cm" svg:x2="75.5cm" svg:y2="31cm">
          <text:p/>
        </draw:line>
        <draw:line draw:style-name="gr1" draw:text-style-name="P1" draw:layer="layout" svg:x1="73cm" svg:y1="25cm" svg:x2="77cm" svg:y2="25cm">
          <text:p/>
        </draw:line>
        <draw:line draw:style-name="gr1" draw:text-style-name="P1" draw:layer="layout" svg:x1="73.5cm" svg:y1="26cm" svg:x2="74.5cm" svg:y2="26cm">
          <text:p/>
        </draw:line>
        <draw:line draw:style-name="gr1" draw:text-style-name="P1" draw:layer="layout" svg:x1="77cm" svg:y1="26cm" svg:x2="77cm" svg:y2="25cm">
          <text:p/>
        </draw:line>
        <draw:line draw:style-name="gr1" draw:text-style-name="P1" draw:layer="layout" svg:x1="75.5cm" svg:y1="26cm" svg:x2="77cm" svg:y2="26cm">
          <text:p/>
        </draw:line>
        <draw:path draw:style-name="gr2" draw:text-style-name="P1" draw:layer="layout" svg:width="4.499cm" svg:height="2.249cm" svg:x="71cm" svg:y="21.75cm" svg:viewBox="0 0 4500 2250" svg:d="M0 0c0 1243 1007 2250 2250 2250s2250-1007 2250-2250">
          <text:p/>
        </draw:path>
        <draw:path draw:style-name="gr2" draw:text-style-name="P1" draw:layer="layout" svg:width="2.499cm" svg:height="1.249cm" svg:x="72cm" svg:y="21.75cm" svg:viewBox="0 0 2500 1250" svg:d="M0 0c0 690 560 1250 1250 1250s1250-560 1250-1250">
          <text:p/>
        </draw:path>
        <draw:line draw:style-name="gr1" draw:text-style-name="P1" draw:layer="layout" svg:x1="72cm" svg:y1="18cm" svg:x2="72cm" svg:y2="22cm">
          <text:p/>
        </draw:line>
        <draw:line draw:style-name="gr1" draw:text-style-name="P1" draw:layer="layout" svg:x1="71cm" svg:y1="18cm" svg:x2="71cm" svg:y2="22cm">
          <text:p/>
        </draw:line>
        <draw:line draw:style-name="gr1" draw:text-style-name="P1" draw:layer="layout" svg:x1="74.5cm" svg:y1="18cm" svg:x2="74.5cm" svg:y2="22cm">
          <text:p/>
        </draw:line>
        <draw:line draw:style-name="gr1" draw:text-style-name="P1" draw:layer="layout" svg:x1="75.5cm" svg:y1="19cm" svg:x2="75.5cm" svg:y2="22cm">
          <text:p/>
        </draw:line>
        <draw:line draw:style-name="gr1" draw:text-style-name="P1" draw:layer="layout" svg:x1="71cm" svg:y1="18cm" svg:x2="72cm" svg:y2="18cm">
          <text:p/>
        </draw:line>
        <draw:line draw:style-name="gr1" draw:text-style-name="P1" draw:layer="layout" svg:x1="74.5cm" svg:y1="18cm" svg:x2="75.5cm" svg:y2="18cm">
          <text:p/>
        </draw:line>
        <draw:path draw:style-name="gr2" draw:text-style-name="P1" draw:layer="layout" svg:width="0.999cm" svg:height="1.999cm" svg:x="76.5cm" svg:y="19cm" svg:viewBox="0 0 1000 2000" svg:d="M0 2000c552 0 1000-448 1000-1000s-448-1000-1000-1000">
          <text:p/>
        </draw:path>
        <draw:path draw:style-name="gr2" draw:text-style-name="P1" draw:layer="layout" svg:width="1.999cm" svg:height="3.999cm" svg:x="76.5cm" svg:y="18cm" svg:viewBox="0 0 2000 4000" svg:d="M0 4000c1105 0 2000-895 2000-2000s-895-2000-2000-2000">
          <text:p/>
        </draw:path>
        <draw:line draw:style-name="gr1" draw:text-style-name="P1" draw:layer="layout" svg:x1="74.5cm" svg:y1="18cm" svg:x2="75.5cm" svg:y2="18cm">
          <text:p/>
        </draw:line>
        <draw:line draw:style-name="gr1" draw:text-style-name="P1" draw:layer="layout" svg:x1="75.5cm" svg:y1="18cm" svg:x2="76.5cm" svg:y2="18cm">
          <text:p/>
        </draw:line>
        <draw:line draw:style-name="gr1" draw:text-style-name="P1" draw:layer="layout" svg:x1="75.5cm" svg:y1="19cm" svg:x2="76.5cm" svg:y2="19cm">
          <text:p/>
        </draw:line>
        <draw:line draw:style-name="gr1" draw:text-style-name="P1" draw:layer="layout" svg:x1="75.5cm" svg:y1="21cm" svg:x2="76.5cm" svg:y2="21cm">
          <text:p/>
        </draw:line>
        <draw:line draw:style-name="gr1" draw:text-style-name="P1" draw:layer="layout" svg:x1="75.5cm" svg:y1="22cm" svg:x2="76.5cm" svg:y2="22cm">
          <text:p/>
        </draw:line>
        <draw:line draw:style-name="gr1" draw:text-style-name="P1" draw:layer="layout" svg:x1="77.5cm" svg:y1="24cm" svg:x2="78.5cm" svg:y2="24cm">
          <text:p/>
        </draw:line>
        <draw:line draw:style-name="gr1" draw:text-style-name="P1" draw:layer="layout" svg:x1="76.5cm" svg:y1="22cm" svg:x2="77.5cm" svg:y2="24cm">
          <text:p/>
        </draw:line>
        <draw:line draw:style-name="gr1" draw:text-style-name="P1" draw:layer="layout" svg:x1="77.5cm" svg:y1="22cm" svg:x2="78.5cm" svg:y2="24cm">
          <text:p/>
        </draw:line>
        <draw:line draw:style-name="gr1" draw:text-style-name="P1" draw:layer="layout" svg:x1="22.5cm" svg:y1="28cm" svg:x2="22.5cm" svg:y2="29cm">
          <text:p/>
        </draw:line>
        <draw:line draw:style-name="gr1" draw:text-style-name="P1" draw:layer="layout" svg:x1="22cm" svg:y1="28cm" svg:x2="22.5cm" svg:y2="28cm">
          <text:p/>
        </draw:line>
        <draw:line draw:style-name="gr1" draw:text-style-name="P1" draw:layer="layout" svg:x1="22cm" svg:y1="29cm" svg:x2="22.5cm" svg:y2="29cm">
          <text:p/>
        </draw:line>
        <draw:line draw:style-name="gr1" draw:text-style-name="P1" draw:layer="layout" svg:x1="21cm" svg:y1="28cm" svg:x2="21cm" svg:y2="26.5cm">
          <text:p/>
        </draw:line>
        <draw:path draw:style-name="gr3" draw:text-style-name="P1" draw:layer="layout" svg:width="2.999cm" svg:height="5.999cm" svg:x="9cm" svg:y="3cm" svg:viewBox="0 0 3000 6000" svg:d="M3000 6000c-1657 0-3000-1343-3000-3000s1343-3000 3000-3000">
          <text:p/>
        </draw:path>
        <draw:line draw:style-name="gr1" draw:text-style-name="P1" draw:layer="layout" svg:x1="12.5cm" svg:y1="8.5cm" svg:x2="10.5cm" svg:y2="8.5cm">
          <text:p/>
        </draw:line>
        <draw:path draw:style-name="gr2" draw:text-style-name="P1" draw:layer="layout" svg:width="1.999cm" svg:height="3.999cm" svg:x="11cm" svg:y="25cm" svg:viewBox="0 0 2000 4000" svg:d="M0 4000c1105 0 2000-895 2000-2000s-895-2000-2000-2000">
          <text:p/>
        </draw:path>
        <draw:line draw:style-name="gr1" draw:text-style-name="P1" draw:layer="layout" svg:x1="11cm" svg:y1="29.5cm" svg:x2="11.5cm" svg:y2="29.5cm">
          <text:p/>
        </draw:line>
        <draw:path draw:style-name="gr2" draw:text-style-name="P1" draw:layer="layout" svg:width="1.999cm" svg:height="3.999cm" svg:x="18.5cm" svg:y="10cm" svg:viewBox="0 0 2000 4000" svg:d="M0 4000c1105 0 2000-895 2000-2000s-895-2000-2000-20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15T21:50:11.03</meta:creation-date>
    <dc:date>2016-05-01T12:48:38.215795106</dc:date>
    <meta:editing-duration>PT5H3M23S</meta:editing-duration>
    <meta:editing-cycles>39</meta:editing-cycles>
    <meta:generator>LibreOffice/4.4.3.2$Linux_X86_64 LibreOffice_project/40m0$Build-2</meta:generator>
    <meta:printed-by>Frank ADEBIAYE</meta:printed-by>
    <meta:print-date>2016-03-06T16:31:53.226640000</meta:print-date>
    <meta:document-statistic meta:object-count="1785"/>
  </office:meta>
</office:document-meta>
</file>